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pt"/>
    </style:style>
    <style:style style:name="co2" style:family="table-column">
      <style:table-column-properties fo:break-before="auto" style:column-width="46.91pt"/>
    </style:style>
    <style:style style:name="co3" style:family="table-column">
      <style:table-column-properties fo:break-before="auto" style:column-width="37.5pt"/>
    </style:style>
    <style:style style:name="co4" style:family="table-column">
      <style:table-column-properties fo:break-before="auto" style:column-width="378.99pt"/>
    </style:style>
    <style:style style:name="co5" style:family="table-column">
      <style:table-column-properties fo:break-before="auto" style:column-width="38.15pt"/>
    </style:style>
    <style:style style:name="co6" style:family="table-column">
      <style:table-column-properties fo:break-before="auto" style:column-width="27.5pt"/>
    </style:style>
    <style:style style:name="co7" style:family="table-column">
      <style:table-column-properties fo:break-before="auto" style:column-width="35.01pt"/>
    </style:style>
    <style:style style:name="co8" style:family="table-column">
      <style:table-column-properties fo:break-before="auto" style:column-width="34.41pt"/>
    </style:style>
    <style:style style:name="co9" style:family="table-column">
      <style:table-column-properties fo:break-before="auto" style:column-width="109.45pt"/>
    </style:style>
    <style:style style:name="co10" style:family="table-column">
      <style:table-column-properties fo:break-before="auto" style:column-width="50.06pt"/>
    </style:style>
    <style:style style:name="co11" style:family="table-column">
      <style:table-column-properties fo:break-before="auto" style:column-width="87.56pt"/>
    </style:style>
    <style:style style:name="co12" style:family="table-column">
      <style:table-column-properties fo:break-before="auto" style:column-width="53.8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65.34pt"/>
    </style:style>
    <style:style style:name="co15" style:family="table-column">
      <style:table-column-properties fo:break-before="auto" style:column-width="77.84pt"/>
    </style:style>
    <style:style style:name="co16" style:family="table-column">
      <style:table-column-properties fo:break-before="auto" style:column-width="84.1pt"/>
    </style:style>
    <style:style style:name="co17" style:family="table-column">
      <style:table-column-properties fo:break-before="auto" style:column-width="101.59pt"/>
    </style:style>
    <style:style style:name="co18" style:family="table-column">
      <style:table-column-properties fo:break-before="auto" style:column-width="65.54pt"/>
    </style:style>
    <style:style style:name="co19" style:family="table-column">
      <style:table-column-properties fo:break-before="auto" style:column-width="52.84pt"/>
    </style:style>
    <style:style style:name="co20" style:family="table-column">
      <style:table-column-properties fo:break-before="auto" style:column-width="39.06pt"/>
    </style:style>
    <style:style style:name="co21" style:family="table-column">
      <style:table-column-properties fo:break-before="auto" style:column-width="6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7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1" style:family="table-cell" style:parent-style-name="Pivot_20_Table_20_Field">
      <style:table-cell-properties fo:border="0.99pt solid #000000"/>
    </style:style>
    <style:style style:name="ce2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8" style:family="table-cell" style:parent-style-name="Pivot_20_Table_20_Corner">
      <style:table-cell-properties fo:border-bottom="none" fo:border-left="none" fo:border-right="none" fo:border-top="2.01pt solid #000000"/>
    </style:style>
    <style:style style:name="ce2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</office:automatic-styles>
  <office:body>
    <office:spreadsheet>
      <table:calculation-settings table:automatic-find-labels="false"/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  <table:table-cell office:value-type="string" calcext:value-type="string">
            <text:p>AgeGroup</text:p>
          </table:table-cell>
          <table:table-cell table:style-name="Default" office:value-type="string" calcext:value-type="string">
            <text:p>Price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2]&gt;18;&quot;adult&quot;;&quot;child&quot;)" office:value-type="string" office:string-value="adult" calcext:value-type="string">
            <text:p>adult</text:p>
          </table:table-cell>
          <table:table-cell table:formula="of:=IF([.J2]&lt;10; &quot;&lt;10&quot;; IF([.J2]&lt;20; &quot;10&lt;20&quot;; IF([.J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formula="of:=IF([.F3]&gt;18;&quot;adult&quot;;&quot;child&quot;)" office:value-type="string" office:string-value="adult" calcext:value-type="string">
            <text:p>adult</text:p>
          </table:table-cell>
          <table:table-cell table:formula="of:=IF([.J3]&lt;10; &quot;&lt;10&quot;; IF([.J3]&lt;20; &quot;10&lt;20&quot;; IF([.J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4]&gt;18;&quot;adult&quot;;&quot;child&quot;)" office:value-type="string" office:string-value="adult" calcext:value-type="string">
            <text:p>adult</text:p>
          </table:table-cell>
          <table:table-cell table:formula="of:=IF([.J4]&lt;10; &quot;&lt;10&quot;; IF([.J4]&lt;20; &quot;10&lt;20&quot;; IF([.J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formula="of:=IF([.F5]&gt;18;&quot;adult&quot;;&quot;child&quot;)" office:value-type="string" office:string-value="adult" calcext:value-type="string">
            <text:p>adult</text:p>
          </table:table-cell>
          <table:table-cell table:formula="of:=IF([.J5]&lt;10; &quot;&lt;10&quot;; IF([.J5]&lt;20; &quot;10&lt;20&quot;; IF([.J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6]&gt;18;&quot;adult&quot;;&quot;child&quot;)" office:value-type="string" office:string-value="adult" calcext:value-type="string">
            <text:p>adult</text:p>
          </table:table-cell>
          <table:table-cell table:formula="of:=IF([.J6]&lt;10; &quot;&lt;10&quot;; IF([.J6]&lt;20; &quot;10&lt;20&quot;; IF([.J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  <table:table-cell table:formula="of:=IF([.F7]&gt;18;&quot;adult&quot;;&quot;child&quot;)" office:value-type="string" office:string-value="child" calcext:value-type="string">
            <text:p>child</text:p>
          </table:table-cell>
          <table:table-cell table:formula="of:=IF([.J7]&lt;10; &quot;&lt;10&quot;; IF([.J7]&lt;20; &quot;10&lt;20&quot;; IF([.J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formula="of:=IF([.F8]&gt;18;&quot;adult&quot;;&quot;child&quot;)" office:value-type="string" office:string-value="adult" calcext:value-type="string">
            <text:p>adult</text:p>
          </table:table-cell>
          <table:table-cell table:formula="of:=IF([.J8]&lt;10; &quot;&lt;10&quot;; IF([.J8]&lt;20; &quot;10&lt;20&quot;; IF([.J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F9]&gt;18;&quot;adult&quot;;&quot;child&quot;)" office:value-type="string" office:string-value="child" calcext:value-type="string">
            <text:p>child</text:p>
          </table:table-cell>
          <table:table-cell table:formula="of:=IF([.J9]&lt;10; &quot;&lt;10&quot;; IF([.J9]&lt;20; &quot;10&lt;20&quot;; IF([.J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IF([.F10]&gt;18;&quot;adult&quot;;&quot;child&quot;)" office:value-type="string" office:string-value="adult" calcext:value-type="string">
            <text:p>adult</text:p>
          </table:table-cell>
          <table:table-cell table:formula="of:=IF([.J10]&lt;10; &quot;&lt;10&quot;; IF([.J10]&lt;20; &quot;10&lt;20&quot;; IF([.J1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formula="of:=IF([.F11]&gt;18;&quot;adult&quot;;&quot;child&quot;)" office:value-type="string" office:string-value="child" calcext:value-type="string">
            <text:p>child</text:p>
          </table:table-cell>
          <table:table-cell table:formula="of:=IF([.J11]&lt;10; &quot;&lt;10&quot;; IF([.J11]&lt;20; &quot;10&lt;20&quot;; IF([.J1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F12]&gt;18;&quot;adult&quot;;&quot;child&quot;)" office:value-type="string" office:string-value="child" calcext:value-type="string">
            <text:p>child</text:p>
          </table:table-cell>
          <table:table-cell table:formula="of:=IF([.J12]&lt;10; &quot;&lt;10&quot;; IF([.J12]&lt;20; &quot;10&lt;20&quot;; IF([.J1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  <table:table-cell table:formula="of:=IF([.F13]&gt;18;&quot;adult&quot;;&quot;child&quot;)" office:value-type="string" office:string-value="adult" calcext:value-type="string">
            <text:p>adult</text:p>
          </table:table-cell>
          <table:table-cell table:formula="of:=IF([.J13]&lt;10; &quot;&lt;10&quot;; IF([.J13]&lt;20; &quot;10&lt;20&quot;; IF([.J1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14]&gt;18;&quot;adult&quot;;&quot;child&quot;)" office:value-type="string" office:string-value="adult" calcext:value-type="string">
            <text:p>adult</text:p>
          </table:table-cell>
          <table:table-cell table:formula="of:=IF([.J14]&lt;10; &quot;&lt;10&quot;; IF([.J14]&lt;20; &quot;10&lt;20&quot;; IF([.J1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15]&gt;18;&quot;adult&quot;;&quot;child&quot;)" office:value-type="string" office:string-value="adult" calcext:value-type="string">
            <text:p>adult</text:p>
          </table:table-cell>
          <table:table-cell table:formula="of:=IF([.J15]&lt;10; &quot;&lt;10&quot;; IF([.J15]&lt;20; &quot;10&lt;20&quot;; IF([.J1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16]&gt;18;&quot;adult&quot;;&quot;child&quot;)" office:value-type="string" office:string-value="child" calcext:value-type="string">
            <text:p>child</text:p>
          </table:table-cell>
          <table:table-cell table:formula="of:=IF([.J16]&lt;10; &quot;&lt;10&quot;; IF([.J16]&lt;20; &quot;10&lt;20&quot;; IF([.J1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  <table:table-cell table:formula="of:=IF([.F17]&gt;18;&quot;adult&quot;;&quot;child&quot;)" office:value-type="string" office:string-value="adult" calcext:value-type="string">
            <text:p>adult</text:p>
          </table:table-cell>
          <table:table-cell table:formula="of:=IF([.J17]&lt;10; &quot;&lt;10&quot;; IF([.J17]&lt;20; &quot;10&lt;20&quot;; IF([.J1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F18]&gt;18;&quot;adult&quot;;&quot;child&quot;)" office:value-type="string" office:string-value="child" calcext:value-type="string">
            <text:p>child</text:p>
          </table:table-cell>
          <table:table-cell table:formula="of:=IF([.J18]&lt;10; &quot;&lt;10&quot;; IF([.J18]&lt;20; &quot;10&lt;20&quot;; IF([.J1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19]&gt;18;&quot;adult&quot;;&quot;child&quot;)" office:value-type="string" office:string-value="child" calcext:value-type="string">
            <text:p>child</text:p>
          </table:table-cell>
          <table:table-cell table:formula="of:=IF([.J19]&lt;10; &quot;&lt;10&quot;; IF([.J19]&lt;20; &quot;10&lt;20&quot;; IF([.J1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IF([.F20]&gt;18;&quot;adult&quot;;&quot;child&quot;)" office:value-type="string" office:string-value="adult" calcext:value-type="string">
            <text:p>adult</text:p>
          </table:table-cell>
          <table:table-cell table:formula="of:=IF([.J20]&lt;10; &quot;&lt;10&quot;; IF([.J20]&lt;20; &quot;10&lt;20&quot;; IF([.J2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21]&gt;18;&quot;adult&quot;;&quot;child&quot;)" office:value-type="string" office:string-value="child" calcext:value-type="string">
            <text:p>child</text:p>
          </table:table-cell>
          <table:table-cell table:formula="of:=IF([.J21]&lt;10; &quot;&lt;10&quot;; IF([.J21]&lt;20; &quot;10&lt;20&quot;; IF([.J2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22]&gt;18;&quot;adult&quot;;&quot;child&quot;)" office:value-type="string" office:string-value="adult" calcext:value-type="string">
            <text:p>adult</text:p>
          </table:table-cell>
          <table:table-cell table:formula="of:=IF([.J22]&lt;10; &quot;&lt;10&quot;; IF([.J22]&lt;20; &quot;10&lt;20&quot;; IF([.J22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  <table:table-cell table:formula="of:=IF([.F23]&gt;18;&quot;adult&quot;;&quot;child&quot;)" office:value-type="string" office:string-value="adult" calcext:value-type="string">
            <text:p>adult</text:p>
          </table:table-cell>
          <table:table-cell table:formula="of:=IF([.J23]&lt;10; &quot;&lt;10&quot;; IF([.J23]&lt;20; &quot;10&lt;20&quot;; IF([.J2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  <table:table-cell table:formula="of:=IF([.F24]&gt;18;&quot;adult&quot;;&quot;child&quot;)" office:value-type="string" office:string-value="child" calcext:value-type="string">
            <text:p>child</text:p>
          </table:table-cell>
          <table:table-cell table:formula="of:=IF([.J24]&lt;10; &quot;&lt;10&quot;; IF([.J24]&lt;20; &quot;10&lt;20&quot;; IF([.J2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  <table:table-cell table:formula="of:=IF([.F25]&gt;18;&quot;adult&quot;;&quot;child&quot;)" office:value-type="string" office:string-value="adult" calcext:value-type="string">
            <text:p>adult</text:p>
          </table:table-cell>
          <table:table-cell table:formula="of:=IF([.J25]&lt;10; &quot;&lt;10&quot;; IF([.J25]&lt;20; &quot;10&lt;20&quot;; IF([.J2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F26]&gt;18;&quot;adult&quot;;&quot;child&quot;)" office:value-type="string" office:string-value="child" calcext:value-type="string">
            <text:p>child</text:p>
          </table:table-cell>
          <table:table-cell table:formula="of:=IF([.J26]&lt;10; &quot;&lt;10&quot;; IF([.J26]&lt;20; &quot;10&lt;20&quot;; IF([.J2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F27]&gt;18;&quot;adult&quot;;&quot;child&quot;)" office:value-type="string" office:string-value="adult" calcext:value-type="string">
            <text:p>adult</text:p>
          </table:table-cell>
          <table:table-cell table:formula="of:=IF([.J27]&lt;10; &quot;&lt;10&quot;; IF([.J27]&lt;20; &quot;10&lt;20&quot;; IF([.J2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28]&gt;18;&quot;adult&quot;;&quot;child&quot;)" office:value-type="string" office:string-value="child" calcext:value-type="string">
            <text:p>child</text:p>
          </table:table-cell>
          <table:table-cell table:formula="of:=IF([.J28]&lt;10; &quot;&lt;10&quot;; IF([.J28]&lt;20; &quot;10&lt;20&quot;; IF([.J2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F29]&gt;18;&quot;adult&quot;;&quot;child&quot;)" office:value-type="string" office:string-value="adult" calcext:value-type="string">
            <text:p>adult</text:p>
          </table:table-cell>
          <table:table-cell table:formula="of:=IF([.J29]&lt;10; &quot;&lt;10&quot;; IF([.J29]&lt;20; &quot;10&lt;20&quot;; IF([.J2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F30]&gt;18;&quot;adult&quot;;&quot;child&quot;)" office:value-type="string" office:string-value="child" calcext:value-type="string">
            <text:p>child</text:p>
          </table:table-cell>
          <table:table-cell table:formula="of:=IF([.J30]&lt;10; &quot;&lt;10&quot;; IF([.J30]&lt;20; &quot;10&lt;20&quot;; IF([.J3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31]&gt;18;&quot;adult&quot;;&quot;child&quot;)" office:value-type="string" office:string-value="child" calcext:value-type="string">
            <text:p>child</text:p>
          </table:table-cell>
          <table:table-cell table:formula="of:=IF([.J31]&lt;10; &quot;&lt;10&quot;; IF([.J31]&lt;20; &quot;10&lt;20&quot;; IF([.J3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F32]&gt;18;&quot;adult&quot;;&quot;child&quot;)" office:value-type="string" office:string-value="adult" calcext:value-type="string">
            <text:p>adult</text:p>
          </table:table-cell>
          <table:table-cell table:formula="of:=IF([.J32]&lt;10; &quot;&lt;10&quot;; IF([.J32]&lt;20; &quot;10&lt;20&quot;; IF([.J32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formula="of:=IF([.F33]&gt;18;&quot;adult&quot;;&quot;child&quot;)" office:value-type="string" office:string-value="child" calcext:value-type="string">
            <text:p>child</text:p>
          </table:table-cell>
          <table:table-cell table:formula="of:=IF([.J33]&lt;10; &quot;&lt;10&quot;; IF([.J33]&lt;20; &quot;10&lt;20&quot;; IF([.J3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34]&gt;18;&quot;adult&quot;;&quot;child&quot;)" office:value-type="string" office:string-value="child" calcext:value-type="string">
            <text:p>child</text:p>
          </table:table-cell>
          <table:table-cell table:formula="of:=IF([.J34]&lt;10; &quot;&lt;10&quot;; IF([.J34]&lt;20; &quot;10&lt;20&quot;; IF([.J3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35]&gt;18;&quot;adult&quot;;&quot;child&quot;)" office:value-type="string" office:string-value="adult" calcext:value-type="string">
            <text:p>adult</text:p>
          </table:table-cell>
          <table:table-cell table:formula="of:=IF([.J35]&lt;10; &quot;&lt;10&quot;; IF([.J35]&lt;20; &quot;10&lt;20&quot;; IF([.J3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formula="of:=IF([.F36]&gt;18;&quot;adult&quot;;&quot;child&quot;)" office:value-type="string" office:string-value="adult" calcext:value-type="string">
            <text:p>adult</text:p>
          </table:table-cell>
          <table:table-cell table:formula="of:=IF([.J36]&lt;10; &quot;&lt;10&quot;; IF([.J36]&lt;20; &quot;10&lt;20&quot;; IF([.J3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formula="of:=IF([.F37]&gt;18;&quot;adult&quot;;&quot;child&quot;)" office:value-type="string" office:string-value="adult" calcext:value-type="string">
            <text:p>adult</text:p>
          </table:table-cell>
          <table:table-cell table:formula="of:=IF([.J37]&lt;10; &quot;&lt;10&quot;; IF([.J37]&lt;20; &quot;10&lt;20&quot;; IF([.J3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38]&gt;18;&quot;adult&quot;;&quot;child&quot;)" office:value-type="string" office:string-value="child" calcext:value-type="string">
            <text:p>child</text:p>
          </table:table-cell>
          <table:table-cell table:formula="of:=IF([.J38]&lt;10; &quot;&lt;10&quot;; IF([.J38]&lt;20; &quot;10&lt;20&quot;; IF([.J3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39]&gt;18;&quot;adult&quot;;&quot;child&quot;)" office:value-type="string" office:string-value="adult" calcext:value-type="string">
            <text:p>adult</text:p>
          </table:table-cell>
          <table:table-cell table:formula="of:=IF([.J39]&lt;10; &quot;&lt;10&quot;; IF([.J39]&lt;20; &quot;10&lt;20&quot;; IF([.J3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IF([.F40]&gt;18;&quot;adult&quot;;&quot;child&quot;)" office:value-type="string" office:string-value="child" calcext:value-type="string">
            <text:p>child</text:p>
          </table:table-cell>
          <table:table-cell table:formula="of:=IF([.J40]&lt;10; &quot;&lt;10&quot;; IF([.J40]&lt;20; &quot;10&lt;20&quot;; IF([.J4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formula="of:=IF([.F41]&gt;18;&quot;adult&quot;;&quot;child&quot;)" office:value-type="string" office:string-value="child" calcext:value-type="string">
            <text:p>child</text:p>
          </table:table-cell>
          <table:table-cell table:formula="of:=IF([.J41]&lt;10; &quot;&lt;10&quot;; IF([.J41]&lt;20; &quot;10&lt;20&quot;; IF([.J4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  <table:table-cell table:formula="of:=IF([.F42]&gt;18;&quot;adult&quot;;&quot;child&quot;)" office:value-type="string" office:string-value="adult" calcext:value-type="string">
            <text:p>adult</text:p>
          </table:table-cell>
          <table:table-cell table:formula="of:=IF([.J42]&lt;10; &quot;&lt;10&quot;; IF([.J42]&lt;20; &quot;10&lt;20&quot;; IF([.J4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F43]&gt;18;&quot;adult&quot;;&quot;child&quot;)" office:value-type="string" office:string-value="adult" calcext:value-type="string">
            <text:p>adult</text:p>
          </table:table-cell>
          <table:table-cell table:formula="of:=IF([.J43]&lt;10; &quot;&lt;10&quot;; IF([.J43]&lt;20; &quot;10&lt;20&quot;; IF([.J4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F44]&gt;18;&quot;adult&quot;;&quot;child&quot;)" office:value-type="string" office:string-value="child" calcext:value-type="string">
            <text:p>child</text:p>
          </table:table-cell>
          <table:table-cell table:formula="of:=IF([.J44]&lt;10; &quot;&lt;10&quot;; IF([.J44]&lt;20; &quot;10&lt;20&quot;; IF([.J4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IF([.F45]&gt;18;&quot;adult&quot;;&quot;child&quot;)" office:value-type="string" office:string-value="child" calcext:value-type="string">
            <text:p>child</text:p>
          </table:table-cell>
          <table:table-cell table:formula="of:=IF([.J45]&lt;10; &quot;&lt;10&quot;; IF([.J45]&lt;20; &quot;10&lt;20&quot;; IF([.J4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F46]&gt;18;&quot;adult&quot;;&quot;child&quot;)" office:value-type="string" office:string-value="adult" calcext:value-type="string">
            <text:p>adult</text:p>
          </table:table-cell>
          <table:table-cell table:formula="of:=IF([.J46]&lt;10; &quot;&lt;10&quot;; IF([.J46]&lt;20; &quot;10&lt;20&quot;; IF([.J4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7]&gt;18;&quot;adult&quot;;&quot;child&quot;)" office:value-type="string" office:string-value="child" calcext:value-type="string">
            <text:p>child</text:p>
          </table:table-cell>
          <table:table-cell table:formula="of:=IF([.J47]&lt;10; &quot;&lt;10&quot;; IF([.J47]&lt;20; &quot;10&lt;20&quot;; IF([.J4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48]&gt;18;&quot;adult&quot;;&quot;child&quot;)" office:value-type="string" office:string-value="child" calcext:value-type="string">
            <text:p>child</text:p>
          </table:table-cell>
          <table:table-cell table:formula="of:=IF([.J48]&lt;10; &quot;&lt;10&quot;; IF([.J48]&lt;20; &quot;10&lt;20&quot;; IF([.J4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49]&gt;18;&quot;adult&quot;;&quot;child&quot;)" office:value-type="string" office:string-value="child" calcext:value-type="string">
            <text:p>child</text:p>
          </table:table-cell>
          <table:table-cell table:formula="of:=IF([.J49]&lt;10; &quot;&lt;10&quot;; IF([.J49]&lt;20; &quot;10&lt;20&quot;; IF([.J4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table:formula="of:=IF([.F50]&gt;18;&quot;adult&quot;;&quot;child&quot;)" office:value-type="string" office:string-value="child" calcext:value-type="string">
            <text:p>child</text:p>
          </table:table-cell>
          <table:table-cell table:formula="of:=IF([.J50]&lt;10; &quot;&lt;10&quot;; IF([.J50]&lt;20; &quot;10&lt;20&quot;; IF([.J5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formula="of:=IF([.F51]&gt;18;&quot;adult&quot;;&quot;child&quot;)" office:value-type="string" office:string-value="child" calcext:value-type="string">
            <text:p>child</text:p>
          </table:table-cell>
          <table:table-cell table:formula="of:=IF([.J51]&lt;10; &quot;&lt;10&quot;; IF([.J51]&lt;20; &quot;10&lt;20&quot;; IF([.J5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F52]&gt;18;&quot;adult&quot;;&quot;child&quot;)" office:value-type="string" office:string-value="child" calcext:value-type="string">
            <text:p>child</text:p>
          </table:table-cell>
          <table:table-cell table:formula="of:=IF([.J52]&lt;10; &quot;&lt;10&quot;; IF([.J52]&lt;20; &quot;10&lt;20&quot;; IF([.J5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  <table:table-cell table:formula="of:=IF([.F53]&gt;18;&quot;adult&quot;;&quot;child&quot;)" office:value-type="string" office:string-value="adult" calcext:value-type="string">
            <text:p>adult</text:p>
          </table:table-cell>
          <table:table-cell table:formula="of:=IF([.J53]&lt;10; &quot;&lt;10&quot;; IF([.J53]&lt;20; &quot;10&lt;20&quot;; IF([.J5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formula="of:=IF([.F54]&gt;18;&quot;adult&quot;;&quot;child&quot;)" office:value-type="string" office:string-value="adult" calcext:value-type="string">
            <text:p>adult</text:p>
          </table:table-cell>
          <table:table-cell table:formula="of:=IF([.J54]&lt;10; &quot;&lt;10&quot;; IF([.J54]&lt;20; &quot;10&lt;20&quot;; IF([.J5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5]&gt;18;&quot;adult&quot;;&quot;child&quot;)" office:value-type="string" office:string-value="adult" calcext:value-type="string">
            <text:p>adult</text:p>
          </table:table-cell>
          <table:table-cell table:formula="of:=IF([.J55]&lt;10; &quot;&lt;10&quot;; IF([.J55]&lt;20; &quot;10&lt;20&quot;; IF([.J55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  <table:table-cell table:formula="of:=IF([.F56]&gt;18;&quot;adult&quot;;&quot;child&quot;)" office:value-type="string" office:string-value="adult" calcext:value-type="string">
            <text:p>adult</text:p>
          </table:table-cell>
          <table:table-cell table:formula="of:=IF([.J56]&lt;10; &quot;&lt;10&quot;; IF([.J56]&lt;20; &quot;10&lt;20&quot;; IF([.J5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formula="of:=IF([.F57]&gt;18;&quot;adult&quot;;&quot;child&quot;)" office:value-type="string" office:string-value="child" calcext:value-type="string">
            <text:p>child</text:p>
          </table:table-cell>
          <table:table-cell table:formula="of:=IF([.J57]&lt;10; &quot;&lt;10&quot;; IF([.J57]&lt;20; &quot;10&lt;20&quot;; IF([.J5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58]&gt;18;&quot;adult&quot;;&quot;child&quot;)" office:value-type="string" office:string-value="adult" calcext:value-type="string">
            <text:p>adult</text:p>
          </table:table-cell>
          <table:table-cell table:formula="of:=IF([.J58]&lt;10; &quot;&lt;10&quot;; IF([.J58]&lt;20; &quot;10&lt;20&quot;; IF([.J5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59]&gt;18;&quot;adult&quot;;&quot;child&quot;)" office:value-type="string" office:string-value="adult" calcext:value-type="string">
            <text:p>adult</text:p>
          </table:table-cell>
          <table:table-cell table:formula="of:=IF([.J59]&lt;10; &quot;&lt;10&quot;; IF([.J59]&lt;20; &quot;10&lt;20&quot;; IF([.J5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IF([.F60]&gt;18;&quot;adult&quot;;&quot;child&quot;)" office:value-type="string" office:string-value="child" calcext:value-type="string">
            <text:p>child</text:p>
          </table:table-cell>
          <table:table-cell table:formula="of:=IF([.J60]&lt;10; &quot;&lt;10&quot;; IF([.J60]&lt;20; &quot;10&lt;20&quot;; IF([.J6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F61]&gt;18;&quot;adult&quot;;&quot;child&quot;)" office:value-type="string" office:string-value="child" calcext:value-type="string">
            <text:p>child</text:p>
          </table:table-cell>
          <table:table-cell table:formula="of:=IF([.J61]&lt;10; &quot;&lt;10&quot;; IF([.J61]&lt;20; &quot;10&lt;20&quot;; IF([.J6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62]&gt;18;&quot;adult&quot;;&quot;child&quot;)" office:value-type="string" office:string-value="adult" calcext:value-type="string">
            <text:p>adult</text:p>
          </table:table-cell>
          <table:table-cell table:formula="of:=IF([.J62]&lt;10; &quot;&lt;10&quot;; IF([.J62]&lt;20; &quot;10&lt;20&quot;; IF([.J6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  <table:table-cell table:formula="of:=IF([.F63]&gt;18;&quot;adult&quot;;&quot;child&quot;)" office:value-type="string" office:string-value="adult" calcext:value-type="string">
            <text:p>adult</text:p>
          </table:table-cell>
          <table:table-cell table:formula="of:=IF([.J63]&lt;10; &quot;&lt;10&quot;; IF([.J63]&lt;20; &quot;10&lt;20&quot;; IF([.J6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formula="of:=IF([.F64]&gt;18;&quot;adult&quot;;&quot;child&quot;)" office:value-type="string" office:string-value="adult" calcext:value-type="string">
            <text:p>adult</text:p>
          </table:table-cell>
          <table:table-cell table:formula="of:=IF([.J64]&lt;10; &quot;&lt;10&quot;; IF([.J64]&lt;20; &quot;10&lt;20&quot;; IF([.J6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F65]&gt;18;&quot;adult&quot;;&quot;child&quot;)" office:value-type="string" office:string-value="child" calcext:value-type="string">
            <text:p>child</text:p>
          </table:table-cell>
          <table:table-cell table:formula="of:=IF([.J65]&lt;10; &quot;&lt;10&quot;; IF([.J65]&lt;20; &quot;10&lt;20&quot;; IF([.J65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F66]&gt;18;&quot;adult&quot;;&quot;child&quot;)" office:value-type="string" office:string-value="child" calcext:value-type="string">
            <text:p>child</text:p>
          </table:table-cell>
          <table:table-cell table:formula="of:=IF([.J66]&lt;10; &quot;&lt;10&quot;; IF([.J66]&lt;20; &quot;10&lt;20&quot;; IF([.J6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F67]&gt;18;&quot;adult&quot;;&quot;child&quot;)" office:value-type="string" office:string-value="child" calcext:value-type="string">
            <text:p>child</text:p>
          </table:table-cell>
          <table:table-cell table:formula="of:=IF([.J67]&lt;10; &quot;&lt;10&quot;; IF([.J67]&lt;20; &quot;10&lt;20&quot;; IF([.J6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IF([.F68]&gt;18;&quot;adult&quot;;&quot;child&quot;)" office:value-type="string" office:string-value="adult" calcext:value-type="string">
            <text:p>adult</text:p>
          </table:table-cell>
          <table:table-cell table:formula="of:=IF([.J68]&lt;10; &quot;&lt;10&quot;; IF([.J68]&lt;20; &quot;10&lt;20&quot;; IF([.J6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  <table:table-cell table:formula="of:=IF([.F69]&gt;18;&quot;adult&quot;;&quot;child&quot;)" office:value-type="string" office:string-value="adult" calcext:value-type="string">
            <text:p>adult</text:p>
          </table:table-cell>
          <table:table-cell table:formula="of:=IF([.J69]&lt;10; &quot;&lt;10&quot;; IF([.J69]&lt;20; &quot;10&lt;20&quot;; IF([.J6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70]&gt;18;&quot;adult&quot;;&quot;child&quot;)" office:value-type="string" office:string-value="child" calcext:value-type="string">
            <text:p>child</text:p>
          </table:table-cell>
          <table:table-cell table:formula="of:=IF([.J70]&lt;10; &quot;&lt;10&quot;; IF([.J70]&lt;20; &quot;10&lt;20&quot;; IF([.J7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71]&gt;18;&quot;adult&quot;;&quot;child&quot;)" office:value-type="string" office:string-value="adult" calcext:value-type="string">
            <text:p>adult</text:p>
          </table:table-cell>
          <table:table-cell table:formula="of:=IF([.J71]&lt;10; &quot;&lt;10&quot;; IF([.J71]&lt;20; &quot;10&lt;20&quot;; IF([.J7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72]&gt;18;&quot;adult&quot;;&quot;child&quot;)" office:value-type="string" office:string-value="adult" calcext:value-type="string">
            <text:p>adult</text:p>
          </table:table-cell>
          <table:table-cell table:formula="of:=IF([.J72]&lt;10; &quot;&lt;10&quot;; IF([.J72]&lt;20; &quot;10&lt;20&quot;; IF([.J7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F73]&gt;18;&quot;adult&quot;;&quot;child&quot;)" office:value-type="string" office:string-value="child" calcext:value-type="string">
            <text:p>child</text:p>
          </table:table-cell>
          <table:table-cell table:formula="of:=IF([.J73]&lt;10; &quot;&lt;10&quot;; IF([.J73]&lt;20; &quot;10&lt;20&quot;; IF([.J7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F74]&gt;18;&quot;adult&quot;;&quot;child&quot;)" office:value-type="string" office:string-value="adult" calcext:value-type="string">
            <text:p>adult</text:p>
          </table:table-cell>
          <table:table-cell table:formula="of:=IF([.J74]&lt;10; &quot;&lt;10&quot;; IF([.J74]&lt;20; &quot;10&lt;20&quot;; IF([.J7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75]&gt;18;&quot;adult&quot;;&quot;child&quot;)" office:value-type="string" office:string-value="adult" calcext:value-type="string">
            <text:p>adult</text:p>
          </table:table-cell>
          <table:table-cell table:formula="of:=IF([.J75]&lt;10; &quot;&lt;10&quot;; IF([.J75]&lt;20; &quot;10&lt;20&quot;; IF([.J7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76]&gt;18;&quot;adult&quot;;&quot;child&quot;)" office:value-type="string" office:string-value="adult" calcext:value-type="string">
            <text:p>adult</text:p>
          </table:table-cell>
          <table:table-cell table:formula="of:=IF([.J76]&lt;10; &quot;&lt;10&quot;; IF([.J76]&lt;20; &quot;10&lt;20&quot;; IF([.J7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formula="of:=IF([.F77]&gt;18;&quot;adult&quot;;&quot;child&quot;)" office:value-type="string" office:string-value="adult" calcext:value-type="string">
            <text:p>adult</text:p>
          </table:table-cell>
          <table:table-cell table:formula="of:=IF([.J77]&lt;10; &quot;&lt;10&quot;; IF([.J77]&lt;20; &quot;10&lt;20&quot;; IF([.J7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78]&gt;18;&quot;adult&quot;;&quot;child&quot;)" office:value-type="string" office:string-value="child" calcext:value-type="string">
            <text:p>child</text:p>
          </table:table-cell>
          <table:table-cell table:formula="of:=IF([.J78]&lt;10; &quot;&lt;10&quot;; IF([.J78]&lt;20; &quot;10&lt;20&quot;; IF([.J7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79]&gt;18;&quot;adult&quot;;&quot;child&quot;)" office:value-type="string" office:string-value="child" calcext:value-type="string">
            <text:p>child</text:p>
          </table:table-cell>
          <table:table-cell table:formula="of:=IF([.J79]&lt;10; &quot;&lt;10&quot;; IF([.J79]&lt;20; &quot;10&lt;20&quot;; IF([.J7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formula="of:=IF([.F80]&gt;18;&quot;adult&quot;;&quot;child&quot;)" office:value-type="string" office:string-value="child" calcext:value-type="string">
            <text:p>child</text:p>
          </table:table-cell>
          <table:table-cell table:formula="of:=IF([.J80]&lt;10; &quot;&lt;10&quot;; IF([.J80]&lt;20; &quot;10&lt;20&quot;; IF([.J8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formula="of:=IF([.F81]&gt;18;&quot;adult&quot;;&quot;child&quot;)" office:value-type="string" office:string-value="adult" calcext:value-type="string">
            <text:p>adult</text:p>
          </table:table-cell>
          <table:table-cell table:formula="of:=IF([.J81]&lt;10; &quot;&lt;10&quot;; IF([.J81]&lt;20; &quot;10&lt;20&quot;; IF([.J8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formula="of:=IF([.F82]&gt;18;&quot;adult&quot;;&quot;child&quot;)" office:value-type="string" office:string-value="adult" calcext:value-type="string">
            <text:p>adult</text:p>
          </table:table-cell>
          <table:table-cell table:formula="of:=IF([.J82]&lt;10; &quot;&lt;10&quot;; IF([.J82]&lt;20; &quot;10&lt;20&quot;; IF([.J8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83]&gt;18;&quot;adult&quot;;&quot;child&quot;)" office:value-type="string" office:string-value="adult" calcext:value-type="string">
            <text:p>adult</text:p>
          </table:table-cell>
          <table:table-cell table:formula="of:=IF([.J83]&lt;10; &quot;&lt;10&quot;; IF([.J83]&lt;20; &quot;10&lt;20&quot;; IF([.J8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  <table:table-cell table:formula="of:=IF([.F84]&gt;18;&quot;adult&quot;;&quot;child&quot;)" office:value-type="string" office:string-value="child" calcext:value-type="string">
            <text:p>child</text:p>
          </table:table-cell>
          <table:table-cell table:formula="of:=IF([.J84]&lt;10; &quot;&lt;10&quot;; IF([.J84]&lt;20; &quot;10&lt;20&quot;; IF([.J8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  <table:table-cell table:formula="of:=IF([.F85]&gt;18;&quot;adult&quot;;&quot;child&quot;)" office:value-type="string" office:string-value="adult" calcext:value-type="string">
            <text:p>adult</text:p>
          </table:table-cell>
          <table:table-cell table:formula="of:=IF([.J85]&lt;10; &quot;&lt;10&quot;; IF([.J85]&lt;20; &quot;10&lt;20&quot;; IF([.J8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86]&gt;18;&quot;adult&quot;;&quot;child&quot;)" office:value-type="string" office:string-value="child" calcext:value-type="string">
            <text:p>child</text:p>
          </table:table-cell>
          <table:table-cell table:formula="of:=IF([.J86]&lt;10; &quot;&lt;10&quot;; IF([.J86]&lt;20; &quot;10&lt;20&quot;; IF([.J86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F87]&gt;18;&quot;adult&quot;;&quot;child&quot;)" office:value-type="string" office:string-value="adult" calcext:value-type="string">
            <text:p>adult</text:p>
          </table:table-cell>
          <table:table-cell table:formula="of:=IF([.J87]&lt;10; &quot;&lt;10&quot;; IF([.J87]&lt;20; &quot;10&lt;20&quot;; IF([.J8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F88]&gt;18;&quot;adult&quot;;&quot;child&quot;)" office:value-type="string" office:string-value="child" calcext:value-type="string">
            <text:p>child</text:p>
          </table:table-cell>
          <table:table-cell table:formula="of:=IF([.J88]&lt;10; &quot;&lt;10&quot;; IF([.J88]&lt;20; &quot;10&lt;20&quot;; IF([.J8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89]&gt;18;&quot;adult&quot;;&quot;child&quot;)" office:value-type="string" office:string-value="child" calcext:value-type="string">
            <text:p>child</text:p>
          </table:table-cell>
          <table:table-cell table:formula="of:=IF([.J89]&lt;10; &quot;&lt;10&quot;; IF([.J89]&lt;20; &quot;10&lt;20&quot;; IF([.J8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F90]&gt;18;&quot;adult&quot;;&quot;child&quot;)" office:value-type="string" office:string-value="adult" calcext:value-type="string">
            <text:p>adult</text:p>
          </table:table-cell>
          <table:table-cell table:formula="of:=IF([.J90]&lt;10; &quot;&lt;10&quot;; IF([.J90]&lt;20; &quot;10&lt;20&quot;; IF([.J9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91]&gt;18;&quot;adult&quot;;&quot;child&quot;)" office:value-type="string" office:string-value="adult" calcext:value-type="string">
            <text:p>adult</text:p>
          </table:table-cell>
          <table:table-cell table:formula="of:=IF([.J91]&lt;10; &quot;&lt;10&quot;; IF([.J91]&lt;20; &quot;10&lt;20&quot;; IF([.J9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92]&gt;18;&quot;adult&quot;;&quot;child&quot;)" office:value-type="string" office:string-value="adult" calcext:value-type="string">
            <text:p>adult</text:p>
          </table:table-cell>
          <table:table-cell table:formula="of:=IF([.J92]&lt;10; &quot;&lt;10&quot;; IF([.J92]&lt;20; &quot;10&lt;20&quot;; IF([.J9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93]&gt;18;&quot;adult&quot;;&quot;child&quot;)" office:value-type="string" office:string-value="adult" calcext:value-type="string">
            <text:p>adult</text:p>
          </table:table-cell>
          <table:table-cell table:formula="of:=IF([.J93]&lt;10; &quot;&lt;10&quot;; IF([.J93]&lt;20; &quot;10&lt;20&quot;; IF([.J9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table:formula="of:=IF([.F94]&gt;18;&quot;adult&quot;;&quot;child&quot;)" office:value-type="string" office:string-value="adult" calcext:value-type="string">
            <text:p>adult</text:p>
          </table:table-cell>
          <table:table-cell table:formula="of:=IF([.J94]&lt;10; &quot;&lt;10&quot;; IF([.J94]&lt;20; &quot;10&lt;20&quot;; IF([.J9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IF([.F95]&gt;18;&quot;adult&quot;;&quot;child&quot;)" office:value-type="string" office:string-value="adult" calcext:value-type="string">
            <text:p>adult</text:p>
          </table:table-cell>
          <table:table-cell table:formula="of:=IF([.J95]&lt;10; &quot;&lt;10&quot;; IF([.J95]&lt;20; &quot;10&lt;20&quot;; IF([.J95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96]&gt;18;&quot;adult&quot;;&quot;child&quot;)" office:value-type="string" office:string-value="adult" calcext:value-type="string">
            <text:p>adult</text:p>
          </table:table-cell>
          <table:table-cell table:formula="of:=IF([.J96]&lt;10; &quot;&lt;10&quot;; IF([.J96]&lt;20; &quot;10&lt;20&quot;; IF([.J9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97]&gt;18;&quot;adult&quot;;&quot;child&quot;)" office:value-type="string" office:string-value="child" calcext:value-type="string">
            <text:p>child</text:p>
          </table:table-cell>
          <table:table-cell table:formula="of:=IF([.J97]&lt;10; &quot;&lt;10&quot;; IF([.J97]&lt;20; &quot;10&lt;20&quot;; IF([.J9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  <table:table-cell table:formula="of:=IF([.F98]&gt;18;&quot;adult&quot;;&quot;child&quot;)" office:value-type="string" office:string-value="adult" calcext:value-type="string">
            <text:p>adult</text:p>
          </table:table-cell>
          <table:table-cell table:formula="of:=IF([.J98]&lt;10; &quot;&lt;10&quot;; IF([.J98]&lt;20; &quot;10&lt;20&quot;; IF([.J9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table:formula="of:=IF([.F99]&gt;18;&quot;adult&quot;;&quot;child&quot;)" office:value-type="string" office:string-value="adult" calcext:value-type="string">
            <text:p>adult</text:p>
          </table:table-cell>
          <table:table-cell table:formula="of:=IF([.J99]&lt;10; &quot;&lt;10&quot;; IF([.J99]&lt;20; &quot;10&lt;20&quot;; IF([.J9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F100]&gt;18;&quot;adult&quot;;&quot;child&quot;)" office:value-type="string" office:string-value="adult" calcext:value-type="string">
            <text:p>adult</text:p>
          </table:table-cell>
          <table:table-cell table:formula="of:=IF([.J100]&lt;10; &quot;&lt;10&quot;; IF([.J100]&lt;20; &quot;10&lt;20&quot;; IF([.J10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101]&gt;18;&quot;adult&quot;;&quot;child&quot;)" office:value-type="string" office:string-value="adult" calcext:value-type="string">
            <text:p>adult</text:p>
          </table:table-cell>
          <table:table-cell table:formula="of:=IF([.J101]&lt;10; &quot;&lt;10&quot;; IF([.J101]&lt;20; &quot;10&lt;20&quot;; IF([.J101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102]&gt;18;&quot;adult&quot;;&quot;child&quot;)" office:value-type="string" office:string-value="adult" calcext:value-type="string">
            <text:p>adult</text:p>
          </table:table-cell>
          <table:table-cell table:formula="of:=IF([.J102]&lt;10; &quot;&lt;10&quot;; IF([.J102]&lt;20; &quot;10&lt;20&quot;; IF([.J10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103]&gt;18;&quot;adult&quot;;&quot;child&quot;)" office:value-type="string" office:string-value="child" calcext:value-type="string">
            <text:p>child</text:p>
          </table:table-cell>
          <table:table-cell table:formula="of:=IF([.J103]&lt;10; &quot;&lt;10&quot;; IF([.J103]&lt;20; &quot;10&lt;20&quot;; IF([.J10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formula="of:=IF([.F104]&gt;18;&quot;adult&quot;;&quot;child&quot;)" office:value-type="string" office:string-value="adult" calcext:value-type="string">
            <text:p>adult</text:p>
          </table:table-cell>
          <table:table-cell table:formula="of:=IF([.J104]&lt;10; &quot;&lt;10&quot;; IF([.J104]&lt;20; &quot;10&lt;20&quot;; IF([.J10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  <table:table-cell table:formula="of:=IF([.F105]&gt;18;&quot;adult&quot;;&quot;child&quot;)" office:value-type="string" office:string-value="adult" calcext:value-type="string">
            <text:p>adult</text:p>
          </table:table-cell>
          <table:table-cell table:formula="of:=IF([.J105]&lt;10; &quot;&lt;10&quot;; IF([.J105]&lt;20; &quot;10&lt;20&quot;; IF([.J10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106]&gt;18;&quot;adult&quot;;&quot;child&quot;)" office:value-type="string" office:string-value="adult" calcext:value-type="string">
            <text:p>adult</text:p>
          </table:table-cell>
          <table:table-cell table:formula="of:=IF([.J106]&lt;10; &quot;&lt;10&quot;; IF([.J106]&lt;20; &quot;10&lt;20&quot;; IF([.J10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107]&gt;18;&quot;adult&quot;;&quot;child&quot;)" office:value-type="string" office:string-value="adult" calcext:value-type="string">
            <text:p>adult</text:p>
          </table:table-cell>
          <table:table-cell table:formula="of:=IF([.J107]&lt;10; &quot;&lt;10&quot;; IF([.J107]&lt;20; &quot;10&lt;20&quot;; IF([.J10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  <table:table-cell table:formula="of:=IF([.F108]&gt;18;&quot;adult&quot;;&quot;child&quot;)" office:value-type="string" office:string-value="adult" calcext:value-type="string">
            <text:p>adult</text:p>
          </table:table-cell>
          <table:table-cell table:formula="of:=IF([.J108]&lt;10; &quot;&lt;10&quot;; IF([.J108]&lt;20; &quot;10&lt;20&quot;; IF([.J10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109]&gt;18;&quot;adult&quot;;&quot;child&quot;)" office:value-type="string" office:string-value="child" calcext:value-type="string">
            <text:p>child</text:p>
          </table:table-cell>
          <table:table-cell table:formula="of:=IF([.J109]&lt;10; &quot;&lt;10&quot;; IF([.J109]&lt;20; &quot;10&lt;20&quot;; IF([.J10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110]&gt;18;&quot;adult&quot;;&quot;child&quot;)" office:value-type="string" office:string-value="adult" calcext:value-type="string">
            <text:p>adult</text:p>
          </table:table-cell>
          <table:table-cell table:formula="of:=IF([.J110]&lt;10; &quot;&lt;10&quot;; IF([.J110]&lt;20; &quot;10&lt;20&quot;; IF([.J11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IF([.F111]&gt;18;&quot;adult&quot;;&quot;child&quot;)" office:value-type="string" office:string-value="child" calcext:value-type="string">
            <text:p>child</text:p>
          </table:table-cell>
          <table:table-cell table:formula="of:=IF([.J111]&lt;10; &quot;&lt;10&quot;; IF([.J111]&lt;20; &quot;10&lt;20&quot;; IF([.J111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  <table:table-cell table:formula="of:=IF([.F112]&gt;18;&quot;adult&quot;;&quot;child&quot;)" office:value-type="string" office:string-value="adult" calcext:value-type="string">
            <text:p>adult</text:p>
          </table:table-cell>
          <table:table-cell table:formula="of:=IF([.J112]&lt;10; &quot;&lt;10&quot;; IF([.J112]&lt;20; &quot;10&lt;20&quot;; IF([.J11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113]&gt;18;&quot;adult&quot;;&quot;child&quot;)" office:value-type="string" office:string-value="child" calcext:value-type="string">
            <text:p>child</text:p>
          </table:table-cell>
          <table:table-cell table:formula="of:=IF([.J113]&lt;10; &quot;&lt;10&quot;; IF([.J113]&lt;20; &quot;10&lt;20&quot;; IF([.J11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114]&gt;18;&quot;adult&quot;;&quot;child&quot;)" office:value-type="string" office:string-value="adult" calcext:value-type="string">
            <text:p>adult</text:p>
          </table:table-cell>
          <table:table-cell table:formula="of:=IF([.J114]&lt;10; &quot;&lt;10&quot;; IF([.J114]&lt;20; &quot;10&lt;20&quot;; IF([.J11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formula="of:=IF([.F115]&gt;18;&quot;adult&quot;;&quot;child&quot;)" office:value-type="string" office:string-value="adult" calcext:value-type="string">
            <text:p>adult</text:p>
          </table:table-cell>
          <table:table-cell table:formula="of:=IF([.J115]&lt;10; &quot;&lt;10&quot;; IF([.J115]&lt;20; &quot;10&lt;20&quot;; IF([.J11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IF([.F116]&gt;18;&quot;adult&quot;;&quot;child&quot;)" office:value-type="string" office:string-value="child" calcext:value-type="string">
            <text:p>child</text:p>
          </table:table-cell>
          <table:table-cell table:formula="of:=IF([.J116]&lt;10; &quot;&lt;10&quot;; IF([.J116]&lt;20; &quot;10&lt;20&quot;; IF([.J116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117]&gt;18;&quot;adult&quot;;&quot;child&quot;)" office:value-type="string" office:string-value="adult" calcext:value-type="string">
            <text:p>adult</text:p>
          </table:table-cell>
          <table:table-cell table:formula="of:=IF([.J117]&lt;10; &quot;&lt;10&quot;; IF([.J117]&lt;20; &quot;10&lt;20&quot;; IF([.J11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118]&gt;18;&quot;adult&quot;;&quot;child&quot;)" office:value-type="string" office:string-value="adult" calcext:value-type="string">
            <text:p>adult</text:p>
          </table:table-cell>
          <table:table-cell table:formula="of:=IF([.J118]&lt;10; &quot;&lt;10&quot;; IF([.J118]&lt;20; &quot;10&lt;20&quot;; IF([.J11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F119]&gt;18;&quot;adult&quot;;&quot;child&quot;)" office:value-type="string" office:string-value="adult" calcext:value-type="string">
            <text:p>adult</text:p>
          </table:table-cell>
          <table:table-cell table:formula="of:=IF([.J119]&lt;10; &quot;&lt;10&quot;; IF([.J119]&lt;20; &quot;10&lt;20&quot;; IF([.J11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formula="of:=IF([.F120]&gt;18;&quot;adult&quot;;&quot;child&quot;)" office:value-type="string" office:string-value="adult" calcext:value-type="string">
            <text:p>adult</text:p>
          </table:table-cell>
          <table:table-cell table:formula="of:=IF([.J120]&lt;10; &quot;&lt;10&quot;; IF([.J120]&lt;20; &quot;10&lt;20&quot;; IF([.J12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121]&gt;18;&quot;adult&quot;;&quot;child&quot;)" office:value-type="string" office:string-value="child" calcext:value-type="string">
            <text:p>child</text:p>
          </table:table-cell>
          <table:table-cell table:formula="of:=IF([.J121]&lt;10; &quot;&lt;10&quot;; IF([.J121]&lt;20; &quot;10&lt;20&quot;; IF([.J12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F122]&gt;18;&quot;adult&quot;;&quot;child&quot;)" office:value-type="string" office:string-value="adult" calcext:value-type="string">
            <text:p>adult</text:p>
          </table:table-cell>
          <table:table-cell table:formula="of:=IF([.J122]&lt;10; &quot;&lt;10&quot;; IF([.J122]&lt;20; &quot;10&lt;20&quot;; IF([.J12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123]&gt;18;&quot;adult&quot;;&quot;child&quot;)" office:value-type="string" office:string-value="child" calcext:value-type="string">
            <text:p>child</text:p>
          </table:table-cell>
          <table:table-cell table:formula="of:=IF([.J123]&lt;10; &quot;&lt;10&quot;; IF([.J123]&lt;20; &quot;10&lt;20&quot;; IF([.J12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formula="of:=IF([.F124]&gt;18;&quot;adult&quot;;&quot;child&quot;)" office:value-type="string" office:string-value="adult" calcext:value-type="string">
            <text:p>adult</text:p>
          </table:table-cell>
          <table:table-cell table:formula="of:=IF([.J124]&lt;10; &quot;&lt;10&quot;; IF([.J124]&lt;20; &quot;10&lt;20&quot;; IF([.J12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formula="of:=IF([.F125]&gt;18;&quot;adult&quot;;&quot;child&quot;)" office:value-type="string" office:string-value="adult" calcext:value-type="string">
            <text:p>adult</text:p>
          </table:table-cell>
          <table:table-cell table:formula="of:=IF([.J125]&lt;10; &quot;&lt;10&quot;; IF([.J125]&lt;20; &quot;10&lt;20&quot;; IF([.J12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formula="of:=IF([.F126]&gt;18;&quot;adult&quot;;&quot;child&quot;)" office:value-type="string" office:string-value="adult" calcext:value-type="string">
            <text:p>adult</text:p>
          </table:table-cell>
          <table:table-cell table:formula="of:=IF([.J126]&lt;10; &quot;&lt;10&quot;; IF([.J126]&lt;20; &quot;10&lt;20&quot;; IF([.J12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  <table:table-cell table:formula="of:=IF([.F127]&gt;18;&quot;adult&quot;;&quot;child&quot;)" office:value-type="string" office:string-value="child" calcext:value-type="string">
            <text:p>child</text:p>
          </table:table-cell>
          <table:table-cell table:formula="of:=IF([.J127]&lt;10; &quot;&lt;10&quot;; IF([.J127]&lt;20; &quot;10&lt;20&quot;; IF([.J12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128]&gt;18;&quot;adult&quot;;&quot;child&quot;)" office:value-type="string" office:string-value="child" calcext:value-type="string">
            <text:p>child</text:p>
          </table:table-cell>
          <table:table-cell table:formula="of:=IF([.J128]&lt;10; &quot;&lt;10&quot;; IF([.J128]&lt;20; &quot;10&lt;20&quot;; IF([.J12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  <table:table-cell table:formula="of:=IF([.F129]&gt;18;&quot;adult&quot;;&quot;child&quot;)" office:value-type="string" office:string-value="adult" calcext:value-type="string">
            <text:p>adult</text:p>
          </table:table-cell>
          <table:table-cell table:formula="of:=IF([.J129]&lt;10; &quot;&lt;10&quot;; IF([.J129]&lt;20; &quot;10&lt;20&quot;; IF([.J12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  <table:table-cell table:formula="of:=IF([.F130]&gt;18;&quot;adult&quot;;&quot;child&quot;)" office:value-type="string" office:string-value="child" calcext:value-type="string">
            <text:p>child</text:p>
          </table:table-cell>
          <table:table-cell table:formula="of:=IF([.J130]&lt;10; &quot;&lt;10&quot;; IF([.J130]&lt;20; &quot;10&lt;20&quot;; IF([.J13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formula="of:=IF([.F131]&gt;18;&quot;adult&quot;;&quot;child&quot;)" office:value-type="string" office:string-value="adult" calcext:value-type="string">
            <text:p>adult</text:p>
          </table:table-cell>
          <table:table-cell table:formula="of:=IF([.J131]&lt;10; &quot;&lt;10&quot;; IF([.J131]&lt;20; &quot;10&lt;20&quot;; IF([.J13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F132]&gt;18;&quot;adult&quot;;&quot;child&quot;)" office:value-type="string" office:string-value="adult" calcext:value-type="string">
            <text:p>adult</text:p>
          </table:table-cell>
          <table:table-cell table:formula="of:=IF([.J132]&lt;10; &quot;&lt;10&quot;; IF([.J132]&lt;20; &quot;10&lt;20&quot;; IF([.J13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133]&gt;18;&quot;adult&quot;;&quot;child&quot;)" office:value-type="string" office:string-value="adult" calcext:value-type="string">
            <text:p>adult</text:p>
          </table:table-cell>
          <table:table-cell table:formula="of:=IF([.J133]&lt;10; &quot;&lt;10&quot;; IF([.J133]&lt;20; &quot;10&lt;20&quot;; IF([.J13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134]&gt;18;&quot;adult&quot;;&quot;child&quot;)" office:value-type="string" office:string-value="adult" calcext:value-type="string">
            <text:p>adult</text:p>
          </table:table-cell>
          <table:table-cell table:formula="of:=IF([.J134]&lt;10; &quot;&lt;10&quot;; IF([.J134]&lt;20; &quot;10&lt;20&quot;; IF([.J13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135]&gt;18;&quot;adult&quot;;&quot;child&quot;)" office:value-type="string" office:string-value="adult" calcext:value-type="string">
            <text:p>adult</text:p>
          </table:table-cell>
          <table:table-cell table:formula="of:=IF([.J135]&lt;10; &quot;&lt;10&quot;; IF([.J135]&lt;20; &quot;10&lt;20&quot;; IF([.J135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136]&gt;18;&quot;adult&quot;;&quot;child&quot;)" office:value-type="string" office:string-value="adult" calcext:value-type="string">
            <text:p>adult</text:p>
          </table:table-cell>
          <table:table-cell table:formula="of:=IF([.J136]&lt;10; &quot;&lt;10&quot;; IF([.J136]&lt;20; &quot;10&lt;20&quot;; IF([.J136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  <table:table-cell table:formula="of:=IF([.F137]&gt;18;&quot;adult&quot;;&quot;child&quot;)" office:value-type="string" office:string-value="adult" calcext:value-type="string">
            <text:p>adult</text:p>
          </table:table-cell>
          <table:table-cell table:formula="of:=IF([.J137]&lt;10; &quot;&lt;10&quot;; IF([.J137]&lt;20; &quot;10&lt;20&quot;; IF([.J13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  <table:table-cell table:formula="of:=IF([.F138]&gt;18;&quot;adult&quot;;&quot;child&quot;)" office:value-type="string" office:string-value="adult" calcext:value-type="string">
            <text:p>adult</text:p>
          </table:table-cell>
          <table:table-cell table:formula="of:=IF([.J138]&lt;10; &quot;&lt;10&quot;; IF([.J138]&lt;20; &quot;10&lt;20&quot;; IF([.J13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formula="of:=IF([.F139]&gt;18;&quot;adult&quot;;&quot;child&quot;)" office:value-type="string" office:string-value="adult" calcext:value-type="string">
            <text:p>adult</text:p>
          </table:table-cell>
          <table:table-cell table:formula="of:=IF([.J139]&lt;10; &quot;&lt;10&quot;; IF([.J139]&lt;20; &quot;10&lt;20&quot;; IF([.J13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  <table:table-cell table:formula="of:=IF([.F140]&gt;18;&quot;adult&quot;;&quot;child&quot;)" office:value-type="string" office:string-value="child" calcext:value-type="string">
            <text:p>child</text:p>
          </table:table-cell>
          <table:table-cell table:formula="of:=IF([.J140]&lt;10; &quot;&lt;10&quot;; IF([.J140]&lt;20; &quot;10&lt;20&quot;; IF([.J14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  <table:table-cell table:formula="of:=IF([.F141]&gt;18;&quot;adult&quot;;&quot;child&quot;)" office:value-type="string" office:string-value="adult" calcext:value-type="string">
            <text:p>adult</text:p>
          </table:table-cell>
          <table:table-cell table:formula="of:=IF([.J141]&lt;10; &quot;&lt;10&quot;; IF([.J141]&lt;20; &quot;10&lt;20&quot;; IF([.J14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F142]&gt;18;&quot;adult&quot;;&quot;child&quot;)" office:value-type="string" office:string-value="child" calcext:value-type="string">
            <text:p>child</text:p>
          </table:table-cell>
          <table:table-cell table:formula="of:=IF([.J142]&lt;10; &quot;&lt;10&quot;; IF([.J142]&lt;20; &quot;10&lt;20&quot;; IF([.J14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F143]&gt;18;&quot;adult&quot;;&quot;child&quot;)" office:value-type="string" office:string-value="adult" calcext:value-type="string">
            <text:p>adult</text:p>
          </table:table-cell>
          <table:table-cell table:formula="of:=IF([.J143]&lt;10; &quot;&lt;10&quot;; IF([.J143]&lt;20; &quot;10&lt;20&quot;; IF([.J14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F144]&gt;18;&quot;adult&quot;;&quot;child&quot;)" office:value-type="string" office:string-value="adult" calcext:value-type="string">
            <text:p>adult</text:p>
          </table:table-cell>
          <table:table-cell table:formula="of:=IF([.J144]&lt;10; &quot;&lt;10&quot;; IF([.J144]&lt;20; &quot;10&lt;20&quot;; IF([.J14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formula="of:=IF([.F145]&gt;18;&quot;adult&quot;;&quot;child&quot;)" office:value-type="string" office:string-value="adult" calcext:value-type="string">
            <text:p>adult</text:p>
          </table:table-cell>
          <table:table-cell table:formula="of:=IF([.J145]&lt;10; &quot;&lt;10&quot;; IF([.J145]&lt;20; &quot;10&lt;20&quot;; IF([.J14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F146]&gt;18;&quot;adult&quot;;&quot;child&quot;)" office:value-type="string" office:string-value="child" calcext:value-type="string">
            <text:p>child</text:p>
          </table:table-cell>
          <table:table-cell table:formula="of:=IF([.J146]&lt;10; &quot;&lt;10&quot;; IF([.J146]&lt;20; &quot;10&lt;20&quot;; IF([.J146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IF([.F147]&gt;18;&quot;adult&quot;;&quot;child&quot;)" office:value-type="string" office:string-value="adult" calcext:value-type="string">
            <text:p>adult</text:p>
          </table:table-cell>
          <table:table-cell table:formula="of:=IF([.J147]&lt;10; &quot;&lt;10&quot;; IF([.J147]&lt;20; &quot;10&lt;20&quot;; IF([.J14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F148]&gt;18;&quot;adult&quot;;&quot;child&quot;)" office:value-type="string" office:string-value="adult" calcext:value-type="string">
            <text:p>adult</text:p>
          </table:table-cell>
          <table:table-cell table:formula="of:=IF([.J148]&lt;10; &quot;&lt;10&quot;; IF([.J148]&lt;20; &quot;10&lt;20&quot;; IF([.J14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F149]&gt;18;&quot;adult&quot;;&quot;child&quot;)" office:value-type="string" office:string-value="child" calcext:value-type="string">
            <text:p>child</text:p>
          </table:table-cell>
          <table:table-cell table:formula="of:=IF([.J149]&lt;10; &quot;&lt;10&quot;; IF([.J149]&lt;20; &quot;10&lt;20&quot;; IF([.J14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IF([.F150]&gt;18;&quot;adult&quot;;&quot;child&quot;)" office:value-type="string" office:string-value="adult" calcext:value-type="string">
            <text:p>adult</text:p>
          </table:table-cell>
          <table:table-cell table:formula="of:=IF([.J150]&lt;10; &quot;&lt;10&quot;; IF([.J150]&lt;20; &quot;10&lt;20&quot;; IF([.J15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151]&gt;18;&quot;adult&quot;;&quot;child&quot;)" office:value-type="string" office:string-value="adult" calcext:value-type="string">
            <text:p>adult</text:p>
          </table:table-cell>
          <table:table-cell table:formula="of:=IF([.J151]&lt;10; &quot;&lt;10&quot;; IF([.J151]&lt;20; &quot;10&lt;20&quot;; IF([.J15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  <table:table-cell table:formula="of:=IF([.F152]&gt;18;&quot;adult&quot;;&quot;child&quot;)" office:value-type="string" office:string-value="adult" calcext:value-type="string">
            <text:p>adult</text:p>
          </table:table-cell>
          <table:table-cell table:formula="of:=IF([.J152]&lt;10; &quot;&lt;10&quot;; IF([.J152]&lt;20; &quot;10&lt;20&quot;; IF([.J15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formula="of:=IF([.F153]&gt;18;&quot;adult&quot;;&quot;child&quot;)" office:value-type="string" office:string-value="adult" calcext:value-type="string">
            <text:p>adult</text:p>
          </table:table-cell>
          <table:table-cell table:formula="of:=IF([.J153]&lt;10; &quot;&lt;10&quot;; IF([.J153]&lt;20; &quot;10&lt;20&quot;; IF([.J15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154]&gt;18;&quot;adult&quot;;&quot;child&quot;)" office:value-type="string" office:string-value="adult" calcext:value-type="string">
            <text:p>adult</text:p>
          </table:table-cell>
          <table:table-cell table:formula="of:=IF([.J154]&lt;10; &quot;&lt;10&quot;; IF([.J154]&lt;20; &quot;10&lt;20&quot;; IF([.J15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155]&gt;18;&quot;adult&quot;;&quot;child&quot;)" office:value-type="string" office:string-value="adult" calcext:value-type="string">
            <text:p>adult</text:p>
          </table:table-cell>
          <table:table-cell table:formula="of:=IF([.J155]&lt;10; &quot;&lt;10&quot;; IF([.J155]&lt;20; &quot;10&lt;20&quot;; IF([.J15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  <table:table-cell table:formula="of:=IF([.F156]&gt;18;&quot;adult&quot;;&quot;child&quot;)" office:value-type="string" office:string-value="child" calcext:value-type="string">
            <text:p>child</text:p>
          </table:table-cell>
          <table:table-cell table:formula="of:=IF([.J156]&lt;10; &quot;&lt;10&quot;; IF([.J156]&lt;20; &quot;10&lt;20&quot;; IF([.J15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  <table:table-cell table:formula="of:=IF([.F157]&gt;18;&quot;adult&quot;;&quot;child&quot;)" office:value-type="string" office:string-value="adult" calcext:value-type="string">
            <text:p>adult</text:p>
          </table:table-cell>
          <table:table-cell table:formula="of:=IF([.J157]&lt;10; &quot;&lt;10&quot;; IF([.J157]&lt;20; &quot;10&lt;20&quot;; IF([.J15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F158]&gt;18;&quot;adult&quot;;&quot;child&quot;)" office:value-type="string" office:string-value="child" calcext:value-type="string">
            <text:p>child</text:p>
          </table:table-cell>
          <table:table-cell table:formula="of:=IF([.J158]&lt;10; &quot;&lt;10&quot;; IF([.J158]&lt;20; &quot;10&lt;20&quot;; IF([.J15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159]&gt;18;&quot;adult&quot;;&quot;child&quot;)" office:value-type="string" office:string-value="adult" calcext:value-type="string">
            <text:p>adult</text:p>
          </table:table-cell>
          <table:table-cell table:formula="of:=IF([.J159]&lt;10; &quot;&lt;10&quot;; IF([.J159]&lt;20; &quot;10&lt;20&quot;; IF([.J15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160]&gt;18;&quot;adult&quot;;&quot;child&quot;)" office:value-type="string" office:string-value="child" calcext:value-type="string">
            <text:p>child</text:p>
          </table:table-cell>
          <table:table-cell table:formula="of:=IF([.J160]&lt;10; &quot;&lt;10&quot;; IF([.J160]&lt;20; &quot;10&lt;20&quot;; IF([.J16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161]&gt;18;&quot;adult&quot;;&quot;child&quot;)" office:value-type="string" office:string-value="child" calcext:value-type="string">
            <text:p>child</text:p>
          </table:table-cell>
          <table:table-cell table:formula="of:=IF([.J161]&lt;10; &quot;&lt;10&quot;; IF([.J161]&lt;20; &quot;10&lt;20&quot;; IF([.J16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162]&gt;18;&quot;adult&quot;;&quot;child&quot;)" office:value-type="string" office:string-value="adult" calcext:value-type="string">
            <text:p>adult</text:p>
          </table:table-cell>
          <table:table-cell table:formula="of:=IF([.J162]&lt;10; &quot;&lt;10&quot;; IF([.J162]&lt;20; &quot;10&lt;20&quot;; IF([.J16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  <table:table-cell table:formula="of:=IF([.F163]&gt;18;&quot;adult&quot;;&quot;child&quot;)" office:value-type="string" office:string-value="adult" calcext:value-type="string">
            <text:p>adult</text:p>
          </table:table-cell>
          <table:table-cell table:formula="of:=IF([.J163]&lt;10; &quot;&lt;10&quot;; IF([.J163]&lt;20; &quot;10&lt;20&quot;; IF([.J16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164]&gt;18;&quot;adult&quot;;&quot;child&quot;)" office:value-type="string" office:string-value="adult" calcext:value-type="string">
            <text:p>adult</text:p>
          </table:table-cell>
          <table:table-cell table:formula="of:=IF([.J164]&lt;10; &quot;&lt;10&quot;; IF([.J164]&lt;20; &quot;10&lt;20&quot;; IF([.J16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165]&gt;18;&quot;adult&quot;;&quot;child&quot;)" office:value-type="string" office:string-value="child" calcext:value-type="string">
            <text:p>child</text:p>
          </table:table-cell>
          <table:table-cell table:formula="of:=IF([.J165]&lt;10; &quot;&lt;10&quot;; IF([.J165]&lt;20; &quot;10&lt;20&quot;; IF([.J16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F166]&gt;18;&quot;adult&quot;;&quot;child&quot;)" office:value-type="string" office:string-value="child" calcext:value-type="string">
            <text:p>child</text:p>
          </table:table-cell>
          <table:table-cell table:formula="of:=IF([.J166]&lt;10; &quot;&lt;10&quot;; IF([.J166]&lt;20; &quot;10&lt;20&quot;; IF([.J16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IF([.F167]&gt;18;&quot;adult&quot;;&quot;child&quot;)" office:value-type="string" office:string-value="child" calcext:value-type="string">
            <text:p>child</text:p>
          </table:table-cell>
          <table:table-cell table:formula="of:=IF([.J167]&lt;10; &quot;&lt;10&quot;; IF([.J167]&lt;20; &quot;10&lt;20&quot;; IF([.J167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formula="of:=IF([.F168]&gt;18;&quot;adult&quot;;&quot;child&quot;)" office:value-type="string" office:string-value="child" calcext:value-type="string">
            <text:p>child</text:p>
          </table:table-cell>
          <table:table-cell table:formula="of:=IF([.J168]&lt;10; &quot;&lt;10&quot;; IF([.J168]&lt;20; &quot;10&lt;20&quot;; IF([.J16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F169]&gt;18;&quot;adult&quot;;&quot;child&quot;)" office:value-type="string" office:string-value="adult" calcext:value-type="string">
            <text:p>adult</text:p>
          </table:table-cell>
          <table:table-cell table:formula="of:=IF([.J169]&lt;10; &quot;&lt;10&quot;; IF([.J169]&lt;20; &quot;10&lt;20&quot;; IF([.J16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  <table:table-cell table:formula="of:=IF([.F170]&gt;18;&quot;adult&quot;;&quot;child&quot;)" office:value-type="string" office:string-value="child" calcext:value-type="string">
            <text:p>child</text:p>
          </table:table-cell>
          <table:table-cell table:formula="of:=IF([.J170]&lt;10; &quot;&lt;10&quot;; IF([.J170]&lt;20; &quot;10&lt;20&quot;; IF([.J17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171]&gt;18;&quot;adult&quot;;&quot;child&quot;)" office:value-type="string" office:string-value="adult" calcext:value-type="string">
            <text:p>adult</text:p>
          </table:table-cell>
          <table:table-cell table:formula="of:=IF([.J171]&lt;10; &quot;&lt;10&quot;; IF([.J171]&lt;20; &quot;10&lt;20&quot;; IF([.J17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  <table:table-cell table:formula="of:=IF([.F172]&gt;18;&quot;adult&quot;;&quot;child&quot;)" office:value-type="string" office:string-value="adult" calcext:value-type="string">
            <text:p>adult</text:p>
          </table:table-cell>
          <table:table-cell table:formula="of:=IF([.J172]&lt;10; &quot;&lt;10&quot;; IF([.J172]&lt;20; &quot;10&lt;20&quot;; IF([.J17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F173]&gt;18;&quot;adult&quot;;&quot;child&quot;)" office:value-type="string" office:string-value="child" calcext:value-type="string">
            <text:p>child</text:p>
          </table:table-cell>
          <table:table-cell table:formula="of:=IF([.J173]&lt;10; &quot;&lt;10&quot;; IF([.J173]&lt;20; &quot;10&lt;20&quot;; IF([.J17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IF([.F174]&gt;18;&quot;adult&quot;;&quot;child&quot;)" office:value-type="string" office:string-value="child" calcext:value-type="string">
            <text:p>child</text:p>
          </table:table-cell>
          <table:table-cell table:formula="of:=IF([.J174]&lt;10; &quot;&lt;10&quot;; IF([.J174]&lt;20; &quot;10&lt;20&quot;; IF([.J17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175]&gt;18;&quot;adult&quot;;&quot;child&quot;)" office:value-type="string" office:string-value="adult" calcext:value-type="string">
            <text:p>adult</text:p>
          </table:table-cell>
          <table:table-cell table:formula="of:=IF([.J175]&lt;10; &quot;&lt;10&quot;; IF([.J175]&lt;20; &quot;10&lt;20&quot;; IF([.J17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  <table:table-cell table:formula="of:=IF([.F176]&gt;18;&quot;adult&quot;;&quot;child&quot;)" office:value-type="string" office:string-value="adult" calcext:value-type="string">
            <text:p>adult</text:p>
          </table:table-cell>
          <table:table-cell table:formula="of:=IF([.J176]&lt;10; &quot;&lt;10&quot;; IF([.J176]&lt;20; &quot;10&lt;20&quot;; IF([.J17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177]&gt;18;&quot;adult&quot;;&quot;child&quot;)" office:value-type="string" office:string-value="child" calcext:value-type="string">
            <text:p>child</text:p>
          </table:table-cell>
          <table:table-cell table:formula="of:=IF([.J177]&lt;10; &quot;&lt;10&quot;; IF([.J177]&lt;20; &quot;10&lt;20&quot;; IF([.J17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F178]&gt;18;&quot;adult&quot;;&quot;child&quot;)" office:value-type="string" office:string-value="child" calcext:value-type="string">
            <text:p>child</text:p>
          </table:table-cell>
          <table:table-cell table:formula="of:=IF([.J178]&lt;10; &quot;&lt;10&quot;; IF([.J178]&lt;20; &quot;10&lt;20&quot;; IF([.J17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  <table:table-cell table:formula="of:=IF([.F179]&gt;18;&quot;adult&quot;;&quot;child&quot;)" office:value-type="string" office:string-value="adult" calcext:value-type="string">
            <text:p>adult</text:p>
          </table:table-cell>
          <table:table-cell table:formula="of:=IF([.J179]&lt;10; &quot;&lt;10&quot;; IF([.J179]&lt;20; &quot;10&lt;20&quot;; IF([.J17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180]&gt;18;&quot;adult&quot;;&quot;child&quot;)" office:value-type="string" office:string-value="adult" calcext:value-type="string">
            <text:p>adult</text:p>
          </table:table-cell>
          <table:table-cell table:formula="of:=IF([.J180]&lt;10; &quot;&lt;10&quot;; IF([.J180]&lt;20; &quot;10&lt;20&quot;; IF([.J18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181]&gt;18;&quot;adult&quot;;&quot;child&quot;)" office:value-type="string" office:string-value="adult" calcext:value-type="string">
            <text:p>adult</text:p>
          </table:table-cell>
          <table:table-cell table:formula="of:=IF([.J181]&lt;10; &quot;&lt;10&quot;; IF([.J181]&lt;20; &quot;10&lt;20&quot;; IF([.J18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182]&gt;18;&quot;adult&quot;;&quot;child&quot;)" office:value-type="string" office:string-value="child" calcext:value-type="string">
            <text:p>child</text:p>
          </table:table-cell>
          <table:table-cell table:formula="of:=IF([.J182]&lt;10; &quot;&lt;10&quot;; IF([.J182]&lt;20; &quot;10&lt;20&quot;; IF([.J18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  <table:table-cell table:formula="of:=IF([.F183]&gt;18;&quot;adult&quot;;&quot;child&quot;)" office:value-type="string" office:string-value="child" calcext:value-type="string">
            <text:p>child</text:p>
          </table:table-cell>
          <table:table-cell table:formula="of:=IF([.J183]&lt;10; &quot;&lt;10&quot;; IF([.J183]&lt;20; &quot;10&lt;20&quot;; IF([.J18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F184]&gt;18;&quot;adult&quot;;&quot;child&quot;)" office:value-type="string" office:string-value="child" calcext:value-type="string">
            <text:p>child</text:p>
          </table:table-cell>
          <table:table-cell table:formula="of:=IF([.J184]&lt;10; &quot;&lt;10&quot;; IF([.J184]&lt;20; &quot;10&lt;20&quot;; IF([.J18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IF([.F185]&gt;18;&quot;adult&quot;;&quot;child&quot;)" office:value-type="string" office:string-value="child" calcext:value-type="string">
            <text:p>child</text:p>
          </table:table-cell>
          <table:table-cell table:formula="of:=IF([.J185]&lt;10; &quot;&lt;10&quot;; IF([.J185]&lt;20; &quot;10&lt;20&quot;; IF([.J18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  <table:table-cell table:formula="of:=IF([.F186]&gt;18;&quot;adult&quot;;&quot;child&quot;)" office:value-type="string" office:string-value="child" calcext:value-type="string">
            <text:p>child</text:p>
          </table:table-cell>
          <table:table-cell table:formula="of:=IF([.J186]&lt;10; &quot;&lt;10&quot;; IF([.J186]&lt;20; &quot;10&lt;20&quot;; IF([.J18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  <table:table-cell table:formula="of:=IF([.F187]&gt;18;&quot;adult&quot;;&quot;child&quot;)" office:value-type="string" office:string-value="child" calcext:value-type="string">
            <text:p>child</text:p>
          </table:table-cell>
          <table:table-cell table:formula="of:=IF([.J187]&lt;10; &quot;&lt;10&quot;; IF([.J187]&lt;20; &quot;10&lt;20&quot;; IF([.J18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188]&gt;18;&quot;adult&quot;;&quot;child&quot;)" office:value-type="string" office:string-value="child" calcext:value-type="string">
            <text:p>child</text:p>
          </table:table-cell>
          <table:table-cell table:formula="of:=IF([.J188]&lt;10; &quot;&lt;10&quot;; IF([.J188]&lt;20; &quot;10&lt;20&quot;; IF([.J18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F189]&gt;18;&quot;adult&quot;;&quot;child&quot;)" office:value-type="string" office:string-value="adult" calcext:value-type="string">
            <text:p>adult</text:p>
          </table:table-cell>
          <table:table-cell table:formula="of:=IF([.J189]&lt;10; &quot;&lt;10&quot;; IF([.J189]&lt;20; &quot;10&lt;20&quot;; IF([.J18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190]&gt;18;&quot;adult&quot;;&quot;child&quot;)" office:value-type="string" office:string-value="adult" calcext:value-type="string">
            <text:p>adult</text:p>
          </table:table-cell>
          <table:table-cell table:formula="of:=IF([.J190]&lt;10; &quot;&lt;10&quot;; IF([.J190]&lt;20; &quot;10&lt;20&quot;; IF([.J19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191]&gt;18;&quot;adult&quot;;&quot;child&quot;)" office:value-type="string" office:string-value="adult" calcext:value-type="string">
            <text:p>adult</text:p>
          </table:table-cell>
          <table:table-cell table:formula="of:=IF([.J191]&lt;10; &quot;&lt;10&quot;; IF([.J191]&lt;20; &quot;10&lt;20&quot;; IF([.J19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192]&gt;18;&quot;adult&quot;;&quot;child&quot;)" office:value-type="string" office:string-value="adult" calcext:value-type="string">
            <text:p>adult</text:p>
          </table:table-cell>
          <table:table-cell table:formula="of:=IF([.J192]&lt;10; &quot;&lt;10&quot;; IF([.J192]&lt;20; &quot;10&lt;20&quot;; IF([.J19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193]&gt;18;&quot;adult&quot;;&quot;child&quot;)" office:value-type="string" office:string-value="adult" calcext:value-type="string">
            <text:p>adult</text:p>
          </table:table-cell>
          <table:table-cell table:formula="of:=IF([.J193]&lt;10; &quot;&lt;10&quot;; IF([.J193]&lt;20; &quot;10&lt;20&quot;; IF([.J19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194]&gt;18;&quot;adult&quot;;&quot;child&quot;)" office:value-type="string" office:string-value="adult" calcext:value-type="string">
            <text:p>adult</text:p>
          </table:table-cell>
          <table:table-cell table:formula="of:=IF([.J194]&lt;10; &quot;&lt;10&quot;; IF([.J194]&lt;20; &quot;10&lt;20&quot;; IF([.J19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IF([.F195]&gt;18;&quot;adult&quot;;&quot;child&quot;)" office:value-type="string" office:string-value="child" calcext:value-type="string">
            <text:p>child</text:p>
          </table:table-cell>
          <table:table-cell table:formula="of:=IF([.J195]&lt;10; &quot;&lt;10&quot;; IF([.J195]&lt;20; &quot;10&lt;20&quot;; IF([.J195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  <table:table-cell table:formula="of:=IF([.F196]&gt;18;&quot;adult&quot;;&quot;child&quot;)" office:value-type="string" office:string-value="adult" calcext:value-type="string">
            <text:p>adult</text:p>
          </table:table-cell>
          <table:table-cell table:formula="of:=IF([.J196]&lt;10; &quot;&lt;10&quot;; IF([.J196]&lt;20; &quot;10&lt;20&quot;; IF([.J19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  <table:table-cell table:formula="of:=IF([.F197]&gt;18;&quot;adult&quot;;&quot;child&quot;)" office:value-type="string" office:string-value="adult" calcext:value-type="string">
            <text:p>adult</text:p>
          </table:table-cell>
          <table:table-cell table:formula="of:=IF([.J197]&lt;10; &quot;&lt;10&quot;; IF([.J197]&lt;20; &quot;10&lt;20&quot;; IF([.J19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198]&gt;18;&quot;adult&quot;;&quot;child&quot;)" office:value-type="string" office:string-value="child" calcext:value-type="string">
            <text:p>child</text:p>
          </table:table-cell>
          <table:table-cell table:formula="of:=IF([.J198]&lt;10; &quot;&lt;10&quot;; IF([.J198]&lt;20; &quot;10&lt;20&quot;; IF([.J19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  <table:table-cell table:formula="of:=IF([.F199]&gt;18;&quot;adult&quot;;&quot;child&quot;)" office:value-type="string" office:string-value="adult" calcext:value-type="string">
            <text:p>adult</text:p>
          </table:table-cell>
          <table:table-cell table:formula="of:=IF([.J199]&lt;10; &quot;&lt;10&quot;; IF([.J199]&lt;20; &quot;10&lt;20&quot;; IF([.J19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00]&gt;18;&quot;adult&quot;;&quot;child&quot;)" office:value-type="string" office:string-value="child" calcext:value-type="string">
            <text:p>child</text:p>
          </table:table-cell>
          <table:table-cell table:formula="of:=IF([.J200]&lt;10; &quot;&lt;10&quot;; IF([.J200]&lt;20; &quot;10&lt;20&quot;; IF([.J20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201]&gt;18;&quot;adult&quot;;&quot;child&quot;)" office:value-type="string" office:string-value="adult" calcext:value-type="string">
            <text:p>adult</text:p>
          </table:table-cell>
          <table:table-cell table:formula="of:=IF([.J201]&lt;10; &quot;&lt;10&quot;; IF([.J201]&lt;20; &quot;10&lt;20&quot;; IF([.J20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202]&gt;18;&quot;adult&quot;;&quot;child&quot;)" office:value-type="string" office:string-value="adult" calcext:value-type="string">
            <text:p>adult</text:p>
          </table:table-cell>
          <table:table-cell table:formula="of:=IF([.J202]&lt;10; &quot;&lt;10&quot;; IF([.J202]&lt;20; &quot;10&lt;20&quot;; IF([.J20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203]&gt;18;&quot;adult&quot;;&quot;child&quot;)" office:value-type="string" office:string-value="child" calcext:value-type="string">
            <text:p>child</text:p>
          </table:table-cell>
          <table:table-cell table:formula="of:=IF([.J203]&lt;10; &quot;&lt;10&quot;; IF([.J203]&lt;20; &quot;10&lt;20&quot;; IF([.J20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formula="of:=IF([.F204]&gt;18;&quot;adult&quot;;&quot;child&quot;)" office:value-type="string" office:string-value="adult" calcext:value-type="string">
            <text:p>adult</text:p>
          </table:table-cell>
          <table:table-cell table:formula="of:=IF([.J204]&lt;10; &quot;&lt;10&quot;; IF([.J204]&lt;20; &quot;10&lt;20&quot;; IF([.J20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205]&gt;18;&quot;adult&quot;;&quot;child&quot;)" office:value-type="string" office:string-value="adult" calcext:value-type="string">
            <text:p>adult</text:p>
          </table:table-cell>
          <table:table-cell table:formula="of:=IF([.J205]&lt;10; &quot;&lt;10&quot;; IF([.J205]&lt;20; &quot;10&lt;20&quot;; IF([.J20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206]&gt;18;&quot;adult&quot;;&quot;child&quot;)" office:value-type="string" office:string-value="child" calcext:value-type="string">
            <text:p>child</text:p>
          </table:table-cell>
          <table:table-cell table:formula="of:=IF([.J206]&lt;10; &quot;&lt;10&quot;; IF([.J206]&lt;20; &quot;10&lt;20&quot;; IF([.J20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F207]&gt;18;&quot;adult&quot;;&quot;child&quot;)" office:value-type="string" office:string-value="child" calcext:value-type="string">
            <text:p>child</text:p>
          </table:table-cell>
          <table:table-cell table:formula="of:=IF([.J207]&lt;10; &quot;&lt;10&quot;; IF([.J207]&lt;20; &quot;10&lt;20&quot;; IF([.J20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F208]&gt;18;&quot;adult&quot;;&quot;child&quot;)" office:value-type="string" office:string-value="adult" calcext:value-type="string">
            <text:p>adult</text:p>
          </table:table-cell>
          <table:table-cell table:formula="of:=IF([.J208]&lt;10; &quot;&lt;10&quot;; IF([.J208]&lt;20; &quot;10&lt;20&quot;; IF([.J20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formula="of:=IF([.F209]&gt;18;&quot;adult&quot;;&quot;child&quot;)" office:value-type="string" office:string-value="adult" calcext:value-type="string">
            <text:p>adult</text:p>
          </table:table-cell>
          <table:table-cell table:formula="of:=IF([.J209]&lt;10; &quot;&lt;10&quot;; IF([.J209]&lt;20; &quot;10&lt;20&quot;; IF([.J20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10]&gt;18;&quot;adult&quot;;&quot;child&quot;)" office:value-type="string" office:string-value="child" calcext:value-type="string">
            <text:p>child</text:p>
          </table:table-cell>
          <table:table-cell table:formula="of:=IF([.J210]&lt;10; &quot;&lt;10&quot;; IF([.J210]&lt;20; &quot;10&lt;20&quot;; IF([.J21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  <table:table-cell table:formula="of:=IF([.F211]&gt;18;&quot;adult&quot;;&quot;child&quot;)" office:value-type="string" office:string-value="adult" calcext:value-type="string">
            <text:p>adult</text:p>
          </table:table-cell>
          <table:table-cell table:formula="of:=IF([.J211]&lt;10; &quot;&lt;10&quot;; IF([.J211]&lt;20; &quot;10&lt;20&quot;; IF([.J21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212]&gt;18;&quot;adult&quot;;&quot;child&quot;)" office:value-type="string" office:string-value="adult" calcext:value-type="string">
            <text:p>adult</text:p>
          </table:table-cell>
          <table:table-cell table:formula="of:=IF([.J212]&lt;10; &quot;&lt;10&quot;; IF([.J212]&lt;20; &quot;10&lt;20&quot;; IF([.J21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F213]&gt;18;&quot;adult&quot;;&quot;child&quot;)" office:value-type="string" office:string-value="adult" calcext:value-type="string">
            <text:p>adult</text:p>
          </table:table-cell>
          <table:table-cell table:formula="of:=IF([.J213]&lt;10; &quot;&lt;10&quot;; IF([.J213]&lt;20; &quot;10&lt;20&quot;; IF([.J21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214]&gt;18;&quot;adult&quot;;&quot;child&quot;)" office:value-type="string" office:string-value="adult" calcext:value-type="string">
            <text:p>adult</text:p>
          </table:table-cell>
          <table:table-cell table:formula="of:=IF([.J214]&lt;10; &quot;&lt;10&quot;; IF([.J214]&lt;20; &quot;10&lt;20&quot;; IF([.J21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215]&gt;18;&quot;adult&quot;;&quot;child&quot;)" office:value-type="string" office:string-value="adult" calcext:value-type="string">
            <text:p>adult</text:p>
          </table:table-cell>
          <table:table-cell table:formula="of:=IF([.J215]&lt;10; &quot;&lt;10&quot;; IF([.J215]&lt;20; &quot;10&lt;20&quot;; IF([.J21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16]&gt;18;&quot;adult&quot;;&quot;child&quot;)" office:value-type="string" office:string-value="child" calcext:value-type="string">
            <text:p>child</text:p>
          </table:table-cell>
          <table:table-cell table:formula="of:=IF([.J216]&lt;10; &quot;&lt;10&quot;; IF([.J216]&lt;20; &quot;10&lt;20&quot;; IF([.J21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formula="of:=IF([.F217]&gt;18;&quot;adult&quot;;&quot;child&quot;)" office:value-type="string" office:string-value="adult" calcext:value-type="string">
            <text:p>adult</text:p>
          </table:table-cell>
          <table:table-cell table:formula="of:=IF([.J217]&lt;10; &quot;&lt;10&quot;; IF([.J217]&lt;20; &quot;10&lt;20&quot;; IF([.J21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218]&gt;18;&quot;adult&quot;;&quot;child&quot;)" office:value-type="string" office:string-value="adult" calcext:value-type="string">
            <text:p>adult</text:p>
          </table:table-cell>
          <table:table-cell table:formula="of:=IF([.J218]&lt;10; &quot;&lt;10&quot;; IF([.J218]&lt;20; &quot;10&lt;20&quot;; IF([.J21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formula="of:=IF([.F219]&gt;18;&quot;adult&quot;;&quot;child&quot;)" office:value-type="string" office:string-value="adult" calcext:value-type="string">
            <text:p>adult</text:p>
          </table:table-cell>
          <table:table-cell table:formula="of:=IF([.J219]&lt;10; &quot;&lt;10&quot;; IF([.J219]&lt;20; &quot;10&lt;20&quot;; IF([.J21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table:formula="of:=IF([.F220]&gt;18;&quot;adult&quot;;&quot;child&quot;)" office:value-type="string" office:string-value="adult" calcext:value-type="string">
            <text:p>adult</text:p>
          </table:table-cell>
          <table:table-cell table:formula="of:=IF([.J220]&lt;10; &quot;&lt;10&quot;; IF([.J220]&lt;20; &quot;10&lt;20&quot;; IF([.J22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221]&gt;18;&quot;adult&quot;;&quot;child&quot;)" office:value-type="string" office:string-value="adult" calcext:value-type="string">
            <text:p>adult</text:p>
          </table:table-cell>
          <table:table-cell table:formula="of:=IF([.J221]&lt;10; &quot;&lt;10&quot;; IF([.J221]&lt;20; &quot;10&lt;20&quot;; IF([.J22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222]&gt;18;&quot;adult&quot;;&quot;child&quot;)" office:value-type="string" office:string-value="child" calcext:value-type="string">
            <text:p>child</text:p>
          </table:table-cell>
          <table:table-cell table:formula="of:=IF([.J222]&lt;10; &quot;&lt;10&quot;; IF([.J222]&lt;20; &quot;10&lt;20&quot;; IF([.J22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223]&gt;18;&quot;adult&quot;;&quot;child&quot;)" office:value-type="string" office:string-value="adult" calcext:value-type="string">
            <text:p>adult</text:p>
          </table:table-cell>
          <table:table-cell table:formula="of:=IF([.J223]&lt;10; &quot;&lt;10&quot;; IF([.J223]&lt;20; &quot;10&lt;20&quot;; IF([.J22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224]&gt;18;&quot;adult&quot;;&quot;child&quot;)" office:value-type="string" office:string-value="adult" calcext:value-type="string">
            <text:p>adult</text:p>
          </table:table-cell>
          <table:table-cell table:formula="of:=IF([.J224]&lt;10; &quot;&lt;10&quot;; IF([.J224]&lt;20; &quot;10&lt;20&quot;; IF([.J22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225]&gt;18;&quot;adult&quot;;&quot;child&quot;)" office:value-type="string" office:string-value="child" calcext:value-type="string">
            <text:p>child</text:p>
          </table:table-cell>
          <table:table-cell table:formula="of:=IF([.J225]&lt;10; &quot;&lt;10&quot;; IF([.J225]&lt;20; &quot;10&lt;20&quot;; IF([.J22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formula="of:=IF([.F226]&gt;18;&quot;adult&quot;;&quot;child&quot;)" office:value-type="string" office:string-value="adult" calcext:value-type="string">
            <text:p>adult</text:p>
          </table:table-cell>
          <table:table-cell table:formula="of:=IF([.J226]&lt;10; &quot;&lt;10&quot;; IF([.J226]&lt;20; &quot;10&lt;20&quot;; IF([.J22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formula="of:=IF([.F227]&gt;18;&quot;adult&quot;;&quot;child&quot;)" office:value-type="string" office:string-value="adult" calcext:value-type="string">
            <text:p>adult</text:p>
          </table:table-cell>
          <table:table-cell table:formula="of:=IF([.J227]&lt;10; &quot;&lt;10&quot;; IF([.J227]&lt;20; &quot;10&lt;20&quot;; IF([.J22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228]&gt;18;&quot;adult&quot;;&quot;child&quot;)" office:value-type="string" office:string-value="adult" calcext:value-type="string">
            <text:p>adult</text:p>
          </table:table-cell>
          <table:table-cell table:formula="of:=IF([.J228]&lt;10; &quot;&lt;10&quot;; IF([.J228]&lt;20; &quot;10&lt;20&quot;; IF([.J22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229]&gt;18;&quot;adult&quot;;&quot;child&quot;)" office:value-type="string" office:string-value="adult" calcext:value-type="string">
            <text:p>adult</text:p>
          </table:table-cell>
          <table:table-cell table:formula="of:=IF([.J229]&lt;10; &quot;&lt;10&quot;; IF([.J229]&lt;20; &quot;10&lt;20&quot;; IF([.J22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230]&gt;18;&quot;adult&quot;;&quot;child&quot;)" office:value-type="string" office:string-value="child" calcext:value-type="string">
            <text:p>child</text:p>
          </table:table-cell>
          <table:table-cell table:formula="of:=IF([.J230]&lt;10; &quot;&lt;10&quot;; IF([.J230]&lt;20; &quot;10&lt;20&quot;; IF([.J23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F231]&gt;18;&quot;adult&quot;;&quot;child&quot;)" office:value-type="string" office:string-value="child" calcext:value-type="string">
            <text:p>child</text:p>
          </table:table-cell>
          <table:table-cell table:formula="of:=IF([.J231]&lt;10; &quot;&lt;10&quot;; IF([.J231]&lt;20; &quot;10&lt;20&quot;; IF([.J231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formula="of:=IF([.F232]&gt;18;&quot;adult&quot;;&quot;child&quot;)" office:value-type="string" office:string-value="adult" calcext:value-type="string">
            <text:p>adult</text:p>
          </table:table-cell>
          <table:table-cell table:formula="of:=IF([.J232]&lt;10; &quot;&lt;10&quot;; IF([.J232]&lt;20; &quot;10&lt;20&quot;; IF([.J23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233]&gt;18;&quot;adult&quot;;&quot;child&quot;)" office:value-type="string" office:string-value="adult" calcext:value-type="string">
            <text:p>adult</text:p>
          </table:table-cell>
          <table:table-cell table:formula="of:=IF([.J233]&lt;10; &quot;&lt;10&quot;; IF([.J233]&lt;20; &quot;10&lt;20&quot;; IF([.J23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F234]&gt;18;&quot;adult&quot;;&quot;child&quot;)" office:value-type="string" office:string-value="adult" calcext:value-type="string">
            <text:p>adult</text:p>
          </table:table-cell>
          <table:table-cell table:formula="of:=IF([.J234]&lt;10; &quot;&lt;10&quot;; IF([.J234]&lt;20; &quot;10&lt;20&quot;; IF([.J23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F235]&gt;18;&quot;adult&quot;;&quot;child&quot;)" office:value-type="string" office:string-value="child" calcext:value-type="string">
            <text:p>child</text:p>
          </table:table-cell>
          <table:table-cell table:formula="of:=IF([.J235]&lt;10; &quot;&lt;10&quot;; IF([.J235]&lt;20; &quot;10&lt;20&quot;; IF([.J23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236]&gt;18;&quot;adult&quot;;&quot;child&quot;)" office:value-type="string" office:string-value="adult" calcext:value-type="string">
            <text:p>adult</text:p>
          </table:table-cell>
          <table:table-cell table:formula="of:=IF([.J236]&lt;10; &quot;&lt;10&quot;; IF([.J236]&lt;20; &quot;10&lt;20&quot;; IF([.J236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F237]&gt;18;&quot;adult&quot;;&quot;child&quot;)" office:value-type="string" office:string-value="child" calcext:value-type="string">
            <text:p>child</text:p>
          </table:table-cell>
          <table:table-cell table:formula="of:=IF([.J237]&lt;10; &quot;&lt;10&quot;; IF([.J237]&lt;20; &quot;10&lt;20&quot;; IF([.J23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238]&gt;18;&quot;adult&quot;;&quot;child&quot;)" office:value-type="string" office:string-value="adult" calcext:value-type="string">
            <text:p>adult</text:p>
          </table:table-cell>
          <table:table-cell table:formula="of:=IF([.J238]&lt;10; &quot;&lt;10&quot;; IF([.J238]&lt;20; &quot;10&lt;20&quot;; IF([.J23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F239]&gt;18;&quot;adult&quot;;&quot;child&quot;)" office:value-type="string" office:string-value="child" calcext:value-type="string">
            <text:p>child</text:p>
          </table:table-cell>
          <table:table-cell table:formula="of:=IF([.J239]&lt;10; &quot;&lt;10&quot;; IF([.J239]&lt;20; &quot;10&lt;20&quot;; IF([.J23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240]&gt;18;&quot;adult&quot;;&quot;child&quot;)" office:value-type="string" office:string-value="adult" calcext:value-type="string">
            <text:p>adult</text:p>
          </table:table-cell>
          <table:table-cell table:formula="of:=IF([.J240]&lt;10; &quot;&lt;10&quot;; IF([.J240]&lt;20; &quot;10&lt;20&quot;; IF([.J24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  <table:table-cell table:formula="of:=IF([.F241]&gt;18;&quot;adult&quot;;&quot;child&quot;)" office:value-type="string" office:string-value="adult" calcext:value-type="string">
            <text:p>adult</text:p>
          </table:table-cell>
          <table:table-cell table:formula="of:=IF([.J241]&lt;10; &quot;&lt;10&quot;; IF([.J241]&lt;20; &quot;10&lt;20&quot;; IF([.J24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242]&gt;18;&quot;adult&quot;;&quot;child&quot;)" office:value-type="string" office:string-value="child" calcext:value-type="string">
            <text:p>child</text:p>
          </table:table-cell>
          <table:table-cell table:formula="of:=IF([.J242]&lt;10; &quot;&lt;10&quot;; IF([.J242]&lt;20; &quot;10&lt;20&quot;; IF([.J24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243]&gt;18;&quot;adult&quot;;&quot;child&quot;)" office:value-type="string" office:string-value="child" calcext:value-type="string">
            <text:p>child</text:p>
          </table:table-cell>
          <table:table-cell table:formula="of:=IF([.J243]&lt;10; &quot;&lt;10&quot;; IF([.J243]&lt;20; &quot;10&lt;20&quot;; IF([.J24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244]&gt;18;&quot;adult&quot;;&quot;child&quot;)" office:value-type="string" office:string-value="adult" calcext:value-type="string">
            <text:p>adult</text:p>
          </table:table-cell>
          <table:table-cell table:formula="of:=IF([.J244]&lt;10; &quot;&lt;10&quot;; IF([.J244]&lt;20; &quot;10&lt;20&quot;; IF([.J24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F245]&gt;18;&quot;adult&quot;;&quot;child&quot;)" office:value-type="string" office:string-value="adult" calcext:value-type="string">
            <text:p>adult</text:p>
          </table:table-cell>
          <table:table-cell table:formula="of:=IF([.J245]&lt;10; &quot;&lt;10&quot;; IF([.J245]&lt;20; &quot;10&lt;20&quot;; IF([.J24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246]&gt;18;&quot;adult&quot;;&quot;child&quot;)" office:value-type="string" office:string-value="adult" calcext:value-type="string">
            <text:p>adult</text:p>
          </table:table-cell>
          <table:table-cell table:formula="of:=IF([.J246]&lt;10; &quot;&lt;10&quot;; IF([.J246]&lt;20; &quot;10&lt;20&quot;; IF([.J24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formula="of:=IF([.F247]&gt;18;&quot;adult&quot;;&quot;child&quot;)" office:value-type="string" office:string-value="adult" calcext:value-type="string">
            <text:p>adult</text:p>
          </table:table-cell>
          <table:table-cell table:formula="of:=IF([.J247]&lt;10; &quot;&lt;10&quot;; IF([.J247]&lt;20; &quot;10&lt;20&quot;; IF([.J24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248]&gt;18;&quot;adult&quot;;&quot;child&quot;)" office:value-type="string" office:string-value="adult" calcext:value-type="string">
            <text:p>adult</text:p>
          </table:table-cell>
          <table:table-cell table:formula="of:=IF([.J248]&lt;10; &quot;&lt;10&quot;; IF([.J248]&lt;20; &quot;10&lt;20&quot;; IF([.J24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249]&gt;18;&quot;adult&quot;;&quot;child&quot;)" office:value-type="string" office:string-value="adult" calcext:value-type="string">
            <text:p>adult</text:p>
          </table:table-cell>
          <table:table-cell table:formula="of:=IF([.J249]&lt;10; &quot;&lt;10&quot;; IF([.J249]&lt;20; &quot;10&lt;20&quot;; IF([.J24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formula="of:=IF([.F250]&gt;18;&quot;adult&quot;;&quot;child&quot;)" office:value-type="string" office:string-value="adult" calcext:value-type="string">
            <text:p>adult</text:p>
          </table:table-cell>
          <table:table-cell table:formula="of:=IF([.J250]&lt;10; &quot;&lt;10&quot;; IF([.J250]&lt;20; &quot;10&lt;20&quot;; IF([.J25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251]&gt;18;&quot;adult&quot;;&quot;child&quot;)" office:value-type="string" office:string-value="adult" calcext:value-type="string">
            <text:p>adult</text:p>
          </table:table-cell>
          <table:table-cell table:formula="of:=IF([.J251]&lt;10; &quot;&lt;10&quot;; IF([.J251]&lt;20; &quot;10&lt;20&quot;; IF([.J251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252]&gt;18;&quot;adult&quot;;&quot;child&quot;)" office:value-type="string" office:string-value="child" calcext:value-type="string">
            <text:p>child</text:p>
          </table:table-cell>
          <table:table-cell table:formula="of:=IF([.J252]&lt;10; &quot;&lt;10&quot;; IF([.J252]&lt;20; &quot;10&lt;20&quot;; IF([.J25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F253]&gt;18;&quot;adult&quot;;&quot;child&quot;)" office:value-type="string" office:string-value="adult" calcext:value-type="string">
            <text:p>adult</text:p>
          </table:table-cell>
          <table:table-cell table:formula="of:=IF([.J253]&lt;10; &quot;&lt;10&quot;; IF([.J253]&lt;20; &quot;10&lt;20&quot;; IF([.J25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  <table:table-cell table:formula="of:=IF([.F254]&gt;18;&quot;adult&quot;;&quot;child&quot;)" office:value-type="string" office:string-value="adult" calcext:value-type="string">
            <text:p>adult</text:p>
          </table:table-cell>
          <table:table-cell table:formula="of:=IF([.J254]&lt;10; &quot;&lt;10&quot;; IF([.J254]&lt;20; &quot;10&lt;20&quot;; IF([.J254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255]&gt;18;&quot;adult&quot;;&quot;child&quot;)" office:value-type="string" office:string-value="adult" calcext:value-type="string">
            <text:p>adult</text:p>
          </table:table-cell>
          <table:table-cell table:formula="of:=IF([.J255]&lt;10; &quot;&lt;10&quot;; IF([.J255]&lt;20; &quot;10&lt;20&quot;; IF([.J25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formula="of:=IF([.F256]&gt;18;&quot;adult&quot;;&quot;child&quot;)" office:value-type="string" office:string-value="adult" calcext:value-type="string">
            <text:p>adult</text:p>
          </table:table-cell>
          <table:table-cell table:formula="of:=IF([.J256]&lt;10; &quot;&lt;10&quot;; IF([.J256]&lt;20; &quot;10&lt;20&quot;; IF([.J25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F257]&gt;18;&quot;adult&quot;;&quot;child&quot;)" office:value-type="string" office:string-value="adult" calcext:value-type="string">
            <text:p>adult</text:p>
          </table:table-cell>
          <table:table-cell table:formula="of:=IF([.J257]&lt;10; &quot;&lt;10&quot;; IF([.J257]&lt;20; &quot;10&lt;20&quot;; IF([.J25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  <table:table-cell table:formula="of:=IF([.F258]&gt;18;&quot;adult&quot;;&quot;child&quot;)" office:value-type="string" office:string-value="child" calcext:value-type="string">
            <text:p>child</text:p>
          </table:table-cell>
          <table:table-cell table:formula="of:=IF([.J258]&lt;10; &quot;&lt;10&quot;; IF([.J258]&lt;20; &quot;10&lt;20&quot;; IF([.J25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formula="of:=IF([.F259]&gt;18;&quot;adult&quot;;&quot;child&quot;)" office:value-type="string" office:string-value="adult" calcext:value-type="string">
            <text:p>adult</text:p>
          </table:table-cell>
          <table:table-cell table:formula="of:=IF([.J259]&lt;10; &quot;&lt;10&quot;; IF([.J259]&lt;20; &quot;10&lt;20&quot;; IF([.J25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  <table:table-cell table:formula="of:=IF([.F260]&gt;18;&quot;adult&quot;;&quot;child&quot;)" office:value-type="string" office:string-value="adult" calcext:value-type="string">
            <text:p>adult</text:p>
          </table:table-cell>
          <table:table-cell table:formula="of:=IF([.J260]&lt;10; &quot;&lt;10&quot;; IF([.J260]&lt;20; &quot;10&lt;20&quot;; IF([.J26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261]&gt;18;&quot;adult&quot;;&quot;child&quot;)" office:value-type="string" office:string-value="adult" calcext:value-type="string">
            <text:p>adult</text:p>
          </table:table-cell>
          <table:table-cell table:formula="of:=IF([.J261]&lt;10; &quot;&lt;10&quot;; IF([.J261]&lt;20; &quot;10&lt;20&quot;; IF([.J261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62]&gt;18;&quot;adult&quot;;&quot;child&quot;)" office:value-type="string" office:string-value="child" calcext:value-type="string">
            <text:p>child</text:p>
          </table:table-cell>
          <table:table-cell table:formula="of:=IF([.J262]&lt;10; &quot;&lt;10&quot;; IF([.J262]&lt;20; &quot;10&lt;20&quot;; IF([.J26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formula="of:=IF([.F263]&gt;18;&quot;adult&quot;;&quot;child&quot;)" office:value-type="string" office:string-value="child" calcext:value-type="string">
            <text:p>child</text:p>
          </table:table-cell>
          <table:table-cell table:formula="of:=IF([.J263]&lt;10; &quot;&lt;10&quot;; IF([.J263]&lt;20; &quot;10&lt;20&quot;; IF([.J26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formula="of:=IF([.F264]&gt;18;&quot;adult&quot;;&quot;child&quot;)" office:value-type="string" office:string-value="adult" calcext:value-type="string">
            <text:p>adult</text:p>
          </table:table-cell>
          <table:table-cell table:formula="of:=IF([.J264]&lt;10; &quot;&lt;10&quot;; IF([.J264]&lt;20; &quot;10&lt;20&quot;; IF([.J26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  <table:table-cell table:formula="of:=IF([.F265]&gt;18;&quot;adult&quot;;&quot;child&quot;)" office:value-type="string" office:string-value="adult" calcext:value-type="string">
            <text:p>adult</text:p>
          </table:table-cell>
          <table:table-cell table:formula="of:=IF([.J265]&lt;10; &quot;&lt;10&quot;; IF([.J265]&lt;20; &quot;10&lt;20&quot;; IF([.J26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66]&gt;18;&quot;adult&quot;;&quot;child&quot;)" office:value-type="string" office:string-value="child" calcext:value-type="string">
            <text:p>child</text:p>
          </table:table-cell>
          <table:table-cell table:formula="of:=IF([.J266]&lt;10; &quot;&lt;10&quot;; IF([.J266]&lt;20; &quot;10&lt;20&quot;; IF([.J26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267]&gt;18;&quot;adult&quot;;&quot;child&quot;)" office:value-type="string" office:string-value="adult" calcext:value-type="string">
            <text:p>adult</text:p>
          </table:table-cell>
          <table:table-cell table:formula="of:=IF([.J267]&lt;10; &quot;&lt;10&quot;; IF([.J267]&lt;20; &quot;10&lt;20&quot;; IF([.J26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F268]&gt;18;&quot;adult&quot;;&quot;child&quot;)" office:value-type="string" office:string-value="child" calcext:value-type="string">
            <text:p>child</text:p>
          </table:table-cell>
          <table:table-cell table:formula="of:=IF([.J268]&lt;10; &quot;&lt;10&quot;; IF([.J268]&lt;20; &quot;10&lt;20&quot;; IF([.J26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269]&gt;18;&quot;adult&quot;;&quot;child&quot;)" office:value-type="string" office:string-value="adult" calcext:value-type="string">
            <text:p>adult</text:p>
          </table:table-cell>
          <table:table-cell table:formula="of:=IF([.J269]&lt;10; &quot;&lt;10&quot;; IF([.J269]&lt;20; &quot;10&lt;20&quot;; IF([.J26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formula="of:=IF([.F270]&gt;18;&quot;adult&quot;;&quot;child&quot;)" office:value-type="string" office:string-value="adult" calcext:value-type="string">
            <text:p>adult</text:p>
          </table:table-cell>
          <table:table-cell table:formula="of:=IF([.J270]&lt;10; &quot;&lt;10&quot;; IF([.J270]&lt;20; &quot;10&lt;20&quot;; IF([.J27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  <table:table-cell table:formula="of:=IF([.F271]&gt;18;&quot;adult&quot;;&quot;child&quot;)" office:value-type="string" office:string-value="adult" calcext:value-type="string">
            <text:p>adult</text:p>
          </table:table-cell>
          <table:table-cell table:formula="of:=IF([.J271]&lt;10; &quot;&lt;10&quot;; IF([.J271]&lt;20; &quot;10&lt;20&quot;; IF([.J27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  <table:table-cell table:formula="of:=IF([.F272]&gt;18;&quot;adult&quot;;&quot;child&quot;)" office:value-type="string" office:string-value="child" calcext:value-type="string">
            <text:p>child</text:p>
          </table:table-cell>
          <table:table-cell table:formula="of:=IF([.J272]&lt;10; &quot;&lt;10&quot;; IF([.J272]&lt;20; &quot;10&lt;20&quot;; IF([.J27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273]&gt;18;&quot;adult&quot;;&quot;child&quot;)" office:value-type="string" office:string-value="adult" calcext:value-type="string">
            <text:p>adult</text:p>
          </table:table-cell>
          <table:table-cell table:formula="of:=IF([.J273]&lt;10; &quot;&lt;10&quot;; IF([.J273]&lt;20; &quot;10&lt;20&quot;; IF([.J27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formula="of:=IF([.F274]&gt;18;&quot;adult&quot;;&quot;child&quot;)" office:value-type="string" office:string-value="adult" calcext:value-type="string">
            <text:p>adult</text:p>
          </table:table-cell>
          <table:table-cell table:formula="of:=IF([.J274]&lt;10; &quot;&lt;10&quot;; IF([.J274]&lt;20; &quot;10&lt;20&quot;; IF([.J27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  <table:table-cell table:formula="of:=IF([.F275]&gt;18;&quot;adult&quot;;&quot;child&quot;)" office:value-type="string" office:string-value="adult" calcext:value-type="string">
            <text:p>adult</text:p>
          </table:table-cell>
          <table:table-cell table:formula="of:=IF([.J275]&lt;10; &quot;&lt;10&quot;; IF([.J275]&lt;20; &quot;10&lt;20&quot;; IF([.J275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76]&gt;18;&quot;adult&quot;;&quot;child&quot;)" office:value-type="string" office:string-value="child" calcext:value-type="string">
            <text:p>child</text:p>
          </table:table-cell>
          <table:table-cell table:formula="of:=IF([.J276]&lt;10; &quot;&lt;10&quot;; IF([.J276]&lt;20; &quot;10&lt;20&quot;; IF([.J27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  <table:table-cell table:formula="of:=IF([.F277]&gt;18;&quot;adult&quot;;&quot;child&quot;)" office:value-type="string" office:string-value="adult" calcext:value-type="string">
            <text:p>adult</text:p>
          </table:table-cell>
          <table:table-cell table:formula="of:=IF([.J277]&lt;10; &quot;&lt;10&quot;; IF([.J277]&lt;20; &quot;10&lt;20&quot;; IF([.J27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F278]&gt;18;&quot;adult&quot;;&quot;child&quot;)" office:value-type="string" office:string-value="adult" calcext:value-type="string">
            <text:p>adult</text:p>
          </table:table-cell>
          <table:table-cell table:formula="of:=IF([.J278]&lt;10; &quot;&lt;10&quot;; IF([.J278]&lt;20; &quot;10&lt;20&quot;; IF([.J27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279]&gt;18;&quot;adult&quot;;&quot;child&quot;)" office:value-type="string" office:string-value="child" calcext:value-type="string">
            <text:p>child</text:p>
          </table:table-cell>
          <table:table-cell table:formula="of:=IF([.J279]&lt;10; &quot;&lt;10&quot;; IF([.J279]&lt;20; &quot;10&lt;20&quot;; IF([.J27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F280]&gt;18;&quot;adult&quot;;&quot;child&quot;)" office:value-type="string" office:string-value="child" calcext:value-type="string">
            <text:p>child</text:p>
          </table:table-cell>
          <table:table-cell table:formula="of:=IF([.J280]&lt;10; &quot;&lt;10&quot;; IF([.J280]&lt;20; &quot;10&lt;20&quot;; IF([.J28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formula="of:=IF([.F281]&gt;18;&quot;adult&quot;;&quot;child&quot;)" office:value-type="string" office:string-value="adult" calcext:value-type="string">
            <text:p>adult</text:p>
          </table:table-cell>
          <table:table-cell table:formula="of:=IF([.J281]&lt;10; &quot;&lt;10&quot;; IF([.J281]&lt;20; &quot;10&lt;20&quot;; IF([.J281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82]&gt;18;&quot;adult&quot;;&quot;child&quot;)" office:value-type="string" office:string-value="adult" calcext:value-type="string">
            <text:p>adult</text:p>
          </table:table-cell>
          <table:table-cell table:formula="of:=IF([.J282]&lt;10; &quot;&lt;10&quot;; IF([.J282]&lt;20; &quot;10&lt;20&quot;; IF([.J28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283]&gt;18;&quot;adult&quot;;&quot;child&quot;)" office:value-type="string" office:string-value="adult" calcext:value-type="string">
            <text:p>adult</text:p>
          </table:table-cell>
          <table:table-cell table:formula="of:=IF([.J283]&lt;10; &quot;&lt;10&quot;; IF([.J283]&lt;20; &quot;10&lt;20&quot;; IF([.J28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284]&gt;18;&quot;adult&quot;;&quot;child&quot;)" office:value-type="string" office:string-value="child" calcext:value-type="string">
            <text:p>child</text:p>
          </table:table-cell>
          <table:table-cell table:formula="of:=IF([.J284]&lt;10; &quot;&lt;10&quot;; IF([.J284]&lt;20; &quot;10&lt;20&quot;; IF([.J28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285]&gt;18;&quot;adult&quot;;&quot;child&quot;)" office:value-type="string" office:string-value="adult" calcext:value-type="string">
            <text:p>adult</text:p>
          </table:table-cell>
          <table:table-cell table:formula="of:=IF([.J285]&lt;10; &quot;&lt;10&quot;; IF([.J285]&lt;20; &quot;10&lt;20&quot;; IF([.J28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  <table:table-cell table:formula="of:=IF([.F286]&gt;18;&quot;adult&quot;;&quot;child&quot;)" office:value-type="string" office:string-value="child" calcext:value-type="string">
            <text:p>child</text:p>
          </table:table-cell>
          <table:table-cell table:formula="of:=IF([.J286]&lt;10; &quot;&lt;10&quot;; IF([.J286]&lt;20; &quot;10&lt;20&quot;; IF([.J28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  <table:table-cell table:formula="of:=IF([.F287]&gt;18;&quot;adult&quot;;&quot;child&quot;)" office:value-type="string" office:string-value="adult" calcext:value-type="string">
            <text:p>adult</text:p>
          </table:table-cell>
          <table:table-cell table:formula="of:=IF([.J287]&lt;10; &quot;&lt;10&quot;; IF([.J287]&lt;20; &quot;10&lt;20&quot;; IF([.J28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288]&gt;18;&quot;adult&quot;;&quot;child&quot;)" office:value-type="string" office:string-value="adult" calcext:value-type="string">
            <text:p>adult</text:p>
          </table:table-cell>
          <table:table-cell table:formula="of:=IF([.J288]&lt;10; &quot;&lt;10&quot;; IF([.J288]&lt;20; &quot;10&lt;20&quot;; IF([.J28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289]&gt;18;&quot;adult&quot;;&quot;child&quot;)" office:value-type="string" office:string-value="adult" calcext:value-type="string">
            <text:p>adult</text:p>
          </table:table-cell>
          <table:table-cell table:formula="of:=IF([.J289]&lt;10; &quot;&lt;10&quot;; IF([.J289]&lt;20; &quot;10&lt;20&quot;; IF([.J28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290]&gt;18;&quot;adult&quot;;&quot;child&quot;)" office:value-type="string" office:string-value="adult" calcext:value-type="string">
            <text:p>adult</text:p>
          </table:table-cell>
          <table:table-cell table:formula="of:=IF([.J290]&lt;10; &quot;&lt;10&quot;; IF([.J290]&lt;20; &quot;10&lt;20&quot;; IF([.J29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291]&gt;18;&quot;adult&quot;;&quot;child&quot;)" office:value-type="string" office:string-value="adult" calcext:value-type="string">
            <text:p>adult</text:p>
          </table:table-cell>
          <table:table-cell table:formula="of:=IF([.J291]&lt;10; &quot;&lt;10&quot;; IF([.J291]&lt;20; &quot;10&lt;20&quot;; IF([.J29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  <table:table-cell table:formula="of:=IF([.F292]&gt;18;&quot;adult&quot;;&quot;child&quot;)" office:value-type="string" office:string-value="adult" calcext:value-type="string">
            <text:p>adult</text:p>
          </table:table-cell>
          <table:table-cell table:formula="of:=IF([.J292]&lt;10; &quot;&lt;10&quot;; IF([.J292]&lt;20; &quot;10&lt;20&quot;; IF([.J29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formula="of:=IF([.F293]&gt;18;&quot;adult&quot;;&quot;child&quot;)" office:value-type="string" office:string-value="adult" calcext:value-type="string">
            <text:p>adult</text:p>
          </table:table-cell>
          <table:table-cell table:formula="of:=IF([.J293]&lt;10; &quot;&lt;10&quot;; IF([.J293]&lt;20; &quot;10&lt;20&quot;; IF([.J29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IF([.F294]&gt;18;&quot;adult&quot;;&quot;child&quot;)" office:value-type="string" office:string-value="adult" calcext:value-type="string">
            <text:p>adult</text:p>
          </table:table-cell>
          <table:table-cell table:formula="of:=IF([.J294]&lt;10; &quot;&lt;10&quot;; IF([.J294]&lt;20; &quot;10&lt;20&quot;; IF([.J29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  <table:table-cell table:formula="of:=IF([.F295]&gt;18;&quot;adult&quot;;&quot;child&quot;)" office:value-type="string" office:string-value="adult" calcext:value-type="string">
            <text:p>adult</text:p>
          </table:table-cell>
          <table:table-cell table:formula="of:=IF([.J295]&lt;10; &quot;&lt;10&quot;; IF([.J295]&lt;20; &quot;10&lt;20&quot;; IF([.J29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296]&gt;18;&quot;adult&quot;;&quot;child&quot;)" office:value-type="string" office:string-value="adult" calcext:value-type="string">
            <text:p>adult</text:p>
          </table:table-cell>
          <table:table-cell table:formula="of:=IF([.J296]&lt;10; &quot;&lt;10&quot;; IF([.J296]&lt;20; &quot;10&lt;20&quot;; IF([.J29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F297]&gt;18;&quot;adult&quot;;&quot;child&quot;)" office:value-type="string" office:string-value="child" calcext:value-type="string">
            <text:p>child</text:p>
          </table:table-cell>
          <table:table-cell table:formula="of:=IF([.J297]&lt;10; &quot;&lt;10&quot;; IF([.J297]&lt;20; &quot;10&lt;20&quot;; IF([.J297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298]&gt;18;&quot;adult&quot;;&quot;child&quot;)" office:value-type="string" office:string-value="adult" calcext:value-type="string">
            <text:p>adult</text:p>
          </table:table-cell>
          <table:table-cell table:formula="of:=IF([.J298]&lt;10; &quot;&lt;10&quot;; IF([.J298]&lt;20; &quot;10&lt;20&quot;; IF([.J29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IF([.F299]&gt;18;&quot;adult&quot;;&quot;child&quot;)" office:value-type="string" office:string-value="child" calcext:value-type="string">
            <text:p>child</text:p>
          </table:table-cell>
          <table:table-cell table:formula="of:=IF([.J299]&lt;10; &quot;&lt;10&quot;; IF([.J299]&lt;20; &quot;10&lt;20&quot;; IF([.J29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formula="of:=IF([.F300]&gt;18;&quot;adult&quot;;&quot;child&quot;)" office:value-type="string" office:string-value="child" calcext:value-type="string">
            <text:p>child</text:p>
          </table:table-cell>
          <table:table-cell table:formula="of:=IF([.J300]&lt;10; &quot;&lt;10&quot;; IF([.J300]&lt;20; &quot;10&lt;20&quot;; IF([.J30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formula="of:=IF([.F301]&gt;18;&quot;adult&quot;;&quot;child&quot;)" office:value-type="string" office:string-value="adult" calcext:value-type="string">
            <text:p>adult</text:p>
          </table:table-cell>
          <table:table-cell table:formula="of:=IF([.J301]&lt;10; &quot;&lt;10&quot;; IF([.J301]&lt;20; &quot;10&lt;20&quot;; IF([.J30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302]&gt;18;&quot;adult&quot;;&quot;child&quot;)" office:value-type="string" office:string-value="child" calcext:value-type="string">
            <text:p>child</text:p>
          </table:table-cell>
          <table:table-cell table:formula="of:=IF([.J302]&lt;10; &quot;&lt;10&quot;; IF([.J302]&lt;20; &quot;10&lt;20&quot;; IF([.J30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formula="of:=IF([.F303]&gt;18;&quot;adult&quot;;&quot;child&quot;)" office:value-type="string" office:string-value="child" calcext:value-type="string">
            <text:p>child</text:p>
          </table:table-cell>
          <table:table-cell table:formula="of:=IF([.J303]&lt;10; &quot;&lt;10&quot;; IF([.J303]&lt;20; &quot;10&lt;20&quot;; IF([.J30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304]&gt;18;&quot;adult&quot;;&quot;child&quot;)" office:value-type="string" office:string-value="adult" calcext:value-type="string">
            <text:p>adult</text:p>
          </table:table-cell>
          <table:table-cell table:formula="of:=IF([.J304]&lt;10; &quot;&lt;10&quot;; IF([.J304]&lt;20; &quot;10&lt;20&quot;; IF([.J30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  <table:table-cell table:formula="of:=IF([.F305]&gt;18;&quot;adult&quot;;&quot;child&quot;)" office:value-type="string" office:string-value="child" calcext:value-type="string">
            <text:p>child</text:p>
          </table:table-cell>
          <table:table-cell table:formula="of:=IF([.J305]&lt;10; &quot;&lt;10&quot;; IF([.J305]&lt;20; &quot;10&lt;20&quot;; IF([.J30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306]&gt;18;&quot;adult&quot;;&quot;child&quot;)" office:value-type="string" office:string-value="child" calcext:value-type="string">
            <text:p>child</text:p>
          </table:table-cell>
          <table:table-cell table:formula="of:=IF([.J306]&lt;10; &quot;&lt;10&quot;; IF([.J306]&lt;20; &quot;10&lt;20&quot;; IF([.J30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IF([.F307]&gt;18;&quot;adult&quot;;&quot;child&quot;)" office:value-type="string" office:string-value="child" calcext:value-type="string">
            <text:p>child</text:p>
          </table:table-cell>
          <table:table-cell table:formula="of:=IF([.J307]&lt;10; &quot;&lt;10&quot;; IF([.J307]&lt;20; &quot;10&lt;20&quot;; IF([.J30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  <table:table-cell table:formula="of:=IF([.F308]&gt;18;&quot;adult&quot;;&quot;child&quot;)" office:value-type="string" office:string-value="child" calcext:value-type="string">
            <text:p>child</text:p>
          </table:table-cell>
          <table:table-cell table:formula="of:=IF([.J308]&lt;10; &quot;&lt;10&quot;; IF([.J308]&lt;20; &quot;10&lt;20&quot;; IF([.J30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formula="of:=IF([.F309]&gt;18;&quot;adult&quot;;&quot;child&quot;)" office:value-type="string" office:string-value="child" calcext:value-type="string">
            <text:p>child</text:p>
          </table:table-cell>
          <table:table-cell table:formula="of:=IF([.J309]&lt;10; &quot;&lt;10&quot;; IF([.J309]&lt;20; &quot;10&lt;20&quot;; IF([.J30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formula="of:=IF([.F310]&gt;18;&quot;adult&quot;;&quot;child&quot;)" office:value-type="string" office:string-value="adult" calcext:value-type="string">
            <text:p>adult</text:p>
          </table:table-cell>
          <table:table-cell table:formula="of:=IF([.J310]&lt;10; &quot;&lt;10&quot;; IF([.J310]&lt;20; &quot;10&lt;20&quot;; IF([.J31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  <table:table-cell table:formula="of:=IF([.F311]&gt;18;&quot;adult&quot;;&quot;child&quot;)" office:value-type="string" office:string-value="adult" calcext:value-type="string">
            <text:p>adult</text:p>
          </table:table-cell>
          <table:table-cell table:formula="of:=IF([.J311]&lt;10; &quot;&lt;10&quot;; IF([.J311]&lt;20; &quot;10&lt;20&quot;; IF([.J31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table:formula="of:=IF([.F312]&gt;18;&quot;adult&quot;;&quot;child&quot;)" office:value-type="string" office:string-value="adult" calcext:value-type="string">
            <text:p>adult</text:p>
          </table:table-cell>
          <table:table-cell table:formula="of:=IF([.J312]&lt;10; &quot;&lt;10&quot;; IF([.J312]&lt;20; &quot;10&lt;20&quot;; IF([.J31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IF([.F313]&gt;18;&quot;adult&quot;;&quot;child&quot;)" office:value-type="string" office:string-value="child" calcext:value-type="string">
            <text:p>child</text:p>
          </table:table-cell>
          <table:table-cell table:formula="of:=IF([.J313]&lt;10; &quot;&lt;10&quot;; IF([.J313]&lt;20; &quot;10&lt;20&quot;; IF([.J31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314]&gt;18;&quot;adult&quot;;&quot;child&quot;)" office:value-type="string" office:string-value="adult" calcext:value-type="string">
            <text:p>adult</text:p>
          </table:table-cell>
          <table:table-cell table:formula="of:=IF([.J314]&lt;10; &quot;&lt;10&quot;; IF([.J314]&lt;20; &quot;10&lt;20&quot;; IF([.J314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315]&gt;18;&quot;adult&quot;;&quot;child&quot;)" office:value-type="string" office:string-value="adult" calcext:value-type="string">
            <text:p>adult</text:p>
          </table:table-cell>
          <table:table-cell table:formula="of:=IF([.J315]&lt;10; &quot;&lt;10&quot;; IF([.J315]&lt;20; &quot;10&lt;20&quot;; IF([.J31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F316]&gt;18;&quot;adult&quot;;&quot;child&quot;)" office:value-type="string" office:string-value="adult" calcext:value-type="string">
            <text:p>adult</text:p>
          </table:table-cell>
          <table:table-cell table:formula="of:=IF([.J316]&lt;10; &quot;&lt;10&quot;; IF([.J316]&lt;20; &quot;10&lt;20&quot;; IF([.J31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317]&gt;18;&quot;adult&quot;;&quot;child&quot;)" office:value-type="string" office:string-value="adult" calcext:value-type="string">
            <text:p>adult</text:p>
          </table:table-cell>
          <table:table-cell table:formula="of:=IF([.J317]&lt;10; &quot;&lt;10&quot;; IF([.J317]&lt;20; &quot;10&lt;20&quot;; IF([.J31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318]&gt;18;&quot;adult&quot;;&quot;child&quot;)" office:value-type="string" office:string-value="adult" calcext:value-type="string">
            <text:p>adult</text:p>
          </table:table-cell>
          <table:table-cell table:formula="of:=IF([.J318]&lt;10; &quot;&lt;10&quot;; IF([.J318]&lt;20; &quot;10&lt;20&quot;; IF([.J31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  <table:table-cell table:formula="of:=IF([.F319]&gt;18;&quot;adult&quot;;&quot;child&quot;)" office:value-type="string" office:string-value="adult" calcext:value-type="string">
            <text:p>adult</text:p>
          </table:table-cell>
          <table:table-cell table:formula="of:=IF([.J319]&lt;10; &quot;&lt;10&quot;; IF([.J319]&lt;20; &quot;10&lt;20&quot;; IF([.J31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table:formula="of:=IF([.F320]&gt;18;&quot;adult&quot;;&quot;child&quot;)" office:value-type="string" office:string-value="adult" calcext:value-type="string">
            <text:p>adult</text:p>
          </table:table-cell>
          <table:table-cell table:formula="of:=IF([.J320]&lt;10; &quot;&lt;10&quot;; IF([.J320]&lt;20; &quot;10&lt;20&quot;; IF([.J32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table:formula="of:=IF([.F321]&gt;18;&quot;adult&quot;;&quot;child&quot;)" office:value-type="string" office:string-value="adult" calcext:value-type="string">
            <text:p>adult</text:p>
          </table:table-cell>
          <table:table-cell table:formula="of:=IF([.J321]&lt;10; &quot;&lt;10&quot;; IF([.J321]&lt;20; &quot;10&lt;20&quot;; IF([.J32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322]&gt;18;&quot;adult&quot;;&quot;child&quot;)" office:value-type="string" office:string-value="adult" calcext:value-type="string">
            <text:p>adult</text:p>
          </table:table-cell>
          <table:table-cell table:formula="of:=IF([.J322]&lt;10; &quot;&lt;10&quot;; IF([.J322]&lt;20; &quot;10&lt;20&quot;; IF([.J32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323]&gt;18;&quot;adult&quot;;&quot;child&quot;)" office:value-type="string" office:string-value="adult" calcext:value-type="string">
            <text:p>adult</text:p>
          </table:table-cell>
          <table:table-cell table:formula="of:=IF([.J323]&lt;10; &quot;&lt;10&quot;; IF([.J323]&lt;20; &quot;10&lt;20&quot;; IF([.J32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IF([.F324]&gt;18;&quot;adult&quot;;&quot;child&quot;)" office:value-type="string" office:string-value="adult" calcext:value-type="string">
            <text:p>adult</text:p>
          </table:table-cell>
          <table:table-cell table:formula="of:=IF([.J324]&lt;10; &quot;&lt;10&quot;; IF([.J324]&lt;20; &quot;10&lt;20&quot;; IF([.J32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table:formula="of:=IF([.F325]&gt;18;&quot;adult&quot;;&quot;child&quot;)" office:value-type="string" office:string-value="adult" calcext:value-type="string">
            <text:p>adult</text:p>
          </table:table-cell>
          <table:table-cell table:formula="of:=IF([.J325]&lt;10; &quot;&lt;10&quot;; IF([.J325]&lt;20; &quot;10&lt;20&quot;; IF([.J325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326]&gt;18;&quot;adult&quot;;&quot;child&quot;)" office:value-type="string" office:string-value="child" calcext:value-type="string">
            <text:p>child</text:p>
          </table:table-cell>
          <table:table-cell table:formula="of:=IF([.J326]&lt;10; &quot;&lt;10&quot;; IF([.J326]&lt;20; &quot;10&lt;20&quot;; IF([.J32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table:formula="of:=IF([.F327]&gt;18;&quot;adult&quot;;&quot;child&quot;)" office:value-type="string" office:string-value="adult" calcext:value-type="string">
            <text:p>adult</text:p>
          </table:table-cell>
          <table:table-cell table:formula="of:=IF([.J327]&lt;10; &quot;&lt;10&quot;; IF([.J327]&lt;20; &quot;10&lt;20&quot;; IF([.J32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  <table:table-cell table:formula="of:=IF([.F328]&gt;18;&quot;adult&quot;;&quot;child&quot;)" office:value-type="string" office:string-value="adult" calcext:value-type="string">
            <text:p>adult</text:p>
          </table:table-cell>
          <table:table-cell table:formula="of:=IF([.J328]&lt;10; &quot;&lt;10&quot;; IF([.J328]&lt;20; &quot;10&lt;20&quot;; IF([.J32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formula="of:=IF([.F329]&gt;18;&quot;adult&quot;;&quot;child&quot;)" office:value-type="string" office:string-value="adult" calcext:value-type="string">
            <text:p>adult</text:p>
          </table:table-cell>
          <table:table-cell table:formula="of:=IF([.J329]&lt;10; &quot;&lt;10&quot;; IF([.J329]&lt;20; &quot;10&lt;20&quot;; IF([.J32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IF([.F330]&gt;18;&quot;adult&quot;;&quot;child&quot;)" office:value-type="string" office:string-value="adult" calcext:value-type="string">
            <text:p>adult</text:p>
          </table:table-cell>
          <table:table-cell table:formula="of:=IF([.J330]&lt;10; &quot;&lt;10&quot;; IF([.J330]&lt;20; &quot;10&lt;20&quot;; IF([.J33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formula="of:=IF([.F331]&gt;18;&quot;adult&quot;;&quot;child&quot;)" office:value-type="string" office:string-value="child" calcext:value-type="string">
            <text:p>child</text:p>
          </table:table-cell>
          <table:table-cell table:formula="of:=IF([.J331]&lt;10; &quot;&lt;10&quot;; IF([.J331]&lt;20; &quot;10&lt;20&quot;; IF([.J33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table:formula="of:=IF([.F332]&gt;18;&quot;adult&quot;;&quot;child&quot;)" office:value-type="string" office:string-value="child" calcext:value-type="string">
            <text:p>child</text:p>
          </table:table-cell>
          <table:table-cell table:formula="of:=IF([.J332]&lt;10; &quot;&lt;10&quot;; IF([.J332]&lt;20; &quot;10&lt;20&quot;; IF([.J332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formula="of:=IF([.F333]&gt;18;&quot;adult&quot;;&quot;child&quot;)" office:value-type="string" office:string-value="adult" calcext:value-type="string">
            <text:p>adult</text:p>
          </table:table-cell>
          <table:table-cell table:formula="of:=IF([.J333]&lt;10; &quot;&lt;10&quot;; IF([.J333]&lt;20; &quot;10&lt;20&quot;; IF([.J33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  <table:table-cell table:formula="of:=IF([.F334]&gt;18;&quot;adult&quot;;&quot;child&quot;)" office:value-type="string" office:string-value="adult" calcext:value-type="string">
            <text:p>adult</text:p>
          </table:table-cell>
          <table:table-cell table:formula="of:=IF([.J334]&lt;10; &quot;&lt;10&quot;; IF([.J334]&lt;20; &quot;10&lt;20&quot;; IF([.J33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table:formula="of:=IF([.F335]&gt;18;&quot;adult&quot;;&quot;child&quot;)" office:value-type="string" office:string-value="child" calcext:value-type="string">
            <text:p>child</text:p>
          </table:table-cell>
          <table:table-cell table:formula="of:=IF([.J335]&lt;10; &quot;&lt;10&quot;; IF([.J335]&lt;20; &quot;10&lt;20&quot;; IF([.J33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formula="of:=IF([.F336]&gt;18;&quot;adult&quot;;&quot;child&quot;)" office:value-type="string" office:string-value="child" calcext:value-type="string">
            <text:p>child</text:p>
          </table:table-cell>
          <table:table-cell table:formula="of:=IF([.J336]&lt;10; &quot;&lt;10&quot;; IF([.J336]&lt;20; &quot;10&lt;20&quot;; IF([.J33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337]&gt;18;&quot;adult&quot;;&quot;child&quot;)" office:value-type="string" office:string-value="child" calcext:value-type="string">
            <text:p>child</text:p>
          </table:table-cell>
          <table:table-cell table:formula="of:=IF([.J337]&lt;10; &quot;&lt;10&quot;; IF([.J337]&lt;20; &quot;10&lt;20&quot;; IF([.J33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formula="of:=IF([.F338]&gt;18;&quot;adult&quot;;&quot;child&quot;)" office:value-type="string" office:string-value="adult" calcext:value-type="string">
            <text:p>adult</text:p>
          </table:table-cell>
          <table:table-cell table:formula="of:=IF([.J338]&lt;10; &quot;&lt;10&quot;; IF([.J338]&lt;20; &quot;10&lt;20&quot;; IF([.J33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  <table:table-cell table:formula="of:=IF([.F339]&gt;18;&quot;adult&quot;;&quot;child&quot;)" office:value-type="string" office:string-value="adult" calcext:value-type="string">
            <text:p>adult</text:p>
          </table:table-cell>
          <table:table-cell table:formula="of:=IF([.J339]&lt;10; &quot;&lt;10&quot;; IF([.J339]&lt;20; &quot;10&lt;20&quot;; IF([.J33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340]&gt;18;&quot;adult&quot;;&quot;child&quot;)" office:value-type="string" office:string-value="adult" calcext:value-type="string">
            <text:p>adult</text:p>
          </table:table-cell>
          <table:table-cell table:formula="of:=IF([.J340]&lt;10; &quot;&lt;10&quot;; IF([.J340]&lt;20; &quot;10&lt;20&quot;; IF([.J34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formula="of:=IF([.F341]&gt;18;&quot;adult&quot;;&quot;child&quot;)" office:value-type="string" office:string-value="adult" calcext:value-type="string">
            <text:p>adult</text:p>
          </table:table-cell>
          <table:table-cell table:formula="of:=IF([.J341]&lt;10; &quot;&lt;10&quot;; IF([.J341]&lt;20; &quot;10&lt;20&quot;; IF([.J34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formula="of:=IF([.F342]&gt;18;&quot;adult&quot;;&quot;child&quot;)" office:value-type="string" office:string-value="child" calcext:value-type="string">
            <text:p>child</text:p>
          </table:table-cell>
          <table:table-cell table:formula="of:=IF([.J342]&lt;10; &quot;&lt;10&quot;; IF([.J342]&lt;20; &quot;10&lt;20&quot;; IF([.J342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F343]&gt;18;&quot;adult&quot;;&quot;child&quot;)" office:value-type="string" office:string-value="adult" calcext:value-type="string">
            <text:p>adult</text:p>
          </table:table-cell>
          <table:table-cell table:formula="of:=IF([.J343]&lt;10; &quot;&lt;10&quot;; IF([.J343]&lt;20; &quot;10&lt;20&quot;; IF([.J34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344]&gt;18;&quot;adult&quot;;&quot;child&quot;)" office:value-type="string" office:string-value="adult" calcext:value-type="string">
            <text:p>adult</text:p>
          </table:table-cell>
          <table:table-cell table:formula="of:=IF([.J344]&lt;10; &quot;&lt;10&quot;; IF([.J344]&lt;20; &quot;10&lt;20&quot;; IF([.J34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345]&gt;18;&quot;adult&quot;;&quot;child&quot;)" office:value-type="string" office:string-value="adult" calcext:value-type="string">
            <text:p>adult</text:p>
          </table:table-cell>
          <table:table-cell table:formula="of:=IF([.J345]&lt;10; &quot;&lt;10&quot;; IF([.J345]&lt;20; &quot;10&lt;20&quot;; IF([.J34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346]&gt;18;&quot;adult&quot;;&quot;child&quot;)" office:value-type="string" office:string-value="adult" calcext:value-type="string">
            <text:p>adult</text:p>
          </table:table-cell>
          <table:table-cell table:formula="of:=IF([.J346]&lt;10; &quot;&lt;10&quot;; IF([.J346]&lt;20; &quot;10&lt;20&quot;; IF([.J346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IF([.F347]&gt;18;&quot;adult&quot;;&quot;child&quot;)" office:value-type="string" office:string-value="adult" calcext:value-type="string">
            <text:p>adult</text:p>
          </table:table-cell>
          <table:table-cell table:formula="of:=IF([.J347]&lt;10; &quot;&lt;10&quot;; IF([.J347]&lt;20; &quot;10&lt;20&quot;; IF([.J34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348]&gt;18;&quot;adult&quot;;&quot;child&quot;)" office:value-type="string" office:string-value="adult" calcext:value-type="string">
            <text:p>adult</text:p>
          </table:table-cell>
          <table:table-cell table:formula="of:=IF([.J348]&lt;10; &quot;&lt;10&quot;; IF([.J348]&lt;20; &quot;10&lt;20&quot;; IF([.J34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349]&gt;18;&quot;adult&quot;;&quot;child&quot;)" office:value-type="string" office:string-value="child" calcext:value-type="string">
            <text:p>child</text:p>
          </table:table-cell>
          <table:table-cell table:formula="of:=IF([.J349]&lt;10; &quot;&lt;10&quot;; IF([.J349]&lt;20; &quot;10&lt;20&quot;; IF([.J34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formula="of:=IF([.F350]&gt;18;&quot;adult&quot;;&quot;child&quot;)" office:value-type="string" office:string-value="child" calcext:value-type="string">
            <text:p>child</text:p>
          </table:table-cell>
          <table:table-cell table:formula="of:=IF([.J350]&lt;10; &quot;&lt;10&quot;; IF([.J350]&lt;20; &quot;10&lt;20&quot;; IF([.J35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351]&gt;18;&quot;adult&quot;;&quot;child&quot;)" office:value-type="string" office:string-value="adult" calcext:value-type="string">
            <text:p>adult</text:p>
          </table:table-cell>
          <table:table-cell table:formula="of:=IF([.J351]&lt;10; &quot;&lt;10&quot;; IF([.J351]&lt;20; &quot;10&lt;20&quot;; IF([.J35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formula="of:=IF([.F352]&gt;18;&quot;adult&quot;;&quot;child&quot;)" office:value-type="string" office:string-value="adult" calcext:value-type="string">
            <text:p>adult</text:p>
          </table:table-cell>
          <table:table-cell table:formula="of:=IF([.J352]&lt;10; &quot;&lt;10&quot;; IF([.J352]&lt;20; &quot;10&lt;20&quot;; IF([.J35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  <table:table-cell table:formula="of:=IF([.F353]&gt;18;&quot;adult&quot;;&quot;child&quot;)" office:value-type="string" office:string-value="child" calcext:value-type="string">
            <text:p>child</text:p>
          </table:table-cell>
          <table:table-cell table:formula="of:=IF([.J353]&lt;10; &quot;&lt;10&quot;; IF([.J353]&lt;20; &quot;10&lt;20&quot;; IF([.J35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354]&gt;18;&quot;adult&quot;;&quot;child&quot;)" office:value-type="string" office:string-value="child" calcext:value-type="string">
            <text:p>child</text:p>
          </table:table-cell>
          <table:table-cell table:formula="of:=IF([.J354]&lt;10; &quot;&lt;10&quot;; IF([.J354]&lt;20; &quot;10&lt;20&quot;; IF([.J35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  <table:table-cell table:formula="of:=IF([.F355]&gt;18;&quot;adult&quot;;&quot;child&quot;)" office:value-type="string" office:string-value="adult" calcext:value-type="string">
            <text:p>adult</text:p>
          </table:table-cell>
          <table:table-cell table:formula="of:=IF([.J355]&lt;10; &quot;&lt;10&quot;; IF([.J355]&lt;20; &quot;10&lt;20&quot;; IF([.J35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356]&gt;18;&quot;adult&quot;;&quot;child&quot;)" office:value-type="string" office:string-value="child" calcext:value-type="string">
            <text:p>child</text:p>
          </table:table-cell>
          <table:table-cell table:formula="of:=IF([.J356]&lt;10; &quot;&lt;10&quot;; IF([.J356]&lt;20; &quot;10&lt;20&quot;; IF([.J35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357]&gt;18;&quot;adult&quot;;&quot;child&quot;)" office:value-type="string" office:string-value="adult" calcext:value-type="string">
            <text:p>adult</text:p>
          </table:table-cell>
          <table:table-cell table:formula="of:=IF([.J357]&lt;10; &quot;&lt;10&quot;; IF([.J357]&lt;20; &quot;10&lt;20&quot;; IF([.J35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table:formula="of:=IF([.F358]&gt;18;&quot;adult&quot;;&quot;child&quot;)" office:value-type="string" office:string-value="adult" calcext:value-type="string">
            <text:p>adult</text:p>
          </table:table-cell>
          <table:table-cell table:formula="of:=IF([.J358]&lt;10; &quot;&lt;10&quot;; IF([.J358]&lt;20; &quot;10&lt;20&quot;; IF([.J35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359]&gt;18;&quot;adult&quot;;&quot;child&quot;)" office:value-type="string" office:string-value="adult" calcext:value-type="string">
            <text:p>adult</text:p>
          </table:table-cell>
          <table:table-cell table:formula="of:=IF([.J359]&lt;10; &quot;&lt;10&quot;; IF([.J359]&lt;20; &quot;10&lt;20&quot;; IF([.J35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F360]&gt;18;&quot;adult&quot;;&quot;child&quot;)" office:value-type="string" office:string-value="child" calcext:value-type="string">
            <text:p>child</text:p>
          </table:table-cell>
          <table:table-cell table:formula="of:=IF([.J360]&lt;10; &quot;&lt;10&quot;; IF([.J360]&lt;20; &quot;10&lt;20&quot;; IF([.J36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formula="of:=IF([.F361]&gt;18;&quot;adult&quot;;&quot;child&quot;)" office:value-type="string" office:string-value="child" calcext:value-type="string">
            <text:p>child</text:p>
          </table:table-cell>
          <table:table-cell table:formula="of:=IF([.J361]&lt;10; &quot;&lt;10&quot;; IF([.J361]&lt;20; &quot;10&lt;20&quot;; IF([.J36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F362]&gt;18;&quot;adult&quot;;&quot;child&quot;)" office:value-type="string" office:string-value="adult" calcext:value-type="string">
            <text:p>adult</text:p>
          </table:table-cell>
          <table:table-cell table:formula="of:=IF([.J362]&lt;10; &quot;&lt;10&quot;; IF([.J362]&lt;20; &quot;10&lt;20&quot;; IF([.J362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formula="of:=IF([.F363]&gt;18;&quot;adult&quot;;&quot;child&quot;)" office:value-type="string" office:string-value="adult" calcext:value-type="string">
            <text:p>adult</text:p>
          </table:table-cell>
          <table:table-cell table:formula="of:=IF([.J363]&lt;10; &quot;&lt;10&quot;; IF([.J363]&lt;20; &quot;10&lt;20&quot;; IF([.J36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364]&gt;18;&quot;adult&quot;;&quot;child&quot;)" office:value-type="string" office:string-value="adult" calcext:value-type="string">
            <text:p>adult</text:p>
          </table:table-cell>
          <table:table-cell table:formula="of:=IF([.J364]&lt;10; &quot;&lt;10&quot;; IF([.J364]&lt;20; &quot;10&lt;20&quot;; IF([.J36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365]&gt;18;&quot;adult&quot;;&quot;child&quot;)" office:value-type="string" office:string-value="adult" calcext:value-type="string">
            <text:p>adult</text:p>
          </table:table-cell>
          <table:table-cell table:formula="of:=IF([.J365]&lt;10; &quot;&lt;10&quot;; IF([.J365]&lt;20; &quot;10&lt;20&quot;; IF([.J36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366]&gt;18;&quot;adult&quot;;&quot;child&quot;)" office:value-type="string" office:string-value="child" calcext:value-type="string">
            <text:p>child</text:p>
          </table:table-cell>
          <table:table-cell table:formula="of:=IF([.J366]&lt;10; &quot;&lt;10&quot;; IF([.J366]&lt;20; &quot;10&lt;20&quot;; IF([.J366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367]&gt;18;&quot;adult&quot;;&quot;child&quot;)" office:value-type="string" office:string-value="adult" calcext:value-type="string">
            <text:p>adult</text:p>
          </table:table-cell>
          <table:table-cell table:formula="of:=IF([.J367]&lt;10; &quot;&lt;10&quot;; IF([.J367]&lt;20; &quot;10&lt;20&quot;; IF([.J36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formula="of:=IF([.F368]&gt;18;&quot;adult&quot;;&quot;child&quot;)" office:value-type="string" office:string-value="adult" calcext:value-type="string">
            <text:p>adult</text:p>
          </table:table-cell>
          <table:table-cell table:formula="of:=IF([.J368]&lt;10; &quot;&lt;10&quot;; IF([.J368]&lt;20; &quot;10&lt;20&quot;; IF([.J36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369]&gt;18;&quot;adult&quot;;&quot;child&quot;)" office:value-type="string" office:string-value="child" calcext:value-type="string">
            <text:p>child</text:p>
          </table:table-cell>
          <table:table-cell table:formula="of:=IF([.J369]&lt;10; &quot;&lt;10&quot;; IF([.J369]&lt;20; &quot;10&lt;20&quot;; IF([.J36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370]&gt;18;&quot;adult&quot;;&quot;child&quot;)" office:value-type="string" office:string-value="child" calcext:value-type="string">
            <text:p>child</text:p>
          </table:table-cell>
          <table:table-cell table:formula="of:=IF([.J370]&lt;10; &quot;&lt;10&quot;; IF([.J370]&lt;20; &quot;10&lt;20&quot;; IF([.J37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formula="of:=IF([.F371]&gt;18;&quot;adult&quot;;&quot;child&quot;)" office:value-type="string" office:string-value="adult" calcext:value-type="string">
            <text:p>adult</text:p>
          </table:table-cell>
          <table:table-cell table:formula="of:=IF([.J371]&lt;10; &quot;&lt;10&quot;; IF([.J371]&lt;20; &quot;10&lt;20&quot;; IF([.J37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table:formula="of:=IF([.F372]&gt;18;&quot;adult&quot;;&quot;child&quot;)" office:value-type="string" office:string-value="adult" calcext:value-type="string">
            <text:p>adult</text:p>
          </table:table-cell>
          <table:table-cell table:formula="of:=IF([.J372]&lt;10; &quot;&lt;10&quot;; IF([.J372]&lt;20; &quot;10&lt;20&quot;; IF([.J37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formula="of:=IF([.F373]&gt;18;&quot;adult&quot;;&quot;child&quot;)" office:value-type="string" office:string-value="child" calcext:value-type="string">
            <text:p>child</text:p>
          </table:table-cell>
          <table:table-cell table:formula="of:=IF([.J373]&lt;10; &quot;&lt;10&quot;; IF([.J373]&lt;20; &quot;10&lt;20&quot;; IF([.J37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374]&gt;18;&quot;adult&quot;;&quot;child&quot;)" office:value-type="string" office:string-value="adult" calcext:value-type="string">
            <text:p>adult</text:p>
          </table:table-cell>
          <table:table-cell table:formula="of:=IF([.J374]&lt;10; &quot;&lt;10&quot;; IF([.J374]&lt;20; &quot;10&lt;20&quot;; IF([.J37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  <table:table-cell table:formula="of:=IF([.F375]&gt;18;&quot;adult&quot;;&quot;child&quot;)" office:value-type="string" office:string-value="adult" calcext:value-type="string">
            <text:p>adult</text:p>
          </table:table-cell>
          <table:table-cell table:formula="of:=IF([.J375]&lt;10; &quot;&lt;10&quot;; IF([.J375]&lt;20; &quot;10&lt;20&quot;; IF([.J37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F376]&gt;18;&quot;adult&quot;;&quot;child&quot;)" office:value-type="string" office:string-value="child" calcext:value-type="string">
            <text:p>child</text:p>
          </table:table-cell>
          <table:table-cell table:formula="of:=IF([.J376]&lt;10; &quot;&lt;10&quot;; IF([.J376]&lt;20; &quot;10&lt;20&quot;; IF([.J37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formula="of:=IF([.F377]&gt;18;&quot;adult&quot;;&quot;child&quot;)" office:value-type="string" office:string-value="child" calcext:value-type="string">
            <text:p>child</text:p>
          </table:table-cell>
          <table:table-cell table:formula="of:=IF([.J377]&lt;10; &quot;&lt;10&quot;; IF([.J377]&lt;20; &quot;10&lt;20&quot;; IF([.J37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378]&gt;18;&quot;adult&quot;;&quot;child&quot;)" office:value-type="string" office:string-value="adult" calcext:value-type="string">
            <text:p>adult</text:p>
          </table:table-cell>
          <table:table-cell table:formula="of:=IF([.J378]&lt;10; &quot;&lt;10&quot;; IF([.J378]&lt;20; &quot;10&lt;20&quot;; IF([.J37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  <table:table-cell table:formula="of:=IF([.F379]&gt;18;&quot;adult&quot;;&quot;child&quot;)" office:value-type="string" office:string-value="adult" calcext:value-type="string">
            <text:p>adult</text:p>
          </table:table-cell>
          <table:table-cell table:formula="of:=IF([.J379]&lt;10; &quot;&lt;10&quot;; IF([.J379]&lt;20; &quot;10&lt;20&quot;; IF([.J37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  <table:table-cell table:formula="of:=IF([.F380]&gt;18;&quot;adult&quot;;&quot;child&quot;)" office:value-type="string" office:string-value="adult" calcext:value-type="string">
            <text:p>adult</text:p>
          </table:table-cell>
          <table:table-cell table:formula="of:=IF([.J380]&lt;10; &quot;&lt;10&quot;; IF([.J380]&lt;20; &quot;10&lt;20&quot;; IF([.J38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381]&gt;18;&quot;adult&quot;;&quot;child&quot;)" office:value-type="string" office:string-value="adult" calcext:value-type="string">
            <text:p>adult</text:p>
          </table:table-cell>
          <table:table-cell table:formula="of:=IF([.J381]&lt;10; &quot;&lt;10&quot;; IF([.J381]&lt;20; &quot;10&lt;20&quot;; IF([.J38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formula="of:=IF([.F382]&gt;18;&quot;adult&quot;;&quot;child&quot;)" office:value-type="string" office:string-value="adult" calcext:value-type="string">
            <text:p>adult</text:p>
          </table:table-cell>
          <table:table-cell table:formula="of:=IF([.J382]&lt;10; &quot;&lt;10&quot;; IF([.J382]&lt;20; &quot;10&lt;20&quot;; IF([.J38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formula="of:=IF([.F383]&gt;18;&quot;adult&quot;;&quot;child&quot;)" office:value-type="string" office:string-value="child" calcext:value-type="string">
            <text:p>child</text:p>
          </table:table-cell>
          <table:table-cell table:formula="of:=IF([.J383]&lt;10; &quot;&lt;10&quot;; IF([.J383]&lt;20; &quot;10&lt;20&quot;; IF([.J38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384]&gt;18;&quot;adult&quot;;&quot;child&quot;)" office:value-type="string" office:string-value="adult" calcext:value-type="string">
            <text:p>adult</text:p>
          </table:table-cell>
          <table:table-cell table:formula="of:=IF([.J384]&lt;10; &quot;&lt;10&quot;; IF([.J384]&lt;20; &quot;10&lt;20&quot;; IF([.J38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  <table:table-cell table:formula="of:=IF([.F385]&gt;18;&quot;adult&quot;;&quot;child&quot;)" office:value-type="string" office:string-value="adult" calcext:value-type="string">
            <text:p>adult</text:p>
          </table:table-cell>
          <table:table-cell table:formula="of:=IF([.J385]&lt;10; &quot;&lt;10&quot;; IF([.J385]&lt;20; &quot;10&lt;20&quot;; IF([.J38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386]&gt;18;&quot;adult&quot;;&quot;child&quot;)" office:value-type="string" office:string-value="child" calcext:value-type="string">
            <text:p>child</text:p>
          </table:table-cell>
          <table:table-cell table:formula="of:=IF([.J386]&lt;10; &quot;&lt;10&quot;; IF([.J386]&lt;20; &quot;10&lt;20&quot;; IF([.J38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F387]&gt;18;&quot;adult&quot;;&quot;child&quot;)" office:value-type="string" office:string-value="child" calcext:value-type="string">
            <text:p>child</text:p>
          </table:table-cell>
          <table:table-cell table:formula="of:=IF([.J387]&lt;10; &quot;&lt;10&quot;; IF([.J387]&lt;20; &quot;10&lt;20&quot;; IF([.J38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F388]&gt;18;&quot;adult&quot;;&quot;child&quot;)" office:value-type="string" office:string-value="child" calcext:value-type="string">
            <text:p>child</text:p>
          </table:table-cell>
          <table:table-cell table:formula="of:=IF([.J388]&lt;10; &quot;&lt;10&quot;; IF([.J388]&lt;20; &quot;10&lt;20&quot;; IF([.J38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389]&gt;18;&quot;adult&quot;;&quot;child&quot;)" office:value-type="string" office:string-value="adult" calcext:value-type="string">
            <text:p>adult</text:p>
          </table:table-cell>
          <table:table-cell table:formula="of:=IF([.J389]&lt;10; &quot;&lt;10&quot;; IF([.J389]&lt;20; &quot;10&lt;20&quot;; IF([.J38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  <table:table-cell table:formula="of:=IF([.F390]&gt;18;&quot;adult&quot;;&quot;child&quot;)" office:value-type="string" office:string-value="child" calcext:value-type="string">
            <text:p>child</text:p>
          </table:table-cell>
          <table:table-cell table:formula="of:=IF([.J390]&lt;10; &quot;&lt;10&quot;; IF([.J390]&lt;20; &quot;10&lt;20&quot;; IF([.J39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  <table:table-cell table:formula="of:=IF([.F391]&gt;18;&quot;adult&quot;;&quot;child&quot;)" office:value-type="string" office:string-value="child" calcext:value-type="string">
            <text:p>child</text:p>
          </table:table-cell>
          <table:table-cell table:formula="of:=IF([.J391]&lt;10; &quot;&lt;10&quot;; IF([.J391]&lt;20; &quot;10&lt;20&quot;; IF([.J39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F392]&gt;18;&quot;adult&quot;;&quot;child&quot;)" office:value-type="string" office:string-value="adult" calcext:value-type="string">
            <text:p>adult</text:p>
          </table:table-cell>
          <table:table-cell table:formula="of:=IF([.J392]&lt;10; &quot;&lt;10&quot;; IF([.J392]&lt;20; &quot;10&lt;20&quot;; IF([.J39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F393]&gt;18;&quot;adult&quot;;&quot;child&quot;)" office:value-type="string" office:string-value="adult" calcext:value-type="string">
            <text:p>adult</text:p>
          </table:table-cell>
          <table:table-cell table:formula="of:=IF([.J393]&lt;10; &quot;&lt;10&quot;; IF([.J393]&lt;20; &quot;10&lt;20&quot;; IF([.J39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394]&gt;18;&quot;adult&quot;;&quot;child&quot;)" office:value-type="string" office:string-value="adult" calcext:value-type="string">
            <text:p>adult</text:p>
          </table:table-cell>
          <table:table-cell table:formula="of:=IF([.J394]&lt;10; &quot;&lt;10&quot;; IF([.J394]&lt;20; &quot;10&lt;20&quot;; IF([.J39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table:formula="of:=IF([.F395]&gt;18;&quot;adult&quot;;&quot;child&quot;)" office:value-type="string" office:string-value="adult" calcext:value-type="string">
            <text:p>adult</text:p>
          </table:table-cell>
          <table:table-cell table:formula="of:=IF([.J395]&lt;10; &quot;&lt;10&quot;; IF([.J395]&lt;20; &quot;10&lt;20&quot;; IF([.J39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formula="of:=IF([.F396]&gt;18;&quot;adult&quot;;&quot;child&quot;)" office:value-type="string" office:string-value="adult" calcext:value-type="string">
            <text:p>adult</text:p>
          </table:table-cell>
          <table:table-cell table:formula="of:=IF([.J396]&lt;10; &quot;&lt;10&quot;; IF([.J396]&lt;20; &quot;10&lt;20&quot;; IF([.J396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F397]&gt;18;&quot;adult&quot;;&quot;child&quot;)" office:value-type="string" office:string-value="adult" calcext:value-type="string">
            <text:p>adult</text:p>
          </table:table-cell>
          <table:table-cell table:formula="of:=IF([.J397]&lt;10; &quot;&lt;10&quot;; IF([.J397]&lt;20; &quot;10&lt;20&quot;; IF([.J39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398]&gt;18;&quot;adult&quot;;&quot;child&quot;)" office:value-type="string" office:string-value="adult" calcext:value-type="string">
            <text:p>adult</text:p>
          </table:table-cell>
          <table:table-cell table:formula="of:=IF([.J398]&lt;10; &quot;&lt;10&quot;; IF([.J398]&lt;20; &quot;10&lt;20&quot;; IF([.J39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399]&gt;18;&quot;adult&quot;;&quot;child&quot;)" office:value-type="string" office:string-value="adult" calcext:value-type="string">
            <text:p>adult</text:p>
          </table:table-cell>
          <table:table-cell table:formula="of:=IF([.J399]&lt;10; &quot;&lt;10&quot;; IF([.J399]&lt;20; &quot;10&lt;20&quot;; IF([.J39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400]&gt;18;&quot;adult&quot;;&quot;child&quot;)" office:value-type="string" office:string-value="adult" calcext:value-type="string">
            <text:p>adult</text:p>
          </table:table-cell>
          <table:table-cell table:formula="of:=IF([.J400]&lt;10; &quot;&lt;10&quot;; IF([.J400]&lt;20; &quot;10&lt;20&quot;; IF([.J40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  <table:table-cell table:formula="of:=IF([.F401]&gt;18;&quot;adult&quot;;&quot;child&quot;)" office:value-type="string" office:string-value="adult" calcext:value-type="string">
            <text:p>adult</text:p>
          </table:table-cell>
          <table:table-cell table:formula="of:=IF([.J401]&lt;10; &quot;&lt;10&quot;; IF([.J401]&lt;20; &quot;10&lt;20&quot;; IF([.J40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402]&gt;18;&quot;adult&quot;;&quot;child&quot;)" office:value-type="string" office:string-value="adult" calcext:value-type="string">
            <text:p>adult</text:p>
          </table:table-cell>
          <table:table-cell table:formula="of:=IF([.J402]&lt;10; &quot;&lt;10&quot;; IF([.J402]&lt;20; &quot;10&lt;20&quot;; IF([.J40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03]&gt;18;&quot;adult&quot;;&quot;child&quot;)" office:value-type="string" office:string-value="adult" calcext:value-type="string">
            <text:p>adult</text:p>
          </table:table-cell>
          <table:table-cell table:formula="of:=IF([.J403]&lt;10; &quot;&lt;10&quot;; IF([.J403]&lt;20; &quot;10&lt;20&quot;; IF([.J40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  <table:table-cell table:formula="of:=IF([.F404]&gt;18;&quot;adult&quot;;&quot;child&quot;)" office:value-type="string" office:string-value="adult" calcext:value-type="string">
            <text:p>adult</text:p>
          </table:table-cell>
          <table:table-cell table:formula="of:=IF([.J404]&lt;10; &quot;&lt;10&quot;; IF([.J404]&lt;20; &quot;10&lt;20&quot;; IF([.J40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  <table:table-cell table:formula="of:=IF([.F405]&gt;18;&quot;adult&quot;;&quot;child&quot;)" office:value-type="string" office:string-value="adult" calcext:value-type="string">
            <text:p>adult</text:p>
          </table:table-cell>
          <table:table-cell table:formula="of:=IF([.J405]&lt;10; &quot;&lt;10&quot;; IF([.J405]&lt;20; &quot;10&lt;20&quot;; IF([.J40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406]&gt;18;&quot;adult&quot;;&quot;child&quot;)" office:value-type="string" office:string-value="adult" calcext:value-type="string">
            <text:p>adult</text:p>
          </table:table-cell>
          <table:table-cell table:formula="of:=IF([.J406]&lt;10; &quot;&lt;10&quot;; IF([.J406]&lt;20; &quot;10&lt;20&quot;; IF([.J40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F407]&gt;18;&quot;adult&quot;;&quot;child&quot;)" office:value-type="string" office:string-value="adult" calcext:value-type="string">
            <text:p>adult</text:p>
          </table:table-cell>
          <table:table-cell table:formula="of:=IF([.J407]&lt;10; &quot;&lt;10&quot;; IF([.J407]&lt;20; &quot;10&lt;20&quot;; IF([.J407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F408]&gt;18;&quot;adult&quot;;&quot;child&quot;)" office:value-type="string" office:string-value="adult" calcext:value-type="string">
            <text:p>adult</text:p>
          </table:table-cell>
          <table:table-cell table:formula="of:=IF([.J408]&lt;10; &quot;&lt;10&quot;; IF([.J408]&lt;20; &quot;10&lt;20&quot;; IF([.J40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IF([.F409]&gt;18;&quot;adult&quot;;&quot;child&quot;)" office:value-type="string" office:string-value="child" calcext:value-type="string">
            <text:p>child</text:p>
          </table:table-cell>
          <table:table-cell table:formula="of:=IF([.J409]&lt;10; &quot;&lt;10&quot;; IF([.J409]&lt;20; &quot;10&lt;20&quot;; IF([.J40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410]&gt;18;&quot;adult&quot;;&quot;child&quot;)" office:value-type="string" office:string-value="adult" calcext:value-type="string">
            <text:p>adult</text:p>
          </table:table-cell>
          <table:table-cell table:formula="of:=IF([.J410]&lt;10; &quot;&lt;10&quot;; IF([.J410]&lt;20; &quot;10&lt;20&quot;; IF([.J41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F411]&gt;18;&quot;adult&quot;;&quot;child&quot;)" office:value-type="string" office:string-value="child" calcext:value-type="string">
            <text:p>child</text:p>
          </table:table-cell>
          <table:table-cell table:formula="of:=IF([.J411]&lt;10; &quot;&lt;10&quot;; IF([.J411]&lt;20; &quot;10&lt;20&quot;; IF([.J411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412]&gt;18;&quot;adult&quot;;&quot;child&quot;)" office:value-type="string" office:string-value="child" calcext:value-type="string">
            <text:p>child</text:p>
          </table:table-cell>
          <table:table-cell table:formula="of:=IF([.J412]&lt;10; &quot;&lt;10&quot;; IF([.J412]&lt;20; &quot;10&lt;20&quot;; IF([.J41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  <table:table-cell table:formula="of:=IF([.F413]&gt;18;&quot;adult&quot;;&quot;child&quot;)" office:value-type="string" office:string-value="child" calcext:value-type="string">
            <text:p>child</text:p>
          </table:table-cell>
          <table:table-cell table:formula="of:=IF([.J413]&lt;10; &quot;&lt;10&quot;; IF([.J413]&lt;20; &quot;10&lt;20&quot;; IF([.J41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table:formula="of:=IF([.F414]&gt;18;&quot;adult&quot;;&quot;child&quot;)" office:value-type="string" office:string-value="adult" calcext:value-type="string">
            <text:p>adult</text:p>
          </table:table-cell>
          <table:table-cell table:formula="of:=IF([.J414]&lt;10; &quot;&lt;10&quot;; IF([.J414]&lt;20; &quot;10&lt;20&quot;; IF([.J41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415]&gt;18;&quot;adult&quot;;&quot;child&quot;)" office:value-type="string" office:string-value="child" calcext:value-type="string">
            <text:p>child</text:p>
          </table:table-cell>
          <table:table-cell table:formula="of:=IF([.J415]&lt;10; &quot;&lt;10&quot;; IF([.J415]&lt;20; &quot;10&lt;20&quot;; IF([.J41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416]&gt;18;&quot;adult&quot;;&quot;child&quot;)" office:value-type="string" office:string-value="adult" calcext:value-type="string">
            <text:p>adult</text:p>
          </table:table-cell>
          <table:table-cell table:formula="of:=IF([.J416]&lt;10; &quot;&lt;10&quot;; IF([.J416]&lt;20; &quot;10&lt;20&quot;; IF([.J41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17]&gt;18;&quot;adult&quot;;&quot;child&quot;)" office:value-type="string" office:string-value="child" calcext:value-type="string">
            <text:p>child</text:p>
          </table:table-cell>
          <table:table-cell table:formula="of:=IF([.J417]&lt;10; &quot;&lt;10&quot;; IF([.J417]&lt;20; &quot;10&lt;20&quot;; IF([.J41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  <table:table-cell table:formula="of:=IF([.F418]&gt;18;&quot;adult&quot;;&quot;child&quot;)" office:value-type="string" office:string-value="adult" calcext:value-type="string">
            <text:p>adult</text:p>
          </table:table-cell>
          <table:table-cell table:formula="of:=IF([.J418]&lt;10; &quot;&lt;10&quot;; IF([.J418]&lt;20; &quot;10&lt;20&quot;; IF([.J41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419]&gt;18;&quot;adult&quot;;&quot;child&quot;)" office:value-type="string" office:string-value="child" calcext:value-type="string">
            <text:p>child</text:p>
          </table:table-cell>
          <table:table-cell table:formula="of:=IF([.J419]&lt;10; &quot;&lt;10&quot;; IF([.J419]&lt;20; &quot;10&lt;20&quot;; IF([.J41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420]&gt;18;&quot;adult&quot;;&quot;child&quot;)" office:value-type="string" office:string-value="adult" calcext:value-type="string">
            <text:p>adult</text:p>
          </table:table-cell>
          <table:table-cell table:formula="of:=IF([.J420]&lt;10; &quot;&lt;10&quot;; IF([.J420]&lt;20; &quot;10&lt;20&quot;; IF([.J42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F421]&gt;18;&quot;adult&quot;;&quot;child&quot;)" office:value-type="string" office:string-value="child" calcext:value-type="string">
            <text:p>child</text:p>
          </table:table-cell>
          <table:table-cell table:formula="of:=IF([.J421]&lt;10; &quot;&lt;10&quot;; IF([.J421]&lt;20; &quot;10&lt;20&quot;; IF([.J421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F422]&gt;18;&quot;adult&quot;;&quot;child&quot;)" office:value-type="string" office:string-value="child" calcext:value-type="string">
            <text:p>child</text:p>
          </table:table-cell>
          <table:table-cell table:formula="of:=IF([.J422]&lt;10; &quot;&lt;10&quot;; IF([.J422]&lt;20; &quot;10&lt;20&quot;; IF([.J42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F423]&gt;18;&quot;adult&quot;;&quot;child&quot;)" office:value-type="string" office:string-value="adult" calcext:value-type="string">
            <text:p>adult</text:p>
          </table:table-cell>
          <table:table-cell table:formula="of:=IF([.J423]&lt;10; &quot;&lt;10&quot;; IF([.J423]&lt;20; &quot;10&lt;20&quot;; IF([.J42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  <table:table-cell table:formula="of:=IF([.F424]&gt;18;&quot;adult&quot;;&quot;child&quot;)" office:value-type="string" office:string-value="adult" calcext:value-type="string">
            <text:p>adult</text:p>
          </table:table-cell>
          <table:table-cell table:formula="of:=IF([.J424]&lt;10; &quot;&lt;10&quot;; IF([.J424]&lt;20; &quot;10&lt;20&quot;; IF([.J42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formula="of:=IF([.F425]&gt;18;&quot;adult&quot;;&quot;child&quot;)" office:value-type="string" office:string-value="adult" calcext:value-type="string">
            <text:p>adult</text:p>
          </table:table-cell>
          <table:table-cell table:formula="of:=IF([.J425]&lt;10; &quot;&lt;10&quot;; IF([.J425]&lt;20; &quot;10&lt;20&quot;; IF([.J42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formula="of:=IF([.F426]&gt;18;&quot;adult&quot;;&quot;child&quot;)" office:value-type="string" office:string-value="child" calcext:value-type="string">
            <text:p>child</text:p>
          </table:table-cell>
          <table:table-cell table:formula="of:=IF([.J426]&lt;10; &quot;&lt;10&quot;; IF([.J426]&lt;20; &quot;10&lt;20&quot;; IF([.J42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427]&gt;18;&quot;adult&quot;;&quot;child&quot;)" office:value-type="string" office:string-value="child" calcext:value-type="string">
            <text:p>child</text:p>
          </table:table-cell>
          <table:table-cell table:formula="of:=IF([.J427]&lt;10; &quot;&lt;10&quot;; IF([.J427]&lt;20; &quot;10&lt;20&quot;; IF([.J42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428]&gt;18;&quot;adult&quot;;&quot;child&quot;)" office:value-type="string" office:string-value="adult" calcext:value-type="string">
            <text:p>adult</text:p>
          </table:table-cell>
          <table:table-cell table:formula="of:=IF([.J428]&lt;10; &quot;&lt;10&quot;; IF([.J428]&lt;20; &quot;10&lt;20&quot;; IF([.J42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429]&gt;18;&quot;adult&quot;;&quot;child&quot;)" office:value-type="string" office:string-value="adult" calcext:value-type="string">
            <text:p>adult</text:p>
          </table:table-cell>
          <table:table-cell table:formula="of:=IF([.J429]&lt;10; &quot;&lt;10&quot;; IF([.J429]&lt;20; &quot;10&lt;20&quot;; IF([.J42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430]&gt;18;&quot;adult&quot;;&quot;child&quot;)" office:value-type="string" office:string-value="child" calcext:value-type="string">
            <text:p>child</text:p>
          </table:table-cell>
          <table:table-cell table:formula="of:=IF([.J430]&lt;10; &quot;&lt;10&quot;; IF([.J430]&lt;20; &quot;10&lt;20&quot;; IF([.J43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  <table:table-cell table:formula="of:=IF([.F431]&gt;18;&quot;adult&quot;;&quot;child&quot;)" office:value-type="string" office:string-value="adult" calcext:value-type="string">
            <text:p>adult</text:p>
          </table:table-cell>
          <table:table-cell table:formula="of:=IF([.J431]&lt;10; &quot;&lt;10&quot;; IF([.J431]&lt;20; &quot;10&lt;20&quot;; IF([.J43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table:formula="of:=IF([.F432]&gt;18;&quot;adult&quot;;&quot;child&quot;)" office:value-type="string" office:string-value="adult" calcext:value-type="string">
            <text:p>adult</text:p>
          </table:table-cell>
          <table:table-cell table:formula="of:=IF([.J432]&lt;10; &quot;&lt;10&quot;; IF([.J432]&lt;20; &quot;10&lt;20&quot;; IF([.J432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433]&gt;18;&quot;adult&quot;;&quot;child&quot;)" office:value-type="string" office:string-value="child" calcext:value-type="string">
            <text:p>child</text:p>
          </table:table-cell>
          <table:table-cell table:formula="of:=IF([.J433]&lt;10; &quot;&lt;10&quot;; IF([.J433]&lt;20; &quot;10&lt;20&quot;; IF([.J43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434]&gt;18;&quot;adult&quot;;&quot;child&quot;)" office:value-type="string" office:string-value="adult" calcext:value-type="string">
            <text:p>adult</text:p>
          </table:table-cell>
          <table:table-cell table:formula="of:=IF([.J434]&lt;10; &quot;&lt;10&quot;; IF([.J434]&lt;20; &quot;10&lt;20&quot;; IF([.J434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F435]&gt;18;&quot;adult&quot;;&quot;child&quot;)" office:value-type="string" office:string-value="child" calcext:value-type="string">
            <text:p>child</text:p>
          </table:table-cell>
          <table:table-cell table:formula="of:=IF([.J435]&lt;10; &quot;&lt;10&quot;; IF([.J435]&lt;20; &quot;10&lt;20&quot;; IF([.J43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formula="of:=IF([.F436]&gt;18;&quot;adult&quot;;&quot;child&quot;)" office:value-type="string" office:string-value="adult" calcext:value-type="string">
            <text:p>adult</text:p>
          </table:table-cell>
          <table:table-cell table:formula="of:=IF([.J436]&lt;10; &quot;&lt;10&quot;; IF([.J436]&lt;20; &quot;10&lt;20&quot;; IF([.J43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F437]&gt;18;&quot;adult&quot;;&quot;child&quot;)" office:value-type="string" office:string-value="child" calcext:value-type="string">
            <text:p>child</text:p>
          </table:table-cell>
          <table:table-cell table:formula="of:=IF([.J437]&lt;10; &quot;&lt;10&quot;; IF([.J437]&lt;20; &quot;10&lt;20&quot;; IF([.J43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F438]&gt;18;&quot;adult&quot;;&quot;child&quot;)" office:value-type="string" office:string-value="adult" calcext:value-type="string">
            <text:p>adult</text:p>
          </table:table-cell>
          <table:table-cell table:formula="of:=IF([.J438]&lt;10; &quot;&lt;10&quot;; IF([.J438]&lt;20; &quot;10&lt;20&quot;; IF([.J43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IF([.F439]&gt;18;&quot;adult&quot;;&quot;child&quot;)" office:value-type="string" office:string-value="adult" calcext:value-type="string">
            <text:p>adult</text:p>
          </table:table-cell>
          <table:table-cell table:formula="of:=IF([.J439]&lt;10; &quot;&lt;10&quot;; IF([.J439]&lt;20; &quot;10&lt;20&quot;; IF([.J43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formula="of:=IF([.F440]&gt;18;&quot;adult&quot;;&quot;child&quot;)" office:value-type="string" office:string-value="adult" calcext:value-type="string">
            <text:p>adult</text:p>
          </table:table-cell>
          <table:table-cell table:formula="of:=IF([.J440]&lt;10; &quot;&lt;10&quot;; IF([.J440]&lt;20; &quot;10&lt;20&quot;; IF([.J44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441]&gt;18;&quot;adult&quot;;&quot;child&quot;)" office:value-type="string" office:string-value="adult" calcext:value-type="string">
            <text:p>adult</text:p>
          </table:table-cell>
          <table:table-cell table:formula="of:=IF([.J441]&lt;10; &quot;&lt;10&quot;; IF([.J441]&lt;20; &quot;10&lt;20&quot;; IF([.J44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F442]&gt;18;&quot;adult&quot;;&quot;child&quot;)" office:value-type="string" office:string-value="adult" calcext:value-type="string">
            <text:p>adult</text:p>
          </table:table-cell>
          <table:table-cell table:formula="of:=IF([.J442]&lt;10; &quot;&lt;10&quot;; IF([.J442]&lt;20; &quot;10&lt;20&quot;; IF([.J442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443]&gt;18;&quot;adult&quot;;&quot;child&quot;)" office:value-type="string" office:string-value="adult" calcext:value-type="string">
            <text:p>adult</text:p>
          </table:table-cell>
          <table:table-cell table:formula="of:=IF([.J443]&lt;10; &quot;&lt;10&quot;; IF([.J443]&lt;20; &quot;10&lt;20&quot;; IF([.J44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444]&gt;18;&quot;adult&quot;;&quot;child&quot;)" office:value-type="string" office:string-value="adult" calcext:value-type="string">
            <text:p>adult</text:p>
          </table:table-cell>
          <table:table-cell table:formula="of:=IF([.J444]&lt;10; &quot;&lt;10&quot;; IF([.J444]&lt;20; &quot;10&lt;20&quot;; IF([.J44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445]&gt;18;&quot;adult&quot;;&quot;child&quot;)" office:value-type="string" office:string-value="adult" calcext:value-type="string">
            <text:p>adult</text:p>
          </table:table-cell>
          <table:table-cell table:formula="of:=IF([.J445]&lt;10; &quot;&lt;10&quot;; IF([.J445]&lt;20; &quot;10&lt;20&quot;; IF([.J44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  <table:table-cell table:formula="of:=IF([.F446]&gt;18;&quot;adult&quot;;&quot;child&quot;)" office:value-type="string" office:string-value="child" calcext:value-type="string">
            <text:p>child</text:p>
          </table:table-cell>
          <table:table-cell table:formula="of:=IF([.J446]&lt;10; &quot;&lt;10&quot;; IF([.J446]&lt;20; &quot;10&lt;20&quot;; IF([.J44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table:formula="of:=IF([.F447]&gt;18;&quot;adult&quot;;&quot;child&quot;)" office:value-type="string" office:string-value="child" calcext:value-type="string">
            <text:p>child</text:p>
          </table:table-cell>
          <table:table-cell table:formula="of:=IF([.J447]&lt;10; &quot;&lt;10&quot;; IF([.J447]&lt;20; &quot;10&lt;20&quot;; IF([.J44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  <table:table-cell table:formula="of:=IF([.F448]&gt;18;&quot;adult&quot;;&quot;child&quot;)" office:value-type="string" office:string-value="child" calcext:value-type="string">
            <text:p>child</text:p>
          </table:table-cell>
          <table:table-cell table:formula="of:=IF([.J448]&lt;10; &quot;&lt;10&quot;; IF([.J448]&lt;20; &quot;10&lt;20&quot;; IF([.J44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F449]&gt;18;&quot;adult&quot;;&quot;child&quot;)" office:value-type="string" office:string-value="adult" calcext:value-type="string">
            <text:p>adult</text:p>
          </table:table-cell>
          <table:table-cell table:formula="of:=IF([.J449]&lt;10; &quot;&lt;10&quot;; IF([.J449]&lt;20; &quot;10&lt;20&quot;; IF([.J44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F450]&gt;18;&quot;adult&quot;;&quot;child&quot;)" office:value-type="string" office:string-value="child" calcext:value-type="string">
            <text:p>child</text:p>
          </table:table-cell>
          <table:table-cell table:formula="of:=IF([.J450]&lt;10; &quot;&lt;10&quot;; IF([.J450]&lt;20; &quot;10&lt;20&quot;; IF([.J45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  <table:table-cell table:formula="of:=IF([.F451]&gt;18;&quot;adult&quot;;&quot;child&quot;)" office:value-type="string" office:string-value="adult" calcext:value-type="string">
            <text:p>adult</text:p>
          </table:table-cell>
          <table:table-cell table:formula="of:=IF([.J451]&lt;10; &quot;&lt;10&quot;; IF([.J451]&lt;20; &quot;10&lt;20&quot;; IF([.J45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IF([.F452]&gt;18;&quot;adult&quot;;&quot;child&quot;)" office:value-type="string" office:string-value="adult" calcext:value-type="string">
            <text:p>adult</text:p>
          </table:table-cell>
          <table:table-cell table:formula="of:=IF([.J452]&lt;10; &quot;&lt;10&quot;; IF([.J452]&lt;20; &quot;10&lt;20&quot;; IF([.J452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formula="of:=IF([.F453]&gt;18;&quot;adult&quot;;&quot;child&quot;)" office:value-type="string" office:string-value="child" calcext:value-type="string">
            <text:p>child</text:p>
          </table:table-cell>
          <table:table-cell table:formula="of:=IF([.J453]&lt;10; &quot;&lt;10&quot;; IF([.J453]&lt;20; &quot;10&lt;20&quot;; IF([.J45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  <table:table-cell table:formula="of:=IF([.F454]&gt;18;&quot;adult&quot;;&quot;child&quot;)" office:value-type="string" office:string-value="adult" calcext:value-type="string">
            <text:p>adult</text:p>
          </table:table-cell>
          <table:table-cell table:formula="of:=IF([.J454]&lt;10; &quot;&lt;10&quot;; IF([.J454]&lt;20; &quot;10&lt;20&quot;; IF([.J454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formula="of:=IF([.F455]&gt;18;&quot;adult&quot;;&quot;child&quot;)" office:value-type="string" office:string-value="adult" calcext:value-type="string">
            <text:p>adult</text:p>
          </table:table-cell>
          <table:table-cell table:formula="of:=IF([.J455]&lt;10; &quot;&lt;10&quot;; IF([.J455]&lt;20; &quot;10&lt;20&quot;; IF([.J45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56]&gt;18;&quot;adult&quot;;&quot;child&quot;)" office:value-type="string" office:string-value="child" calcext:value-type="string">
            <text:p>child</text:p>
          </table:table-cell>
          <table:table-cell table:formula="of:=IF([.J456]&lt;10; &quot;&lt;10&quot;; IF([.J456]&lt;20; &quot;10&lt;20&quot;; IF([.J45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F457]&gt;18;&quot;adult&quot;;&quot;child&quot;)" office:value-type="string" office:string-value="adult" calcext:value-type="string">
            <text:p>adult</text:p>
          </table:table-cell>
          <table:table-cell table:formula="of:=IF([.J457]&lt;10; &quot;&lt;10&quot;; IF([.J457]&lt;20; &quot;10&lt;20&quot;; IF([.J45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  <table:table-cell table:formula="of:=IF([.F458]&gt;18;&quot;adult&quot;;&quot;child&quot;)" office:value-type="string" office:string-value="adult" calcext:value-type="string">
            <text:p>adult</text:p>
          </table:table-cell>
          <table:table-cell table:formula="of:=IF([.J458]&lt;10; &quot;&lt;10&quot;; IF([.J458]&lt;20; &quot;10&lt;20&quot;; IF([.J45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formula="of:=IF([.F459]&gt;18;&quot;adult&quot;;&quot;child&quot;)" office:value-type="string" office:string-value="child" calcext:value-type="string">
            <text:p>child</text:p>
          </table:table-cell>
          <table:table-cell table:formula="of:=IF([.J459]&lt;10; &quot;&lt;10&quot;; IF([.J459]&lt;20; &quot;10&lt;20&quot;; IF([.J45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460]&gt;18;&quot;adult&quot;;&quot;child&quot;)" office:value-type="string" office:string-value="adult" calcext:value-type="string">
            <text:p>adult</text:p>
          </table:table-cell>
          <table:table-cell table:formula="of:=IF([.J460]&lt;10; &quot;&lt;10&quot;; IF([.J460]&lt;20; &quot;10&lt;20&quot;; IF([.J46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461]&gt;18;&quot;adult&quot;;&quot;child&quot;)" office:value-type="string" office:string-value="child" calcext:value-type="string">
            <text:p>child</text:p>
          </table:table-cell>
          <table:table-cell table:formula="of:=IF([.J461]&lt;10; &quot;&lt;10&quot;; IF([.J461]&lt;20; &quot;10&lt;20&quot;; IF([.J46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  <table:table-cell table:formula="of:=IF([.F462]&gt;18;&quot;adult&quot;;&quot;child&quot;)" office:value-type="string" office:string-value="adult" calcext:value-type="string">
            <text:p>adult</text:p>
          </table:table-cell>
          <table:table-cell table:formula="of:=IF([.J462]&lt;10; &quot;&lt;10&quot;; IF([.J462]&lt;20; &quot;10&lt;20&quot;; IF([.J462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63]&gt;18;&quot;adult&quot;;&quot;child&quot;)" office:value-type="string" office:string-value="adult" calcext:value-type="string">
            <text:p>adult</text:p>
          </table:table-cell>
          <table:table-cell table:formula="of:=IF([.J463]&lt;10; &quot;&lt;10&quot;; IF([.J463]&lt;20; &quot;10&lt;20&quot;; IF([.J46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  <table:table-cell table:formula="of:=IF([.F464]&gt;18;&quot;adult&quot;;&quot;child&quot;)" office:value-type="string" office:string-value="adult" calcext:value-type="string">
            <text:p>adult</text:p>
          </table:table-cell>
          <table:table-cell table:formula="of:=IF([.J464]&lt;10; &quot;&lt;10&quot;; IF([.J464]&lt;20; &quot;10&lt;20&quot;; IF([.J46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465]&gt;18;&quot;adult&quot;;&quot;child&quot;)" office:value-type="string" office:string-value="adult" calcext:value-type="string">
            <text:p>adult</text:p>
          </table:table-cell>
          <table:table-cell table:formula="of:=IF([.J465]&lt;10; &quot;&lt;10&quot;; IF([.J465]&lt;20; &quot;10&lt;20&quot;; IF([.J46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66]&gt;18;&quot;adult&quot;;&quot;child&quot;)" office:value-type="string" office:string-value="child" calcext:value-type="string">
            <text:p>child</text:p>
          </table:table-cell>
          <table:table-cell table:formula="of:=IF([.J466]&lt;10; &quot;&lt;10&quot;; IF([.J466]&lt;20; &quot;10&lt;20&quot;; IF([.J46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467]&gt;18;&quot;adult&quot;;&quot;child&quot;)" office:value-type="string" office:string-value="adult" calcext:value-type="string">
            <text:p>adult</text:p>
          </table:table-cell>
          <table:table-cell table:formula="of:=IF([.J467]&lt;10; &quot;&lt;10&quot;; IF([.J467]&lt;20; &quot;10&lt;20&quot;; IF([.J46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468]&gt;18;&quot;adult&quot;;&quot;child&quot;)" office:value-type="string" office:string-value="child" calcext:value-type="string">
            <text:p>child</text:p>
          </table:table-cell>
          <table:table-cell table:formula="of:=IF([.J468]&lt;10; &quot;&lt;10&quot;; IF([.J468]&lt;20; &quot;10&lt;20&quot;; IF([.J46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F469]&gt;18;&quot;adult&quot;;&quot;child&quot;)" office:value-type="string" office:string-value="adult" calcext:value-type="string">
            <text:p>adult</text:p>
          </table:table-cell>
          <table:table-cell table:formula="of:=IF([.J469]&lt;10; &quot;&lt;10&quot;; IF([.J469]&lt;20; &quot;10&lt;20&quot;; IF([.J46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  <table:table-cell table:formula="of:=IF([.F470]&gt;18;&quot;adult&quot;;&quot;child&quot;)" office:value-type="string" office:string-value="child" calcext:value-type="string">
            <text:p>child</text:p>
          </table:table-cell>
          <table:table-cell table:formula="of:=IF([.J470]&lt;10; &quot;&lt;10&quot;; IF([.J470]&lt;20; &quot;10&lt;20&quot;; IF([.J47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F471]&gt;18;&quot;adult&quot;;&quot;child&quot;)" office:value-type="string" office:string-value="child" calcext:value-type="string">
            <text:p>child</text:p>
          </table:table-cell>
          <table:table-cell table:formula="of:=IF([.J471]&lt;10; &quot;&lt;10&quot;; IF([.J471]&lt;20; &quot;10&lt;20&quot;; IF([.J47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472]&gt;18;&quot;adult&quot;;&quot;child&quot;)" office:value-type="string" office:string-value="child" calcext:value-type="string">
            <text:p>child</text:p>
          </table:table-cell>
          <table:table-cell table:formula="of:=IF([.J472]&lt;10; &quot;&lt;10&quot;; IF([.J472]&lt;20; &quot;10&lt;20&quot;; IF([.J47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473]&gt;18;&quot;adult&quot;;&quot;child&quot;)" office:value-type="string" office:string-value="adult" calcext:value-type="string">
            <text:p>adult</text:p>
          </table:table-cell>
          <table:table-cell table:formula="of:=IF([.J473]&lt;10; &quot;&lt;10&quot;; IF([.J473]&lt;20; &quot;10&lt;20&quot;; IF([.J47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table:formula="of:=IF([.F474]&gt;18;&quot;adult&quot;;&quot;child&quot;)" office:value-type="string" office:string-value="adult" calcext:value-type="string">
            <text:p>adult</text:p>
          </table:table-cell>
          <table:table-cell table:formula="of:=IF([.J474]&lt;10; &quot;&lt;10&quot;; IF([.J474]&lt;20; &quot;10&lt;20&quot;; IF([.J474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IF([.F475]&gt;18;&quot;adult&quot;;&quot;child&quot;)" office:value-type="string" office:string-value="adult" calcext:value-type="string">
            <text:p>adult</text:p>
          </table:table-cell>
          <table:table-cell table:formula="of:=IF([.J475]&lt;10; &quot;&lt;10&quot;; IF([.J475]&lt;20; &quot;10&lt;20&quot;; IF([.J47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  <table:table-cell table:formula="of:=IF([.F476]&gt;18;&quot;adult&quot;;&quot;child&quot;)" office:value-type="string" office:string-value="adult" calcext:value-type="string">
            <text:p>adult</text:p>
          </table:table-cell>
          <table:table-cell table:formula="of:=IF([.J476]&lt;10; &quot;&lt;10&quot;; IF([.J476]&lt;20; &quot;10&lt;20&quot;; IF([.J47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  <table:table-cell table:formula="of:=IF([.F477]&gt;18;&quot;adult&quot;;&quot;child&quot;)" office:value-type="string" office:string-value="child" calcext:value-type="string">
            <text:p>child</text:p>
          </table:table-cell>
          <table:table-cell table:formula="of:=IF([.J477]&lt;10; &quot;&lt;10&quot;; IF([.J477]&lt;20; &quot;10&lt;20&quot;; IF([.J47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F478]&gt;18;&quot;adult&quot;;&quot;child&quot;)" office:value-type="string" office:string-value="adult" calcext:value-type="string">
            <text:p>adult</text:p>
          </table:table-cell>
          <table:table-cell table:formula="of:=IF([.J478]&lt;10; &quot;&lt;10&quot;; IF([.J478]&lt;20; &quot;10&lt;20&quot;; IF([.J47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  <table:table-cell table:formula="of:=IF([.F479]&gt;18;&quot;adult&quot;;&quot;child&quot;)" office:value-type="string" office:string-value="adult" calcext:value-type="string">
            <text:p>adult</text:p>
          </table:table-cell>
          <table:table-cell table:formula="of:=IF([.J479]&lt;10; &quot;&lt;10&quot;; IF([.J479]&lt;20; &quot;10&lt;20&quot;; IF([.J47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  <table:table-cell table:formula="of:=IF([.F480]&gt;18;&quot;adult&quot;;&quot;child&quot;)" office:value-type="string" office:string-value="adult" calcext:value-type="string">
            <text:p>adult</text:p>
          </table:table-cell>
          <table:table-cell table:formula="of:=IF([.J480]&lt;10; &quot;&lt;10&quot;; IF([.J480]&lt;20; &quot;10&lt;20&quot;; IF([.J48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  <table:table-cell table:formula="of:=IF([.F481]&gt;18;&quot;adult&quot;;&quot;child&quot;)" office:value-type="string" office:string-value="child" calcext:value-type="string">
            <text:p>child</text:p>
          </table:table-cell>
          <table:table-cell table:formula="of:=IF([.J481]&lt;10; &quot;&lt;10&quot;; IF([.J481]&lt;20; &quot;10&lt;20&quot;; IF([.J48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F482]&gt;18;&quot;adult&quot;;&quot;child&quot;)" office:value-type="string" office:string-value="child" calcext:value-type="string">
            <text:p>child</text:p>
          </table:table-cell>
          <table:table-cell table:formula="of:=IF([.J482]&lt;10; &quot;&lt;10&quot;; IF([.J482]&lt;20; &quot;10&lt;20&quot;; IF([.J48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483]&gt;18;&quot;adult&quot;;&quot;child&quot;)" office:value-type="string" office:string-value="child" calcext:value-type="string">
            <text:p>child</text:p>
          </table:table-cell>
          <table:table-cell table:formula="of:=IF([.J483]&lt;10; &quot;&lt;10&quot;; IF([.J483]&lt;20; &quot;10&lt;20&quot;; IF([.J48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84]&gt;18;&quot;adult&quot;;&quot;child&quot;)" office:value-type="string" office:string-value="adult" calcext:value-type="string">
            <text:p>adult</text:p>
          </table:table-cell>
          <table:table-cell table:formula="of:=IF([.J484]&lt;10; &quot;&lt;10&quot;; IF([.J484]&lt;20; &quot;10&lt;20&quot;; IF([.J48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formula="of:=IF([.F485]&gt;18;&quot;adult&quot;;&quot;child&quot;)" office:value-type="string" office:string-value="adult" calcext:value-type="string">
            <text:p>adult</text:p>
          </table:table-cell>
          <table:table-cell table:formula="of:=IF([.J485]&lt;10; &quot;&lt;10&quot;; IF([.J485]&lt;20; &quot;10&lt;20&quot;; IF([.J48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table:formula="of:=IF([.F486]&gt;18;&quot;adult&quot;;&quot;child&quot;)" office:value-type="string" office:string-value="adult" calcext:value-type="string">
            <text:p>adult</text:p>
          </table:table-cell>
          <table:table-cell table:formula="of:=IF([.J486]&lt;10; &quot;&lt;10&quot;; IF([.J486]&lt;20; &quot;10&lt;20&quot;; IF([.J48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formula="of:=IF([.F487]&gt;18;&quot;adult&quot;;&quot;child&quot;)" office:value-type="string" office:string-value="child" calcext:value-type="string">
            <text:p>child</text:p>
          </table:table-cell>
          <table:table-cell table:formula="of:=IF([.J487]&lt;10; &quot;&lt;10&quot;; IF([.J487]&lt;20; &quot;10&lt;20&quot;; IF([.J487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table:formula="of:=IF([.F488]&gt;18;&quot;adult&quot;;&quot;child&quot;)" office:value-type="string" office:string-value="adult" calcext:value-type="string">
            <text:p>adult</text:p>
          </table:table-cell>
          <table:table-cell table:formula="of:=IF([.J488]&lt;10; &quot;&lt;10&quot;; IF([.J488]&lt;20; &quot;10&lt;20&quot;; IF([.J48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  <table:table-cell table:formula="of:=IF([.F489]&gt;18;&quot;adult&quot;;&quot;child&quot;)" office:value-type="string" office:string-value="adult" calcext:value-type="string">
            <text:p>adult</text:p>
          </table:table-cell>
          <table:table-cell table:formula="of:=IF([.J489]&lt;10; &quot;&lt;10&quot;; IF([.J489]&lt;20; &quot;10&lt;20&quot;; IF([.J48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90]&gt;18;&quot;adult&quot;;&quot;child&quot;)" office:value-type="string" office:string-value="adult" calcext:value-type="string">
            <text:p>adult</text:p>
          </table:table-cell>
          <table:table-cell table:formula="of:=IF([.J490]&lt;10; &quot;&lt;10&quot;; IF([.J490]&lt;20; &quot;10&lt;20&quot;; IF([.J49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table:formula="of:=IF([.F491]&gt;18;&quot;adult&quot;;&quot;child&quot;)" office:value-type="string" office:string-value="child" calcext:value-type="string">
            <text:p>child</text:p>
          </table:table-cell>
          <table:table-cell table:formula="of:=IF([.J491]&lt;10; &quot;&lt;10&quot;; IF([.J491]&lt;20; &quot;10&lt;20&quot;; IF([.J49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formula="of:=IF([.F492]&gt;18;&quot;adult&quot;;&quot;child&quot;)" office:value-type="string" office:string-value="child" calcext:value-type="string">
            <text:p>child</text:p>
          </table:table-cell>
          <table:table-cell table:formula="of:=IF([.J492]&lt;10; &quot;&lt;10&quot;; IF([.J492]&lt;20; &quot;10&lt;20&quot;; IF([.J49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493]&gt;18;&quot;adult&quot;;&quot;child&quot;)" office:value-type="string" office:string-value="adult" calcext:value-type="string">
            <text:p>adult</text:p>
          </table:table-cell>
          <table:table-cell table:formula="of:=IF([.J493]&lt;10; &quot;&lt;10&quot;; IF([.J493]&lt;20; &quot;10&lt;20&quot;; IF([.J49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  <table:table-cell table:formula="of:=IF([.F494]&gt;18;&quot;adult&quot;;&quot;child&quot;)" office:value-type="string" office:string-value="adult" calcext:value-type="string">
            <text:p>adult</text:p>
          </table:table-cell>
          <table:table-cell table:formula="of:=IF([.J494]&lt;10; &quot;&lt;10&quot;; IF([.J494]&lt;20; &quot;10&lt;20&quot;; IF([.J49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  <table:table-cell table:formula="of:=IF([.F495]&gt;18;&quot;adult&quot;;&quot;child&quot;)" office:value-type="string" office:string-value="adult" calcext:value-type="string">
            <text:p>adult</text:p>
          </table:table-cell>
          <table:table-cell table:formula="of:=IF([.J495]&lt;10; &quot;&lt;10&quot;; IF([.J495]&lt;20; &quot;10&lt;20&quot;; IF([.J49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496]&gt;18;&quot;adult&quot;;&quot;child&quot;)" office:value-type="string" office:string-value="adult" calcext:value-type="string">
            <text:p>adult</text:p>
          </table:table-cell>
          <table:table-cell table:formula="of:=IF([.J496]&lt;10; &quot;&lt;10&quot;; IF([.J496]&lt;20; &quot;10&lt;20&quot;; IF([.J49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IF([.F497]&gt;18;&quot;adult&quot;;&quot;child&quot;)" office:value-type="string" office:string-value="child" calcext:value-type="string">
            <text:p>child</text:p>
          </table:table-cell>
          <table:table-cell table:formula="of:=IF([.J497]&lt;10; &quot;&lt;10&quot;; IF([.J497]&lt;20; &quot;10&lt;20&quot;; IF([.J49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formula="of:=IF([.F498]&gt;18;&quot;adult&quot;;&quot;child&quot;)" office:value-type="string" office:string-value="adult" calcext:value-type="string">
            <text:p>adult</text:p>
          </table:table-cell>
          <table:table-cell table:formula="of:=IF([.J498]&lt;10; &quot;&lt;10&quot;; IF([.J498]&lt;20; &quot;10&lt;20&quot;; IF([.J49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  <table:table-cell table:formula="of:=IF([.F499]&gt;18;&quot;adult&quot;;&quot;child&quot;)" office:value-type="string" office:string-value="child" calcext:value-type="string">
            <text:p>child</text:p>
          </table:table-cell>
          <table:table-cell table:formula="of:=IF([.J499]&lt;10; &quot;&lt;10&quot;; IF([.J499]&lt;20; &quot;10&lt;20&quot;; IF([.J49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formula="of:=IF([.F500]&gt;18;&quot;adult&quot;;&quot;child&quot;)" office:value-type="string" office:string-value="adult" calcext:value-type="string">
            <text:p>adult</text:p>
          </table:table-cell>
          <table:table-cell table:formula="of:=IF([.J500]&lt;10; &quot;&lt;10&quot;; IF([.J500]&lt;20; &quot;10&lt;20&quot;; IF([.J50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F501]&gt;18;&quot;adult&quot;;&quot;child&quot;)" office:value-type="string" office:string-value="adult" calcext:value-type="string">
            <text:p>adult</text:p>
          </table:table-cell>
          <table:table-cell table:formula="of:=IF([.J501]&lt;10; &quot;&lt;10&quot;; IF([.J501]&lt;20; &quot;10&lt;20&quot;; IF([.J50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502]&gt;18;&quot;adult&quot;;&quot;child&quot;)" office:value-type="string" office:string-value="child" calcext:value-type="string">
            <text:p>child</text:p>
          </table:table-cell>
          <table:table-cell table:formula="of:=IF([.J502]&lt;10; &quot;&lt;10&quot;; IF([.J502]&lt;20; &quot;10&lt;20&quot;; IF([.J50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503]&gt;18;&quot;adult&quot;;&quot;child&quot;)" office:value-type="string" office:string-value="adult" calcext:value-type="string">
            <text:p>adult</text:p>
          </table:table-cell>
          <table:table-cell table:formula="of:=IF([.J503]&lt;10; &quot;&lt;10&quot;; IF([.J503]&lt;20; &quot;10&lt;20&quot;; IF([.J50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  <table:table-cell table:formula="of:=IF([.F504]&gt;18;&quot;adult&quot;;&quot;child&quot;)" office:value-type="string" office:string-value="child" calcext:value-type="string">
            <text:p>child</text:p>
          </table:table-cell>
          <table:table-cell table:formula="of:=IF([.J504]&lt;10; &quot;&lt;10&quot;; IF([.J504]&lt;20; &quot;10&lt;20&quot;; IF([.J50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formula="of:=IF([.F505]&gt;18;&quot;adult&quot;;&quot;child&quot;)" office:value-type="string" office:string-value="adult" calcext:value-type="string">
            <text:p>adult</text:p>
          </table:table-cell>
          <table:table-cell table:formula="of:=IF([.J505]&lt;10; &quot;&lt;10&quot;; IF([.J505]&lt;20; &quot;10&lt;20&quot;; IF([.J50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  <table:table-cell table:formula="of:=IF([.F506]&gt;18;&quot;adult&quot;;&quot;child&quot;)" office:value-type="string" office:string-value="child" calcext:value-type="string">
            <text:p>child</text:p>
          </table:table-cell>
          <table:table-cell table:formula="of:=IF([.J506]&lt;10; &quot;&lt;10&quot;; IF([.J506]&lt;20; &quot;10&lt;20&quot;; IF([.J50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formula="of:=IF([.F507]&gt;18;&quot;adult&quot;;&quot;child&quot;)" office:value-type="string" office:string-value="child" calcext:value-type="string">
            <text:p>child</text:p>
          </table:table-cell>
          <table:table-cell table:formula="of:=IF([.J507]&lt;10; &quot;&lt;10&quot;; IF([.J507]&lt;20; &quot;10&lt;20&quot;; IF([.J50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08]&gt;18;&quot;adult&quot;;&quot;child&quot;)" office:value-type="string" office:string-value="adult" calcext:value-type="string">
            <text:p>adult</text:p>
          </table:table-cell>
          <table:table-cell table:formula="of:=IF([.J508]&lt;10; &quot;&lt;10&quot;; IF([.J508]&lt;20; &quot;10&lt;20&quot;; IF([.J50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F509]&gt;18;&quot;adult&quot;;&quot;child&quot;)" office:value-type="string" office:string-value="child" calcext:value-type="string">
            <text:p>child</text:p>
          </table:table-cell>
          <table:table-cell table:formula="of:=IF([.J509]&lt;10; &quot;&lt;10&quot;; IF([.J509]&lt;20; &quot;10&lt;20&quot;; IF([.J50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  <table:table-cell table:formula="of:=IF([.F510]&gt;18;&quot;adult&quot;;&quot;child&quot;)" office:value-type="string" office:string-value="adult" calcext:value-type="string">
            <text:p>adult</text:p>
          </table:table-cell>
          <table:table-cell table:formula="of:=IF([.J510]&lt;10; &quot;&lt;10&quot;; IF([.J510]&lt;20; &quot;10&lt;20&quot;; IF([.J51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511]&gt;18;&quot;adult&quot;;&quot;child&quot;)" office:value-type="string" office:string-value="adult" calcext:value-type="string">
            <text:p>adult</text:p>
          </table:table-cell>
          <table:table-cell table:formula="of:=IF([.J511]&lt;10; &quot;&lt;10&quot;; IF([.J511]&lt;20; &quot;10&lt;20&quot;; IF([.J51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512]&gt;18;&quot;adult&quot;;&quot;child&quot;)" office:value-type="string" office:string-value="adult" calcext:value-type="string">
            <text:p>adult</text:p>
          </table:table-cell>
          <table:table-cell table:formula="of:=IF([.J512]&lt;10; &quot;&lt;10&quot;; IF([.J512]&lt;20; &quot;10&lt;20&quot;; IF([.J51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513]&gt;18;&quot;adult&quot;;&quot;child&quot;)" office:value-type="string" office:string-value="child" calcext:value-type="string">
            <text:p>child</text:p>
          </table:table-cell>
          <table:table-cell table:formula="of:=IF([.J513]&lt;10; &quot;&lt;10&quot;; IF([.J513]&lt;20; &quot;10&lt;20&quot;; IF([.J51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formula="of:=IF([.F514]&gt;18;&quot;adult&quot;;&quot;child&quot;)" office:value-type="string" office:string-value="adult" calcext:value-type="string">
            <text:p>adult</text:p>
          </table:table-cell>
          <table:table-cell table:formula="of:=IF([.J514]&lt;10; &quot;&lt;10&quot;; IF([.J514]&lt;20; &quot;10&lt;20&quot;; IF([.J514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table:formula="of:=IF([.F515]&gt;18;&quot;adult&quot;;&quot;child&quot;)" office:value-type="string" office:string-value="adult" calcext:value-type="string">
            <text:p>adult</text:p>
          </table:table-cell>
          <table:table-cell table:formula="of:=IF([.J515]&lt;10; &quot;&lt;10&quot;; IF([.J515]&lt;20; &quot;10&lt;20&quot;; IF([.J51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IF([.F516]&gt;18;&quot;adult&quot;;&quot;child&quot;)" office:value-type="string" office:string-value="adult" calcext:value-type="string">
            <text:p>adult</text:p>
          </table:table-cell>
          <table:table-cell table:formula="of:=IF([.J516]&lt;10; &quot;&lt;10&quot;; IF([.J516]&lt;20; &quot;10&lt;20&quot;; IF([.J51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  <table:table-cell table:formula="of:=IF([.F517]&gt;18;&quot;adult&quot;;&quot;child&quot;)" office:value-type="string" office:string-value="adult" calcext:value-type="string">
            <text:p>adult</text:p>
          </table:table-cell>
          <table:table-cell table:formula="of:=IF([.J517]&lt;10; &quot;&lt;10&quot;; IF([.J517]&lt;20; &quot;10&lt;20&quot;; IF([.J51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table:formula="of:=IF([.F518]&gt;18;&quot;adult&quot;;&quot;child&quot;)" office:value-type="string" office:string-value="adult" calcext:value-type="string">
            <text:p>adult</text:p>
          </table:table-cell>
          <table:table-cell table:formula="of:=IF([.J518]&lt;10; &quot;&lt;10&quot;; IF([.J518]&lt;20; &quot;10&lt;20&quot;; IF([.J51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IF([.F519]&gt;18;&quot;adult&quot;;&quot;child&quot;)" office:value-type="string" office:string-value="child" calcext:value-type="string">
            <text:p>child</text:p>
          </table:table-cell>
          <table:table-cell table:formula="of:=IF([.J519]&lt;10; &quot;&lt;10&quot;; IF([.J519]&lt;20; &quot;10&lt;20&quot;; IF([.J51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20]&gt;18;&quot;adult&quot;;&quot;child&quot;)" office:value-type="string" office:string-value="adult" calcext:value-type="string">
            <text:p>adult</text:p>
          </table:table-cell>
          <table:table-cell table:formula="of:=IF([.J520]&lt;10; &quot;&lt;10&quot;; IF([.J520]&lt;20; &quot;10&lt;20&quot;; IF([.J52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521]&gt;18;&quot;adult&quot;;&quot;child&quot;)" office:value-type="string" office:string-value="adult" calcext:value-type="string">
            <text:p>adult</text:p>
          </table:table-cell>
          <table:table-cell table:formula="of:=IF([.J521]&lt;10; &quot;&lt;10&quot;; IF([.J521]&lt;20; &quot;10&lt;20&quot;; IF([.J52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  <table:table-cell table:formula="of:=IF([.F522]&gt;18;&quot;adult&quot;;&quot;child&quot;)" office:value-type="string" office:string-value="adult" calcext:value-type="string">
            <text:p>adult</text:p>
          </table:table-cell>
          <table:table-cell table:formula="of:=IF([.J522]&lt;10; &quot;&lt;10&quot;; IF([.J522]&lt;20; &quot;10&lt;20&quot;; IF([.J52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523]&gt;18;&quot;adult&quot;;&quot;child&quot;)" office:value-type="string" office:string-value="adult" calcext:value-type="string">
            <text:p>adult</text:p>
          </table:table-cell>
          <table:table-cell table:formula="of:=IF([.J523]&lt;10; &quot;&lt;10&quot;; IF([.J523]&lt;20; &quot;10&lt;20&quot;; IF([.J52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524]&gt;18;&quot;adult&quot;;&quot;child&quot;)" office:value-type="string" office:string-value="child" calcext:value-type="string">
            <text:p>child</text:p>
          </table:table-cell>
          <table:table-cell table:formula="of:=IF([.J524]&lt;10; &quot;&lt;10&quot;; IF([.J524]&lt;20; &quot;10&lt;20&quot;; IF([.J52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table:formula="of:=IF([.F525]&gt;18;&quot;adult&quot;;&quot;child&quot;)" office:value-type="string" office:string-value="adult" calcext:value-type="string">
            <text:p>adult</text:p>
          </table:table-cell>
          <table:table-cell table:formula="of:=IF([.J525]&lt;10; &quot;&lt;10&quot;; IF([.J525]&lt;20; &quot;10&lt;20&quot;; IF([.J52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526]&gt;18;&quot;adult&quot;;&quot;child&quot;)" office:value-type="string" office:string-value="child" calcext:value-type="string">
            <text:p>child</text:p>
          </table:table-cell>
          <table:table-cell table:formula="of:=IF([.J526]&lt;10; &quot;&lt;10&quot;; IF([.J526]&lt;20; &quot;10&lt;20&quot;; IF([.J52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527]&gt;18;&quot;adult&quot;;&quot;child&quot;)" office:value-type="string" office:string-value="adult" calcext:value-type="string">
            <text:p>adult</text:p>
          </table:table-cell>
          <table:table-cell table:formula="of:=IF([.J527]&lt;10; &quot;&lt;10&quot;; IF([.J527]&lt;20; &quot;10&lt;20&quot;; IF([.J52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528]&gt;18;&quot;adult&quot;;&quot;child&quot;)" office:value-type="string" office:string-value="adult" calcext:value-type="string">
            <text:p>adult</text:p>
          </table:table-cell>
          <table:table-cell table:formula="of:=IF([.J528]&lt;10; &quot;&lt;10&quot;; IF([.J528]&lt;20; &quot;10&lt;20&quot;; IF([.J52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  <table:table-cell table:formula="of:=IF([.F529]&gt;18;&quot;adult&quot;;&quot;child&quot;)" office:value-type="string" office:string-value="child" calcext:value-type="string">
            <text:p>child</text:p>
          </table:table-cell>
          <table:table-cell table:formula="of:=IF([.J529]&lt;10; &quot;&lt;10&quot;; IF([.J529]&lt;20; &quot;10&lt;20&quot;; IF([.J52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530]&gt;18;&quot;adult&quot;;&quot;child&quot;)" office:value-type="string" office:string-value="adult" calcext:value-type="string">
            <text:p>adult</text:p>
          </table:table-cell>
          <table:table-cell table:formula="of:=IF([.J530]&lt;10; &quot;&lt;10&quot;; IF([.J530]&lt;20; &quot;10&lt;20&quot;; IF([.J53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F531]&gt;18;&quot;adult&quot;;&quot;child&quot;)" office:value-type="string" office:string-value="adult" calcext:value-type="string">
            <text:p>adult</text:p>
          </table:table-cell>
          <table:table-cell table:formula="of:=IF([.J531]&lt;10; &quot;&lt;10&quot;; IF([.J531]&lt;20; &quot;10&lt;20&quot;; IF([.J53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32]&gt;18;&quot;adult&quot;;&quot;child&quot;)" office:value-type="string" office:string-value="child" calcext:value-type="string">
            <text:p>child</text:p>
          </table:table-cell>
          <table:table-cell table:formula="of:=IF([.J532]&lt;10; &quot;&lt;10&quot;; IF([.J532]&lt;20; &quot;10&lt;20&quot;; IF([.J532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533]&gt;18;&quot;adult&quot;;&quot;child&quot;)" office:value-type="string" office:string-value="child" calcext:value-type="string">
            <text:p>child</text:p>
          </table:table-cell>
          <table:table-cell table:formula="of:=IF([.J533]&lt;10; &quot;&lt;10&quot;; IF([.J533]&lt;20; &quot;10&lt;20&quot;; IF([.J53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534]&gt;18;&quot;adult&quot;;&quot;child&quot;)" office:value-type="string" office:string-value="child" calcext:value-type="string">
            <text:p>child</text:p>
          </table:table-cell>
          <table:table-cell table:formula="of:=IF([.J534]&lt;10; &quot;&lt;10&quot;; IF([.J534]&lt;20; &quot;10&lt;20&quot;; IF([.J53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  <table:table-cell table:formula="of:=IF([.F535]&gt;18;&quot;adult&quot;;&quot;child&quot;)" office:value-type="string" office:string-value="child" calcext:value-type="string">
            <text:p>child</text:p>
          </table:table-cell>
          <table:table-cell table:formula="of:=IF([.J535]&lt;10; &quot;&lt;10&quot;; IF([.J535]&lt;20; &quot;10&lt;20&quot;; IF([.J535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536]&gt;18;&quot;adult&quot;;&quot;child&quot;)" office:value-type="string" office:string-value="adult" calcext:value-type="string">
            <text:p>adult</text:p>
          </table:table-cell>
          <table:table-cell table:formula="of:=IF([.J536]&lt;10; &quot;&lt;10&quot;; IF([.J536]&lt;20; &quot;10&lt;20&quot;; IF([.J53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F537]&gt;18;&quot;adult&quot;;&quot;child&quot;)" office:value-type="string" office:string-value="child" calcext:value-type="string">
            <text:p>child</text:p>
          </table:table-cell>
          <table:table-cell table:formula="of:=IF([.J537]&lt;10; &quot;&lt;10&quot;; IF([.J537]&lt;20; &quot;10&lt;20&quot;; IF([.J537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  <table:table-cell table:formula="of:=IF([.F538]&gt;18;&quot;adult&quot;;&quot;child&quot;)" office:value-type="string" office:string-value="adult" calcext:value-type="string">
            <text:p>adult</text:p>
          </table:table-cell>
          <table:table-cell table:formula="of:=IF([.J538]&lt;10; &quot;&lt;10&quot;; IF([.J538]&lt;20; &quot;10&lt;20&quot;; IF([.J53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  <table:table-cell table:formula="of:=IF([.F539]&gt;18;&quot;adult&quot;;&quot;child&quot;)" office:value-type="string" office:string-value="adult" calcext:value-type="string">
            <text:p>adult</text:p>
          </table:table-cell>
          <table:table-cell table:formula="of:=IF([.J539]&lt;10; &quot;&lt;10&quot;; IF([.J539]&lt;20; &quot;10&lt;20&quot;; IF([.J53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540]&gt;18;&quot;adult&quot;;&quot;child&quot;)" office:value-type="string" office:string-value="child" calcext:value-type="string">
            <text:p>child</text:p>
          </table:table-cell>
          <table:table-cell table:formula="of:=IF([.J540]&lt;10; &quot;&lt;10&quot;; IF([.J540]&lt;20; &quot;10&lt;20&quot;; IF([.J54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  <table:table-cell table:formula="of:=IF([.F541]&gt;18;&quot;adult&quot;;&quot;child&quot;)" office:value-type="string" office:string-value="adult" calcext:value-type="string">
            <text:p>adult</text:p>
          </table:table-cell>
          <table:table-cell table:formula="of:=IF([.J541]&lt;10; &quot;&lt;10&quot;; IF([.J541]&lt;20; &quot;10&lt;20&quot;; IF([.J54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formula="of:=IF([.F542]&gt;18;&quot;adult&quot;;&quot;child&quot;)" office:value-type="string" office:string-value="adult" calcext:value-type="string">
            <text:p>adult</text:p>
          </table:table-cell>
          <table:table-cell table:formula="of:=IF([.J542]&lt;10; &quot;&lt;10&quot;; IF([.J542]&lt;20; &quot;10&lt;20&quot;; IF([.J54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543]&gt;18;&quot;adult&quot;;&quot;child&quot;)" office:value-type="string" office:string-value="child" calcext:value-type="string">
            <text:p>child</text:p>
          </table:table-cell>
          <table:table-cell table:formula="of:=IF([.J543]&lt;10; &quot;&lt;10&quot;; IF([.J543]&lt;20; &quot;10&lt;20&quot;; IF([.J54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544]&gt;18;&quot;adult&quot;;&quot;child&quot;)" office:value-type="string" office:string-value="child" calcext:value-type="string">
            <text:p>child</text:p>
          </table:table-cell>
          <table:table-cell table:formula="of:=IF([.J544]&lt;10; &quot;&lt;10&quot;; IF([.J544]&lt;20; &quot;10&lt;20&quot;; IF([.J54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45]&gt;18;&quot;adult&quot;;&quot;child&quot;)" office:value-type="string" office:string-value="adult" calcext:value-type="string">
            <text:p>adult</text:p>
          </table:table-cell>
          <table:table-cell table:formula="of:=IF([.J545]&lt;10; &quot;&lt;10&quot;; IF([.J545]&lt;20; &quot;10&lt;20&quot;; IF([.J545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table:formula="of:=IF([.F546]&gt;18;&quot;adult&quot;;&quot;child&quot;)" office:value-type="string" office:string-value="adult" calcext:value-type="string">
            <text:p>adult</text:p>
          </table:table-cell>
          <table:table-cell table:formula="of:=IF([.J546]&lt;10; &quot;&lt;10&quot;; IF([.J546]&lt;20; &quot;10&lt;20&quot;; IF([.J54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47]&gt;18;&quot;adult&quot;;&quot;child&quot;)" office:value-type="string" office:string-value="adult" calcext:value-type="string">
            <text:p>adult</text:p>
          </table:table-cell>
          <table:table-cell table:formula="of:=IF([.J547]&lt;10; &quot;&lt;10&quot;; IF([.J547]&lt;20; &quot;10&lt;20&quot;; IF([.J547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48]&gt;18;&quot;adult&quot;;&quot;child&quot;)" office:value-type="string" office:string-value="adult" calcext:value-type="string">
            <text:p>adult</text:p>
          </table:table-cell>
          <table:table-cell table:formula="of:=IF([.J548]&lt;10; &quot;&lt;10&quot;; IF([.J548]&lt;20; &quot;10&lt;20&quot;; IF([.J54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  <table:table-cell table:formula="of:=IF([.F549]&gt;18;&quot;adult&quot;;&quot;child&quot;)" office:value-type="string" office:string-value="child" calcext:value-type="string">
            <text:p>child</text:p>
          </table:table-cell>
          <table:table-cell table:formula="of:=IF([.J549]&lt;10; &quot;&lt;10&quot;; IF([.J549]&lt;20; &quot;10&lt;20&quot;; IF([.J54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  <table:table-cell table:formula="of:=IF([.F550]&gt;18;&quot;adult&quot;;&quot;child&quot;)" office:value-type="string" office:string-value="adult" calcext:value-type="string">
            <text:p>adult</text:p>
          </table:table-cell>
          <table:table-cell table:formula="of:=IF([.J550]&lt;10; &quot;&lt;10&quot;; IF([.J550]&lt;20; &quot;10&lt;20&quot;; IF([.J55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table:formula="of:=IF([.F551]&gt;18;&quot;adult&quot;;&quot;child&quot;)" office:value-type="string" office:string-value="child" calcext:value-type="string">
            <text:p>child</text:p>
          </table:table-cell>
          <table:table-cell table:formula="of:=IF([.J551]&lt;10; &quot;&lt;10&quot;; IF([.J551]&lt;20; &quot;10&lt;20&quot;; IF([.J55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  <table:table-cell table:formula="of:=IF([.F552]&gt;18;&quot;adult&quot;;&quot;child&quot;)" office:value-type="string" office:string-value="child" calcext:value-type="string">
            <text:p>child</text:p>
          </table:table-cell>
          <table:table-cell table:formula="of:=IF([.J552]&lt;10; &quot;&lt;10&quot;; IF([.J552]&lt;20; &quot;10&lt;20&quot;; IF([.J55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53]&gt;18;&quot;adult&quot;;&quot;child&quot;)" office:value-type="string" office:string-value="adult" calcext:value-type="string">
            <text:p>adult</text:p>
          </table:table-cell>
          <table:table-cell table:formula="of:=IF([.J553]&lt;10; &quot;&lt;10&quot;; IF([.J553]&lt;20; &quot;10&lt;20&quot;; IF([.J55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formula="of:=IF([.F554]&gt;18;&quot;adult&quot;;&quot;child&quot;)" office:value-type="string" office:string-value="child" calcext:value-type="string">
            <text:p>child</text:p>
          </table:table-cell>
          <table:table-cell table:formula="of:=IF([.J554]&lt;10; &quot;&lt;10&quot;; IF([.J554]&lt;20; &quot;10&lt;20&quot;; IF([.J55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555]&gt;18;&quot;adult&quot;;&quot;child&quot;)" office:value-type="string" office:string-value="adult" calcext:value-type="string">
            <text:p>adult</text:p>
          </table:table-cell>
          <table:table-cell table:formula="of:=IF([.J555]&lt;10; &quot;&lt;10&quot;; IF([.J555]&lt;20; &quot;10&lt;20&quot;; IF([.J55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556]&gt;18;&quot;adult&quot;;&quot;child&quot;)" office:value-type="string" office:string-value="adult" calcext:value-type="string">
            <text:p>adult</text:p>
          </table:table-cell>
          <table:table-cell table:formula="of:=IF([.J556]&lt;10; &quot;&lt;10&quot;; IF([.J556]&lt;20; &quot;10&lt;20&quot;; IF([.J55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F557]&gt;18;&quot;adult&quot;;&quot;child&quot;)" office:value-type="string" office:string-value="adult" calcext:value-type="string">
            <text:p>adult</text:p>
          </table:table-cell>
          <table:table-cell table:formula="of:=IF([.J557]&lt;10; &quot;&lt;10&quot;; IF([.J557]&lt;20; &quot;10&lt;20&quot;; IF([.J557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  <table:table-cell table:formula="of:=IF([.F558]&gt;18;&quot;adult&quot;;&quot;child&quot;)" office:value-type="string" office:string-value="adult" calcext:value-type="string">
            <text:p>adult</text:p>
          </table:table-cell>
          <table:table-cell table:formula="of:=IF([.J558]&lt;10; &quot;&lt;10&quot;; IF([.J558]&lt;20; &quot;10&lt;20&quot;; IF([.J55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  <table:table-cell table:formula="of:=IF([.F559]&gt;18;&quot;adult&quot;;&quot;child&quot;)" office:value-type="string" office:string-value="child" calcext:value-type="string">
            <text:p>child</text:p>
          </table:table-cell>
          <table:table-cell table:formula="of:=IF([.J559]&lt;10; &quot;&lt;10&quot;; IF([.J559]&lt;20; &quot;10&lt;20&quot;; IF([.J55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formula="of:=IF([.F560]&gt;18;&quot;adult&quot;;&quot;child&quot;)" office:value-type="string" office:string-value="adult" calcext:value-type="string">
            <text:p>adult</text:p>
          </table:table-cell>
          <table:table-cell table:formula="of:=IF([.J560]&lt;10; &quot;&lt;10&quot;; IF([.J560]&lt;20; &quot;10&lt;20&quot;; IF([.J56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  <table:table-cell table:formula="of:=IF([.F561]&gt;18;&quot;adult&quot;;&quot;child&quot;)" office:value-type="string" office:string-value="adult" calcext:value-type="string">
            <text:p>adult</text:p>
          </table:table-cell>
          <table:table-cell table:formula="of:=IF([.J561]&lt;10; &quot;&lt;10&quot;; IF([.J561]&lt;20; &quot;10&lt;20&quot;; IF([.J56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562]&gt;18;&quot;adult&quot;;&quot;child&quot;)" office:value-type="string" office:string-value="child" calcext:value-type="string">
            <text:p>child</text:p>
          </table:table-cell>
          <table:table-cell table:formula="of:=IF([.J562]&lt;10; &quot;&lt;10&quot;; IF([.J562]&lt;20; &quot;10&lt;20&quot;; IF([.J56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563]&gt;18;&quot;adult&quot;;&quot;child&quot;)" office:value-type="string" office:string-value="adult" calcext:value-type="string">
            <text:p>adult</text:p>
          </table:table-cell>
          <table:table-cell table:formula="of:=IF([.J563]&lt;10; &quot;&lt;10&quot;; IF([.J563]&lt;20; &quot;10&lt;20&quot;; IF([.J56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F564]&gt;18;&quot;adult&quot;;&quot;child&quot;)" office:value-type="string" office:string-value="adult" calcext:value-type="string">
            <text:p>adult</text:p>
          </table:table-cell>
          <table:table-cell table:formula="of:=IF([.J564]&lt;10; &quot;&lt;10&quot;; IF([.J564]&lt;20; &quot;10&lt;20&quot;; IF([.J56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565]&gt;18;&quot;adult&quot;;&quot;child&quot;)" office:value-type="string" office:string-value="child" calcext:value-type="string">
            <text:p>child</text:p>
          </table:table-cell>
          <table:table-cell table:formula="of:=IF([.J565]&lt;10; &quot;&lt;10&quot;; IF([.J565]&lt;20; &quot;10&lt;20&quot;; IF([.J56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566]&gt;18;&quot;adult&quot;;&quot;child&quot;)" office:value-type="string" office:string-value="child" calcext:value-type="string">
            <text:p>child</text:p>
          </table:table-cell>
          <table:table-cell table:formula="of:=IF([.J566]&lt;10; &quot;&lt;10&quot;; IF([.J566]&lt;20; &quot;10&lt;20&quot;; IF([.J56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F567]&gt;18;&quot;adult&quot;;&quot;child&quot;)" office:value-type="string" office:string-value="adult" calcext:value-type="string">
            <text:p>adult</text:p>
          </table:table-cell>
          <table:table-cell table:formula="of:=IF([.J567]&lt;10; &quot;&lt;10&quot;; IF([.J567]&lt;20; &quot;10&lt;20&quot;; IF([.J567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568]&gt;18;&quot;adult&quot;;&quot;child&quot;)" office:value-type="string" office:string-value="adult" calcext:value-type="string">
            <text:p>adult</text:p>
          </table:table-cell>
          <table:table-cell table:formula="of:=IF([.J568]&lt;10; &quot;&lt;10&quot;; IF([.J568]&lt;20; &quot;10&lt;20&quot;; IF([.J56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table:formula="of:=IF([.F569]&gt;18;&quot;adult&quot;;&quot;child&quot;)" office:value-type="string" office:string-value="adult" calcext:value-type="string">
            <text:p>adult</text:p>
          </table:table-cell>
          <table:table-cell table:formula="of:=IF([.J569]&lt;10; &quot;&lt;10&quot;; IF([.J569]&lt;20; &quot;10&lt;20&quot;; IF([.J56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570]&gt;18;&quot;adult&quot;;&quot;child&quot;)" office:value-type="string" office:string-value="child" calcext:value-type="string">
            <text:p>child</text:p>
          </table:table-cell>
          <table:table-cell table:formula="of:=IF([.J570]&lt;10; &quot;&lt;10&quot;; IF([.J570]&lt;20; &quot;10&lt;20&quot;; IF([.J57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571]&gt;18;&quot;adult&quot;;&quot;child&quot;)" office:value-type="string" office:string-value="adult" calcext:value-type="string">
            <text:p>adult</text:p>
          </table:table-cell>
          <table:table-cell table:formula="of:=IF([.J571]&lt;10; &quot;&lt;10&quot;; IF([.J571]&lt;20; &quot;10&lt;20&quot;; IF([.J57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572]&gt;18;&quot;adult&quot;;&quot;child&quot;)" office:value-type="string" office:string-value="adult" calcext:value-type="string">
            <text:p>adult</text:p>
          </table:table-cell>
          <table:table-cell table:formula="of:=IF([.J572]&lt;10; &quot;&lt;10&quot;; IF([.J572]&lt;20; &quot;10&lt;20&quot;; IF([.J57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table:formula="of:=IF([.F573]&gt;18;&quot;adult&quot;;&quot;child&quot;)" office:value-type="string" office:string-value="adult" calcext:value-type="string">
            <text:p>adult</text:p>
          </table:table-cell>
          <table:table-cell table:formula="of:=IF([.J573]&lt;10; &quot;&lt;10&quot;; IF([.J573]&lt;20; &quot;10&lt;20&quot;; IF([.J57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table:formula="of:=IF([.F574]&gt;18;&quot;adult&quot;;&quot;child&quot;)" office:value-type="string" office:string-value="adult" calcext:value-type="string">
            <text:p>adult</text:p>
          </table:table-cell>
          <table:table-cell table:formula="of:=IF([.J574]&lt;10; &quot;&lt;10&quot;; IF([.J574]&lt;20; &quot;10&lt;20&quot;; IF([.J574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575]&gt;18;&quot;adult&quot;;&quot;child&quot;)" office:value-type="string" office:string-value="child" calcext:value-type="string">
            <text:p>child</text:p>
          </table:table-cell>
          <table:table-cell table:formula="of:=IF([.J575]&lt;10; &quot;&lt;10&quot;; IF([.J575]&lt;20; &quot;10&lt;20&quot;; IF([.J57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576]&gt;18;&quot;adult&quot;;&quot;child&quot;)" office:value-type="string" office:string-value="child" calcext:value-type="string">
            <text:p>child</text:p>
          </table:table-cell>
          <table:table-cell table:formula="of:=IF([.J576]&lt;10; &quot;&lt;10&quot;; IF([.J576]&lt;20; &quot;10&lt;20&quot;; IF([.J57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577]&gt;18;&quot;adult&quot;;&quot;child&quot;)" office:value-type="string" office:string-value="adult" calcext:value-type="string">
            <text:p>adult</text:p>
          </table:table-cell>
          <table:table-cell table:formula="of:=IF([.J577]&lt;10; &quot;&lt;10&quot;; IF([.J577]&lt;20; &quot;10&lt;20&quot;; IF([.J57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578]&gt;18;&quot;adult&quot;;&quot;child&quot;)" office:value-type="string" office:string-value="adult" calcext:value-type="string">
            <text:p>adult</text:p>
          </table:table-cell>
          <table:table-cell table:formula="of:=IF([.J578]&lt;10; &quot;&lt;10&quot;; IF([.J578]&lt;20; &quot;10&lt;20&quot;; IF([.J57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formula="of:=IF([.F579]&gt;18;&quot;adult&quot;;&quot;child&quot;)" office:value-type="string" office:string-value="adult" calcext:value-type="string">
            <text:p>adult</text:p>
          </table:table-cell>
          <table:table-cell table:formula="of:=IF([.J579]&lt;10; &quot;&lt;10&quot;; IF([.J579]&lt;20; &quot;10&lt;20&quot;; IF([.J57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formula="of:=IF([.F580]&gt;18;&quot;adult&quot;;&quot;child&quot;)" office:value-type="string" office:string-value="child" calcext:value-type="string">
            <text:p>child</text:p>
          </table:table-cell>
          <table:table-cell table:formula="of:=IF([.J580]&lt;10; &quot;&lt;10&quot;; IF([.J580]&lt;20; &quot;10&lt;20&quot;; IF([.J58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581]&gt;18;&quot;adult&quot;;&quot;child&quot;)" office:value-type="string" office:string-value="adult" calcext:value-type="string">
            <text:p>adult</text:p>
          </table:table-cell>
          <table:table-cell table:formula="of:=IF([.J581]&lt;10; &quot;&lt;10&quot;; IF([.J581]&lt;20; &quot;10&lt;20&quot;; IF([.J58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  <table:table-cell table:formula="of:=IF([.F582]&gt;18;&quot;adult&quot;;&quot;child&quot;)" office:value-type="string" office:string-value="adult" calcext:value-type="string">
            <text:p>adult</text:p>
          </table:table-cell>
          <table:table-cell table:formula="of:=IF([.J582]&lt;10; &quot;&lt;10&quot;; IF([.J582]&lt;20; &quot;10&lt;20&quot;; IF([.J58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formula="of:=IF([.F583]&gt;18;&quot;adult&quot;;&quot;child&quot;)" office:value-type="string" office:string-value="adult" calcext:value-type="string">
            <text:p>adult</text:p>
          </table:table-cell>
          <table:table-cell table:formula="of:=IF([.J583]&lt;10; &quot;&lt;10&quot;; IF([.J583]&lt;20; &quot;10&lt;20&quot;; IF([.J58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84]&gt;18;&quot;adult&quot;;&quot;child&quot;)" office:value-type="string" office:string-value="adult" calcext:value-type="string">
            <text:p>adult</text:p>
          </table:table-cell>
          <table:table-cell table:formula="of:=IF([.J584]&lt;10; &quot;&lt;10&quot;; IF([.J584]&lt;20; &quot;10&lt;20&quot;; IF([.J584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  <table:table-cell table:formula="of:=IF([.F585]&gt;18;&quot;adult&quot;;&quot;child&quot;)" office:value-type="string" office:string-value="adult" calcext:value-type="string">
            <text:p>adult</text:p>
          </table:table-cell>
          <table:table-cell table:formula="of:=IF([.J585]&lt;10; &quot;&lt;10&quot;; IF([.J585]&lt;20; &quot;10&lt;20&quot;; IF([.J58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  <table:table-cell table:formula="of:=IF([.F586]&gt;18;&quot;adult&quot;;&quot;child&quot;)" office:value-type="string" office:string-value="child" calcext:value-type="string">
            <text:p>child</text:p>
          </table:table-cell>
          <table:table-cell table:formula="of:=IF([.J586]&lt;10; &quot;&lt;10&quot;; IF([.J586]&lt;20; &quot;10&lt;20&quot;; IF([.J58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  <table:table-cell table:formula="of:=IF([.F587]&gt;18;&quot;adult&quot;;&quot;child&quot;)" office:value-type="string" office:string-value="child" calcext:value-type="string">
            <text:p>child</text:p>
          </table:table-cell>
          <table:table-cell table:formula="of:=IF([.J587]&lt;10; &quot;&lt;10&quot;; IF([.J587]&lt;20; &quot;10&lt;20&quot;; IF([.J58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  <table:table-cell table:formula="of:=IF([.F588]&gt;18;&quot;adult&quot;;&quot;child&quot;)" office:value-type="string" office:string-value="adult" calcext:value-type="string">
            <text:p>adult</text:p>
          </table:table-cell>
          <table:table-cell table:formula="of:=IF([.J588]&lt;10; &quot;&lt;10&quot;; IF([.J588]&lt;20; &quot;10&lt;20&quot;; IF([.J58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table:formula="of:=IF([.F589]&gt;18;&quot;adult&quot;;&quot;child&quot;)" office:value-type="string" office:string-value="adult" calcext:value-type="string">
            <text:p>adult</text:p>
          </table:table-cell>
          <table:table-cell table:formula="of:=IF([.J589]&lt;10; &quot;&lt;10&quot;; IF([.J589]&lt;20; &quot;10&lt;20&quot;; IF([.J58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590]&gt;18;&quot;adult&quot;;&quot;child&quot;)" office:value-type="string" office:string-value="adult" calcext:value-type="string">
            <text:p>adult</text:p>
          </table:table-cell>
          <table:table-cell table:formula="of:=IF([.J590]&lt;10; &quot;&lt;10&quot;; IF([.J590]&lt;20; &quot;10&lt;20&quot;; IF([.J59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591]&gt;18;&quot;adult&quot;;&quot;child&quot;)" office:value-type="string" office:string-value="child" calcext:value-type="string">
            <text:p>child</text:p>
          </table:table-cell>
          <table:table-cell table:formula="of:=IF([.J591]&lt;10; &quot;&lt;10&quot;; IF([.J591]&lt;20; &quot;10&lt;20&quot;; IF([.J59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F592]&gt;18;&quot;adult&quot;;&quot;child&quot;)" office:value-type="string" office:string-value="adult" calcext:value-type="string">
            <text:p>adult</text:p>
          </table:table-cell>
          <table:table-cell table:formula="of:=IF([.J592]&lt;10; &quot;&lt;10&quot;; IF([.J592]&lt;20; &quot;10&lt;20&quot;; IF([.J59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table:formula="of:=IF([.F593]&gt;18;&quot;adult&quot;;&quot;child&quot;)" office:value-type="string" office:string-value="adult" calcext:value-type="string">
            <text:p>adult</text:p>
          </table:table-cell>
          <table:table-cell table:formula="of:=IF([.J593]&lt;10; &quot;&lt;10&quot;; IF([.J593]&lt;20; &quot;10&lt;20&quot;; IF([.J59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594]&gt;18;&quot;adult&quot;;&quot;child&quot;)" office:value-type="string" office:string-value="adult" calcext:value-type="string">
            <text:p>adult</text:p>
          </table:table-cell>
          <table:table-cell table:formula="of:=IF([.J594]&lt;10; &quot;&lt;10&quot;; IF([.J594]&lt;20; &quot;10&lt;20&quot;; IF([.J59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595]&gt;18;&quot;adult&quot;;&quot;child&quot;)" office:value-type="string" office:string-value="child" calcext:value-type="string">
            <text:p>child</text:p>
          </table:table-cell>
          <table:table-cell table:formula="of:=IF([.J595]&lt;10; &quot;&lt;10&quot;; IF([.J595]&lt;20; &quot;10&lt;20&quot;; IF([.J59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596]&gt;18;&quot;adult&quot;;&quot;child&quot;)" office:value-type="string" office:string-value="adult" calcext:value-type="string">
            <text:p>adult</text:p>
          </table:table-cell>
          <table:table-cell table:formula="of:=IF([.J596]&lt;10; &quot;&lt;10&quot;; IF([.J596]&lt;20; &quot;10&lt;20&quot;; IF([.J59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F597]&gt;18;&quot;adult&quot;;&quot;child&quot;)" office:value-type="string" office:string-value="adult" calcext:value-type="string">
            <text:p>adult</text:p>
          </table:table-cell>
          <table:table-cell table:formula="of:=IF([.J597]&lt;10; &quot;&lt;10&quot;; IF([.J597]&lt;20; &quot;10&lt;20&quot;; IF([.J597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IF([.F598]&gt;18;&quot;adult&quot;;&quot;child&quot;)" office:value-type="string" office:string-value="child" calcext:value-type="string">
            <text:p>child</text:p>
          </table:table-cell>
          <table:table-cell table:formula="of:=IF([.J598]&lt;10; &quot;&lt;10&quot;; IF([.J598]&lt;20; &quot;10&lt;20&quot;; IF([.J59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599]&gt;18;&quot;adult&quot;;&quot;child&quot;)" office:value-type="string" office:string-value="adult" calcext:value-type="string">
            <text:p>adult</text:p>
          </table:table-cell>
          <table:table-cell table:formula="of:=IF([.J599]&lt;10; &quot;&lt;10&quot;; IF([.J599]&lt;20; &quot;10&lt;20&quot;; IF([.J59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600]&gt;18;&quot;adult&quot;;&quot;child&quot;)" office:value-type="string" office:string-value="child" calcext:value-type="string">
            <text:p>child</text:p>
          </table:table-cell>
          <table:table-cell table:formula="of:=IF([.J600]&lt;10; &quot;&lt;10&quot;; IF([.J600]&lt;20; &quot;10&lt;20&quot;; IF([.J60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  <table:table-cell table:formula="of:=IF([.F601]&gt;18;&quot;adult&quot;;&quot;child&quot;)" office:value-type="string" office:string-value="adult" calcext:value-type="string">
            <text:p>adult</text:p>
          </table:table-cell>
          <table:table-cell table:formula="of:=IF([.J601]&lt;10; &quot;&lt;10&quot;; IF([.J601]&lt;20; &quot;10&lt;20&quot;; IF([.J60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  <table:table-cell table:formula="of:=IF([.F602]&gt;18;&quot;adult&quot;;&quot;child&quot;)" office:value-type="string" office:string-value="adult" calcext:value-type="string">
            <text:p>adult</text:p>
          </table:table-cell>
          <table:table-cell table:formula="of:=IF([.J602]&lt;10; &quot;&lt;10&quot;; IF([.J602]&lt;20; &quot;10&lt;20&quot;; IF([.J602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603]&gt;18;&quot;adult&quot;;&quot;child&quot;)" office:value-type="string" office:string-value="child" calcext:value-type="string">
            <text:p>child</text:p>
          </table:table-cell>
          <table:table-cell table:formula="of:=IF([.J603]&lt;10; &quot;&lt;10&quot;; IF([.J603]&lt;20; &quot;10&lt;20&quot;; IF([.J60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  <table:table-cell table:formula="of:=IF([.F604]&gt;18;&quot;adult&quot;;&quot;child&quot;)" office:value-type="string" office:string-value="child" calcext:value-type="string">
            <text:p>child</text:p>
          </table:table-cell>
          <table:table-cell table:formula="of:=IF([.J604]&lt;10; &quot;&lt;10&quot;; IF([.J604]&lt;20; &quot;10&lt;20&quot;; IF([.J60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605]&gt;18;&quot;adult&quot;;&quot;child&quot;)" office:value-type="string" office:string-value="adult" calcext:value-type="string">
            <text:p>adult</text:p>
          </table:table-cell>
          <table:table-cell table:formula="of:=IF([.J605]&lt;10; &quot;&lt;10&quot;; IF([.J605]&lt;20; &quot;10&lt;20&quot;; IF([.J60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  <table:table-cell table:formula="of:=IF([.F606]&gt;18;&quot;adult&quot;;&quot;child&quot;)" office:value-type="string" office:string-value="adult" calcext:value-type="string">
            <text:p>adult</text:p>
          </table:table-cell>
          <table:table-cell table:formula="of:=IF([.J606]&lt;10; &quot;&lt;10&quot;; IF([.J606]&lt;20; &quot;10&lt;20&quot;; IF([.J60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  <table:table-cell table:formula="of:=IF([.F607]&gt;18;&quot;adult&quot;;&quot;child&quot;)" office:value-type="string" office:string-value="adult" calcext:value-type="string">
            <text:p>adult</text:p>
          </table:table-cell>
          <table:table-cell table:formula="of:=IF([.J607]&lt;10; &quot;&lt;10&quot;; IF([.J607]&lt;20; &quot;10&lt;20&quot;; IF([.J60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608]&gt;18;&quot;adult&quot;;&quot;child&quot;)" office:value-type="string" office:string-value="adult" calcext:value-type="string">
            <text:p>adult</text:p>
          </table:table-cell>
          <table:table-cell table:formula="of:=IF([.J608]&lt;10; &quot;&lt;10&quot;; IF([.J608]&lt;20; &quot;10&lt;20&quot;; IF([.J60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  <table:table-cell table:formula="of:=IF([.F609]&gt;18;&quot;adult&quot;;&quot;child&quot;)" office:value-type="string" office:string-value="adult" calcext:value-type="string">
            <text:p>adult</text:p>
          </table:table-cell>
          <table:table-cell table:formula="of:=IF([.J609]&lt;10; &quot;&lt;10&quot;; IF([.J609]&lt;20; &quot;10&lt;20&quot;; IF([.J60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IF([.F610]&gt;18;&quot;adult&quot;;&quot;child&quot;)" office:value-type="string" office:string-value="adult" calcext:value-type="string">
            <text:p>adult</text:p>
          </table:table-cell>
          <table:table-cell table:formula="of:=IF([.J610]&lt;10; &quot;&lt;10&quot;; IF([.J610]&lt;20; &quot;10&lt;20&quot;; IF([.J61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table:formula="of:=IF([.F611]&gt;18;&quot;adult&quot;;&quot;child&quot;)" office:value-type="string" office:string-value="adult" calcext:value-type="string">
            <text:p>adult</text:p>
          </table:table-cell>
          <table:table-cell table:formula="of:=IF([.J611]&lt;10; &quot;&lt;10&quot;; IF([.J611]&lt;20; &quot;10&lt;20&quot;; IF([.J61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612]&gt;18;&quot;adult&quot;;&quot;child&quot;)" office:value-type="string" office:string-value="adult" calcext:value-type="string">
            <text:p>adult</text:p>
          </table:table-cell>
          <table:table-cell table:formula="of:=IF([.J612]&lt;10; &quot;&lt;10&quot;; IF([.J612]&lt;20; &quot;10&lt;20&quot;; IF([.J61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613]&gt;18;&quot;adult&quot;;&quot;child&quot;)" office:value-type="string" office:string-value="child" calcext:value-type="string">
            <text:p>child</text:p>
          </table:table-cell>
          <table:table-cell table:formula="of:=IF([.J613]&lt;10; &quot;&lt;10&quot;; IF([.J613]&lt;20; &quot;10&lt;20&quot;; IF([.J61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614]&gt;18;&quot;adult&quot;;&quot;child&quot;)" office:value-type="string" office:string-value="child" calcext:value-type="string">
            <text:p>child</text:p>
          </table:table-cell>
          <table:table-cell table:formula="of:=IF([.J614]&lt;10; &quot;&lt;10&quot;; IF([.J614]&lt;20; &quot;10&lt;20&quot;; IF([.J61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615]&gt;18;&quot;adult&quot;;&quot;child&quot;)" office:value-type="string" office:string-value="child" calcext:value-type="string">
            <text:p>child</text:p>
          </table:table-cell>
          <table:table-cell table:formula="of:=IF([.J615]&lt;10; &quot;&lt;10&quot;; IF([.J615]&lt;20; &quot;10&lt;20&quot;; IF([.J61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616]&gt;18;&quot;adult&quot;;&quot;child&quot;)" office:value-type="string" office:string-value="adult" calcext:value-type="string">
            <text:p>adult</text:p>
          </table:table-cell>
          <table:table-cell table:formula="of:=IF([.J616]&lt;10; &quot;&lt;10&quot;; IF([.J616]&lt;20; &quot;10&lt;20&quot;; IF([.J61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IF([.F617]&gt;18;&quot;adult&quot;;&quot;child&quot;)" office:value-type="string" office:string-value="adult" calcext:value-type="string">
            <text:p>adult</text:p>
          </table:table-cell>
          <table:table-cell table:formula="of:=IF([.J617]&lt;10; &quot;&lt;10&quot;; IF([.J617]&lt;20; &quot;10&lt;20&quot;; IF([.J61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table:formula="of:=IF([.F618]&gt;18;&quot;adult&quot;;&quot;child&quot;)" office:value-type="string" office:string-value="adult" calcext:value-type="string">
            <text:p>adult</text:p>
          </table:table-cell>
          <table:table-cell table:formula="of:=IF([.J618]&lt;10; &quot;&lt;10&quot;; IF([.J618]&lt;20; &quot;10&lt;20&quot;; IF([.J61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619]&gt;18;&quot;adult&quot;;&quot;child&quot;)" office:value-type="string" office:string-value="adult" calcext:value-type="string">
            <text:p>adult</text:p>
          </table:table-cell>
          <table:table-cell table:formula="of:=IF([.J619]&lt;10; &quot;&lt;10&quot;; IF([.J619]&lt;20; &quot;10&lt;20&quot;; IF([.J61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table:formula="of:=IF([.F620]&gt;18;&quot;adult&quot;;&quot;child&quot;)" office:value-type="string" office:string-value="child" calcext:value-type="string">
            <text:p>child</text:p>
          </table:table-cell>
          <table:table-cell table:formula="of:=IF([.J620]&lt;10; &quot;&lt;10&quot;; IF([.J620]&lt;20; &quot;10&lt;20&quot;; IF([.J62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621]&gt;18;&quot;adult&quot;;&quot;child&quot;)" office:value-type="string" office:string-value="adult" calcext:value-type="string">
            <text:p>adult</text:p>
          </table:table-cell>
          <table:table-cell table:formula="of:=IF([.J621]&lt;10; &quot;&lt;10&quot;; IF([.J621]&lt;20; &quot;10&lt;20&quot;; IF([.J62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622]&gt;18;&quot;adult&quot;;&quot;child&quot;)" office:value-type="string" office:string-value="adult" calcext:value-type="string">
            <text:p>adult</text:p>
          </table:table-cell>
          <table:table-cell table:formula="of:=IF([.J622]&lt;10; &quot;&lt;10&quot;; IF([.J622]&lt;20; &quot;10&lt;20&quot;; IF([.J62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table:formula="of:=IF([.F623]&gt;18;&quot;adult&quot;;&quot;child&quot;)" office:value-type="string" office:string-value="adult" calcext:value-type="string">
            <text:p>adult</text:p>
          </table:table-cell>
          <table:table-cell table:formula="of:=IF([.J623]&lt;10; &quot;&lt;10&quot;; IF([.J623]&lt;20; &quot;10&lt;20&quot;; IF([.J62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table:formula="of:=IF([.F624]&gt;18;&quot;adult&quot;;&quot;child&quot;)" office:value-type="string" office:string-value="adult" calcext:value-type="string">
            <text:p>adult</text:p>
          </table:table-cell>
          <table:table-cell table:formula="of:=IF([.J624]&lt;10; &quot;&lt;10&quot;; IF([.J624]&lt;20; &quot;10&lt;20&quot;; IF([.J62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625]&gt;18;&quot;adult&quot;;&quot;child&quot;)" office:value-type="string" office:string-value="adult" calcext:value-type="string">
            <text:p>adult</text:p>
          </table:table-cell>
          <table:table-cell table:formula="of:=IF([.J625]&lt;10; &quot;&lt;10&quot;; IF([.J625]&lt;20; &quot;10&lt;20&quot;; IF([.J62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626]&gt;18;&quot;adult&quot;;&quot;child&quot;)" office:value-type="string" office:string-value="adult" calcext:value-type="string">
            <text:p>adult</text:p>
          </table:table-cell>
          <table:table-cell table:formula="of:=IF([.J626]&lt;10; &quot;&lt;10&quot;; IF([.J626]&lt;20; &quot;10&lt;20&quot;; IF([.J626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  <table:table-cell table:formula="of:=IF([.F627]&gt;18;&quot;adult&quot;;&quot;child&quot;)" office:value-type="string" office:string-value="adult" calcext:value-type="string">
            <text:p>adult</text:p>
          </table:table-cell>
          <table:table-cell table:formula="of:=IF([.J627]&lt;10; &quot;&lt;10&quot;; IF([.J627]&lt;20; &quot;10&lt;20&quot;; IF([.J62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table:formula="of:=IF([.F628]&gt;18;&quot;adult&quot;;&quot;child&quot;)" office:value-type="string" office:string-value="adult" calcext:value-type="string">
            <text:p>adult</text:p>
          </table:table-cell>
          <table:table-cell table:formula="of:=IF([.J628]&lt;10; &quot;&lt;10&quot;; IF([.J628]&lt;20; &quot;10&lt;20&quot;; IF([.J62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  <table:table-cell table:formula="of:=IF([.F629]&gt;18;&quot;adult&quot;;&quot;child&quot;)" office:value-type="string" office:string-value="adult" calcext:value-type="string">
            <text:p>adult</text:p>
          </table:table-cell>
          <table:table-cell table:formula="of:=IF([.J629]&lt;10; &quot;&lt;10&quot;; IF([.J629]&lt;20; &quot;10&lt;20&quot;; IF([.J62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630]&gt;18;&quot;adult&quot;;&quot;child&quot;)" office:value-type="string" office:string-value="adult" calcext:value-type="string">
            <text:p>adult</text:p>
          </table:table-cell>
          <table:table-cell table:formula="of:=IF([.J630]&lt;10; &quot;&lt;10&quot;; IF([.J630]&lt;20; &quot;10&lt;20&quot;; IF([.J63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F631]&gt;18;&quot;adult&quot;;&quot;child&quot;)" office:value-type="string" office:string-value="child" calcext:value-type="string">
            <text:p>child</text:p>
          </table:table-cell>
          <table:table-cell table:formula="of:=IF([.J631]&lt;10; &quot;&lt;10&quot;; IF([.J631]&lt;20; &quot;10&lt;20&quot;; IF([.J63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  <table:table-cell table:formula="of:=IF([.F632]&gt;18;&quot;adult&quot;;&quot;child&quot;)" office:value-type="string" office:string-value="adult" calcext:value-type="string">
            <text:p>adult</text:p>
          </table:table-cell>
          <table:table-cell table:formula="of:=IF([.J632]&lt;10; &quot;&lt;10&quot;; IF([.J632]&lt;20; &quot;10&lt;20&quot;; IF([.J63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formula="of:=IF([.F633]&gt;18;&quot;adult&quot;;&quot;child&quot;)" office:value-type="string" office:string-value="adult" calcext:value-type="string">
            <text:p>adult</text:p>
          </table:table-cell>
          <table:table-cell table:formula="of:=IF([.J633]&lt;10; &quot;&lt;10&quot;; IF([.J633]&lt;20; &quot;10&lt;20&quot;; IF([.J63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  <table:table-cell table:formula="of:=IF([.F634]&gt;18;&quot;adult&quot;;&quot;child&quot;)" office:value-type="string" office:string-value="adult" calcext:value-type="string">
            <text:p>adult</text:p>
          </table:table-cell>
          <table:table-cell table:formula="of:=IF([.J634]&lt;10; &quot;&lt;10&quot;; IF([.J634]&lt;20; &quot;10&lt;20&quot;; IF([.J63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635]&gt;18;&quot;adult&quot;;&quot;child&quot;)" office:value-type="string" office:string-value="child" calcext:value-type="string">
            <text:p>child</text:p>
          </table:table-cell>
          <table:table-cell table:formula="of:=IF([.J635]&lt;10; &quot;&lt;10&quot;; IF([.J635]&lt;20; &quot;10&lt;20&quot;; IF([.J63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F636]&gt;18;&quot;adult&quot;;&quot;child&quot;)" office:value-type="string" office:string-value="child" calcext:value-type="string">
            <text:p>child</text:p>
          </table:table-cell>
          <table:table-cell table:formula="of:=IF([.J636]&lt;10; &quot;&lt;10&quot;; IF([.J636]&lt;20; &quot;10&lt;20&quot;; IF([.J63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637]&gt;18;&quot;adult&quot;;&quot;child&quot;)" office:value-type="string" office:string-value="adult" calcext:value-type="string">
            <text:p>adult</text:p>
          </table:table-cell>
          <table:table-cell table:formula="of:=IF([.J637]&lt;10; &quot;&lt;10&quot;; IF([.J637]&lt;20; &quot;10&lt;20&quot;; IF([.J63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638]&gt;18;&quot;adult&quot;;&quot;child&quot;)" office:value-type="string" office:string-value="adult" calcext:value-type="string">
            <text:p>adult</text:p>
          </table:table-cell>
          <table:table-cell table:formula="of:=IF([.J638]&lt;10; &quot;&lt;10&quot;; IF([.J638]&lt;20; &quot;10&lt;20&quot;; IF([.J63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F639]&gt;18;&quot;adult&quot;;&quot;child&quot;)" office:value-type="string" office:string-value="adult" calcext:value-type="string">
            <text:p>adult</text:p>
          </table:table-cell>
          <table:table-cell table:formula="of:=IF([.J639]&lt;10; &quot;&lt;10&quot;; IF([.J639]&lt;20; &quot;10&lt;20&quot;; IF([.J63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F640]&gt;18;&quot;adult&quot;;&quot;child&quot;)" office:value-type="string" office:string-value="adult" calcext:value-type="string">
            <text:p>adult</text:p>
          </table:table-cell>
          <table:table-cell table:formula="of:=IF([.J640]&lt;10; &quot;&lt;10&quot;; IF([.J640]&lt;20; &quot;10&lt;20&quot;; IF([.J64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641]&gt;18;&quot;adult&quot;;&quot;child&quot;)" office:value-type="string" office:string-value="child" calcext:value-type="string">
            <text:p>child</text:p>
          </table:table-cell>
          <table:table-cell table:formula="of:=IF([.J641]&lt;10; &quot;&lt;10&quot;; IF([.J641]&lt;20; &quot;10&lt;20&quot;; IF([.J64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642]&gt;18;&quot;adult&quot;;&quot;child&quot;)" office:value-type="string" office:string-value="adult" calcext:value-type="string">
            <text:p>adult</text:p>
          </table:table-cell>
          <table:table-cell table:formula="of:=IF([.J642]&lt;10; &quot;&lt;10&quot;; IF([.J642]&lt;20; &quot;10&lt;20&quot;; IF([.J64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table:formula="of:=IF([.F643]&gt;18;&quot;adult&quot;;&quot;child&quot;)" office:value-type="string" office:string-value="adult" calcext:value-type="string">
            <text:p>adult</text:p>
          </table:table-cell>
          <table:table-cell table:formula="of:=IF([.J643]&lt;10; &quot;&lt;10&quot;; IF([.J643]&lt;20; &quot;10&lt;20&quot;; IF([.J64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F644]&gt;18;&quot;adult&quot;;&quot;child&quot;)" office:value-type="string" office:string-value="child" calcext:value-type="string">
            <text:p>child</text:p>
          </table:table-cell>
          <table:table-cell table:formula="of:=IF([.J644]&lt;10; &quot;&lt;10&quot;; IF([.J644]&lt;20; &quot;10&lt;20&quot;; IF([.J644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645]&gt;18;&quot;adult&quot;;&quot;child&quot;)" office:value-type="string" office:string-value="child" calcext:value-type="string">
            <text:p>child</text:p>
          </table:table-cell>
          <table:table-cell table:formula="of:=IF([.J645]&lt;10; &quot;&lt;10&quot;; IF([.J645]&lt;20; &quot;10&lt;20&quot;; IF([.J64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F646]&gt;18;&quot;adult&quot;;&quot;child&quot;)" office:value-type="string" office:string-value="child" calcext:value-type="string">
            <text:p>child</text:p>
          </table:table-cell>
          <table:table-cell table:formula="of:=IF([.J646]&lt;10; &quot;&lt;10&quot;; IF([.J646]&lt;20; &quot;10&lt;20&quot;; IF([.J646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table:formula="of:=IF([.F647]&gt;18;&quot;adult&quot;;&quot;child&quot;)" office:value-type="string" office:string-value="adult" calcext:value-type="string">
            <text:p>adult</text:p>
          </table:table-cell>
          <table:table-cell table:formula="of:=IF([.J647]&lt;10; &quot;&lt;10&quot;; IF([.J647]&lt;20; &quot;10&lt;20&quot;; IF([.J64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648]&gt;18;&quot;adult&quot;;&quot;child&quot;)" office:value-type="string" office:string-value="adult" calcext:value-type="string">
            <text:p>adult</text:p>
          </table:table-cell>
          <table:table-cell table:formula="of:=IF([.J648]&lt;10; &quot;&lt;10&quot;; IF([.J648]&lt;20; &quot;10&lt;20&quot;; IF([.J64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  <table:table-cell table:formula="of:=IF([.F649]&gt;18;&quot;adult&quot;;&quot;child&quot;)" office:value-type="string" office:string-value="adult" calcext:value-type="string">
            <text:p>adult</text:p>
          </table:table-cell>
          <table:table-cell table:formula="of:=IF([.J649]&lt;10; &quot;&lt;10&quot;; IF([.J649]&lt;20; &quot;10&lt;20&quot;; IF([.J64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F650]&gt;18;&quot;adult&quot;;&quot;child&quot;)" office:value-type="string" office:string-value="child" calcext:value-type="string">
            <text:p>child</text:p>
          </table:table-cell>
          <table:table-cell table:formula="of:=IF([.J650]&lt;10; &quot;&lt;10&quot;; IF([.J650]&lt;20; &quot;10&lt;20&quot;; IF([.J65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F651]&gt;18;&quot;adult&quot;;&quot;child&quot;)" office:value-type="string" office:string-value="adult" calcext:value-type="string">
            <text:p>adult</text:p>
          </table:table-cell>
          <table:table-cell table:formula="of:=IF([.J651]&lt;10; &quot;&lt;10&quot;; IF([.J651]&lt;20; &quot;10&lt;20&quot;; IF([.J65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652]&gt;18;&quot;adult&quot;;&quot;child&quot;)" office:value-type="string" office:string-value="child" calcext:value-type="string">
            <text:p>child</text:p>
          </table:table-cell>
          <table:table-cell table:formula="of:=IF([.J652]&lt;10; &quot;&lt;10&quot;; IF([.J652]&lt;20; &quot;10&lt;20&quot;; IF([.J65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F653]&gt;18;&quot;adult&quot;;&quot;child&quot;)" office:value-type="string" office:string-value="child" calcext:value-type="string">
            <text:p>child</text:p>
          </table:table-cell>
          <table:table-cell table:formula="of:=IF([.J653]&lt;10; &quot;&lt;10&quot;; IF([.J653]&lt;20; &quot;10&lt;20&quot;; IF([.J65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  <table:table-cell table:formula="of:=IF([.F654]&gt;18;&quot;adult&quot;;&quot;child&quot;)" office:value-type="string" office:string-value="adult" calcext:value-type="string">
            <text:p>adult</text:p>
          </table:table-cell>
          <table:table-cell table:formula="of:=IF([.J654]&lt;10; &quot;&lt;10&quot;; IF([.J654]&lt;20; &quot;10&lt;20&quot;; IF([.J65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formula="of:=IF([.F655]&gt;18;&quot;adult&quot;;&quot;child&quot;)" office:value-type="string" office:string-value="child" calcext:value-type="string">
            <text:p>child</text:p>
          </table:table-cell>
          <table:table-cell table:formula="of:=IF([.J655]&lt;10; &quot;&lt;10&quot;; IF([.J655]&lt;20; &quot;10&lt;20&quot;; IF([.J65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  <table:table-cell table:formula="of:=IF([.F656]&gt;18;&quot;adult&quot;;&quot;child&quot;)" office:value-type="string" office:string-value="child" calcext:value-type="string">
            <text:p>child</text:p>
          </table:table-cell>
          <table:table-cell table:formula="of:=IF([.J656]&lt;10; &quot;&lt;10&quot;; IF([.J656]&lt;20; &quot;10&lt;20&quot;; IF([.J65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F657]&gt;18;&quot;adult&quot;;&quot;child&quot;)" office:value-type="string" office:string-value="adult" calcext:value-type="string">
            <text:p>adult</text:p>
          </table:table-cell>
          <table:table-cell table:formula="of:=IF([.J657]&lt;10; &quot;&lt;10&quot;; IF([.J657]&lt;20; &quot;10&lt;20&quot;; IF([.J65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658]&gt;18;&quot;adult&quot;;&quot;child&quot;)" office:value-type="string" office:string-value="child" calcext:value-type="string">
            <text:p>child</text:p>
          </table:table-cell>
          <table:table-cell table:formula="of:=IF([.J658]&lt;10; &quot;&lt;10&quot;; IF([.J658]&lt;20; &quot;10&lt;20&quot;; IF([.J65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659]&gt;18;&quot;adult&quot;;&quot;child&quot;)" office:value-type="string" office:string-value="adult" calcext:value-type="string">
            <text:p>adult</text:p>
          </table:table-cell>
          <table:table-cell table:formula="of:=IF([.J659]&lt;10; &quot;&lt;10&quot;; IF([.J659]&lt;20; &quot;10&lt;20&quot;; IF([.J65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660]&gt;18;&quot;adult&quot;;&quot;child&quot;)" office:value-type="string" office:string-value="adult" calcext:value-type="string">
            <text:p>adult</text:p>
          </table:table-cell>
          <table:table-cell table:formula="of:=IF([.J660]&lt;10; &quot;&lt;10&quot;; IF([.J660]&lt;20; &quot;10&lt;20&quot;; IF([.J66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  <table:table-cell table:formula="of:=IF([.F661]&gt;18;&quot;adult&quot;;&quot;child&quot;)" office:value-type="string" office:string-value="adult" calcext:value-type="string">
            <text:p>adult</text:p>
          </table:table-cell>
          <table:table-cell table:formula="of:=IF([.J661]&lt;10; &quot;&lt;10&quot;; IF([.J661]&lt;20; &quot;10&lt;20&quot;; IF([.J66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  <table:table-cell table:formula="of:=IF([.F662]&gt;18;&quot;adult&quot;;&quot;child&quot;)" office:value-type="string" office:string-value="adult" calcext:value-type="string">
            <text:p>adult</text:p>
          </table:table-cell>
          <table:table-cell table:formula="of:=IF([.J662]&lt;10; &quot;&lt;10&quot;; IF([.J662]&lt;20; &quot;10&lt;20&quot;; IF([.J66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663]&gt;18;&quot;adult&quot;;&quot;child&quot;)" office:value-type="string" office:string-value="adult" calcext:value-type="string">
            <text:p>adult</text:p>
          </table:table-cell>
          <table:table-cell table:formula="of:=IF([.J663]&lt;10; &quot;&lt;10&quot;; IF([.J663]&lt;20; &quot;10&lt;20&quot;; IF([.J66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  <table:table-cell table:formula="of:=IF([.F664]&gt;18;&quot;adult&quot;;&quot;child&quot;)" office:value-type="string" office:string-value="adult" calcext:value-type="string">
            <text:p>adult</text:p>
          </table:table-cell>
          <table:table-cell table:formula="of:=IF([.J664]&lt;10; &quot;&lt;10&quot;; IF([.J664]&lt;20; &quot;10&lt;20&quot;; IF([.J664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IF([.F665]&gt;18;&quot;adult&quot;;&quot;child&quot;)" office:value-type="string" office:string-value="adult" calcext:value-type="string">
            <text:p>adult</text:p>
          </table:table-cell>
          <table:table-cell table:formula="of:=IF([.J665]&lt;10; &quot;&lt;10&quot;; IF([.J665]&lt;20; &quot;10&lt;20&quot;; IF([.J66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666]&gt;18;&quot;adult&quot;;&quot;child&quot;)" office:value-type="string" office:string-value="adult" calcext:value-type="string">
            <text:p>adult</text:p>
          </table:table-cell>
          <table:table-cell table:formula="of:=IF([.J666]&lt;10; &quot;&lt;10&quot;; IF([.J666]&lt;20; &quot;10&lt;20&quot;; IF([.J66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table:formula="of:=IF([.F667]&gt;18;&quot;adult&quot;;&quot;child&quot;)" office:value-type="string" office:string-value="adult" calcext:value-type="string">
            <text:p>adult</text:p>
          </table:table-cell>
          <table:table-cell table:formula="of:=IF([.J667]&lt;10; &quot;&lt;10&quot;; IF([.J667]&lt;20; &quot;10&lt;20&quot;; IF([.J66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668]&gt;18;&quot;adult&quot;;&quot;child&quot;)" office:value-type="string" office:string-value="adult" calcext:value-type="string">
            <text:p>adult</text:p>
          </table:table-cell>
          <table:table-cell table:formula="of:=IF([.J668]&lt;10; &quot;&lt;10&quot;; IF([.J668]&lt;20; &quot;10&lt;20&quot;; IF([.J66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669]&gt;18;&quot;adult&quot;;&quot;child&quot;)" office:value-type="string" office:string-value="child" calcext:value-type="string">
            <text:p>child</text:p>
          </table:table-cell>
          <table:table-cell table:formula="of:=IF([.J669]&lt;10; &quot;&lt;10&quot;; IF([.J669]&lt;20; &quot;10&lt;20&quot;; IF([.J66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670]&gt;18;&quot;adult&quot;;&quot;child&quot;)" office:value-type="string" office:string-value="adult" calcext:value-type="string">
            <text:p>adult</text:p>
          </table:table-cell>
          <table:table-cell table:formula="of:=IF([.J670]&lt;10; &quot;&lt;10&quot;; IF([.J670]&lt;20; &quot;10&lt;20&quot;; IF([.J67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formula="of:=IF([.F671]&gt;18;&quot;adult&quot;;&quot;child&quot;)" office:value-type="string" office:string-value="child" calcext:value-type="string">
            <text:p>child</text:p>
          </table:table-cell>
          <table:table-cell table:formula="of:=IF([.J671]&lt;10; &quot;&lt;10&quot;; IF([.J671]&lt;20; &quot;10&lt;20&quot;; IF([.J67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formula="of:=IF([.F672]&gt;18;&quot;adult&quot;;&quot;child&quot;)" office:value-type="string" office:string-value="adult" calcext:value-type="string">
            <text:p>adult</text:p>
          </table:table-cell>
          <table:table-cell table:formula="of:=IF([.J672]&lt;10; &quot;&lt;10&quot;; IF([.J672]&lt;20; &quot;10&lt;20&quot;; IF([.J67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formula="of:=IF([.F673]&gt;18;&quot;adult&quot;;&quot;child&quot;)" office:value-type="string" office:string-value="adult" calcext:value-type="string">
            <text:p>adult</text:p>
          </table:table-cell>
          <table:table-cell table:formula="of:=IF([.J673]&lt;10; &quot;&lt;10&quot;; IF([.J673]&lt;20; &quot;10&lt;20&quot;; IF([.J67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674]&gt;18;&quot;adult&quot;;&quot;child&quot;)" office:value-type="string" office:string-value="adult" calcext:value-type="string">
            <text:p>adult</text:p>
          </table:table-cell>
          <table:table-cell table:formula="of:=IF([.J674]&lt;10; &quot;&lt;10&quot;; IF([.J674]&lt;20; &quot;10&lt;20&quot;; IF([.J67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675]&gt;18;&quot;adult&quot;;&quot;child&quot;)" office:value-type="string" office:string-value="adult" calcext:value-type="string">
            <text:p>adult</text:p>
          </table:table-cell>
          <table:table-cell table:formula="of:=IF([.J675]&lt;10; &quot;&lt;10&quot;; IF([.J675]&lt;20; &quot;10&lt;20&quot;; IF([.J67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676]&gt;18;&quot;adult&quot;;&quot;child&quot;)" office:value-type="string" office:string-value="child" calcext:value-type="string">
            <text:p>child</text:p>
          </table:table-cell>
          <table:table-cell table:formula="of:=IF([.J676]&lt;10; &quot;&lt;10&quot;; IF([.J676]&lt;20; &quot;10&lt;20&quot;; IF([.J67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677]&gt;18;&quot;adult&quot;;&quot;child&quot;)" office:value-type="string" office:string-value="child" calcext:value-type="string">
            <text:p>child</text:p>
          </table:table-cell>
          <table:table-cell table:formula="of:=IF([.J677]&lt;10; &quot;&lt;10&quot;; IF([.J677]&lt;20; &quot;10&lt;20&quot;; IF([.J67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678]&gt;18;&quot;adult&quot;;&quot;child&quot;)" office:value-type="string" office:string-value="adult" calcext:value-type="string">
            <text:p>adult</text:p>
          </table:table-cell>
          <table:table-cell table:formula="of:=IF([.J678]&lt;10; &quot;&lt;10&quot;; IF([.J678]&lt;20; &quot;10&lt;20&quot;; IF([.J67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  <table:table-cell table:formula="of:=IF([.F679]&gt;18;&quot;adult&quot;;&quot;child&quot;)" office:value-type="string" office:string-value="child" calcext:value-type="string">
            <text:p>child</text:p>
          </table:table-cell>
          <table:table-cell table:formula="of:=IF([.J679]&lt;10; &quot;&lt;10&quot;; IF([.J679]&lt;20; &quot;10&lt;20&quot;; IF([.J67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F680]&gt;18;&quot;adult&quot;;&quot;child&quot;)" office:value-type="string" office:string-value="adult" calcext:value-type="string">
            <text:p>adult</text:p>
          </table:table-cell>
          <table:table-cell table:formula="of:=IF([.J680]&lt;10; &quot;&lt;10&quot;; IF([.J680]&lt;20; &quot;10&lt;20&quot;; IF([.J68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table:formula="of:=IF([.F681]&gt;18;&quot;adult&quot;;&quot;child&quot;)" office:value-type="string" office:string-value="adult" calcext:value-type="string">
            <text:p>adult</text:p>
          </table:table-cell>
          <table:table-cell table:formula="of:=IF([.J681]&lt;10; &quot;&lt;10&quot;; IF([.J681]&lt;20; &quot;10&lt;20&quot;; IF([.J68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  <table:table-cell table:formula="of:=IF([.F682]&gt;18;&quot;adult&quot;;&quot;child&quot;)" office:value-type="string" office:string-value="child" calcext:value-type="string">
            <text:p>child</text:p>
          </table:table-cell>
          <table:table-cell table:formula="of:=IF([.J682]&lt;10; &quot;&lt;10&quot;; IF([.J682]&lt;20; &quot;10&lt;20&quot;; IF([.J68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  <table:table-cell table:formula="of:=IF([.F683]&gt;18;&quot;adult&quot;;&quot;child&quot;)" office:value-type="string" office:string-value="adult" calcext:value-type="string">
            <text:p>adult</text:p>
          </table:table-cell>
          <table:table-cell table:formula="of:=IF([.J683]&lt;10; &quot;&lt;10&quot;; IF([.J683]&lt;20; &quot;10&lt;20&quot;; IF([.J68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table:formula="of:=IF([.F684]&gt;18;&quot;adult&quot;;&quot;child&quot;)" office:value-type="string" office:string-value="adult" calcext:value-type="string">
            <text:p>adult</text:p>
          </table:table-cell>
          <table:table-cell table:formula="of:=IF([.J684]&lt;10; &quot;&lt;10&quot;; IF([.J684]&lt;20; &quot;10&lt;20&quot;; IF([.J68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table:formula="of:=IF([.F685]&gt;18;&quot;adult&quot;;&quot;child&quot;)" office:value-type="string" office:string-value="child" calcext:value-type="string">
            <text:p>child</text:p>
          </table:table-cell>
          <table:table-cell table:formula="of:=IF([.J685]&lt;10; &quot;&lt;10&quot;; IF([.J685]&lt;20; &quot;10&lt;20&quot;; IF([.J68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table:formula="of:=IF([.F686]&gt;18;&quot;adult&quot;;&quot;child&quot;)" office:value-type="string" office:string-value="adult" calcext:value-type="string">
            <text:p>adult</text:p>
          </table:table-cell>
          <table:table-cell table:formula="of:=IF([.J686]&lt;10; &quot;&lt;10&quot;; IF([.J686]&lt;20; &quot;10&lt;20&quot;; IF([.J68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formula="of:=IF([.F687]&gt;18;&quot;adult&quot;;&quot;child&quot;)" office:value-type="string" office:string-value="adult" calcext:value-type="string">
            <text:p>adult</text:p>
          </table:table-cell>
          <table:table-cell table:formula="of:=IF([.J687]&lt;10; &quot;&lt;10&quot;; IF([.J687]&lt;20; &quot;10&lt;20&quot;; IF([.J68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F688]&gt;18;&quot;adult&quot;;&quot;child&quot;)" office:value-type="string" office:string-value="child" calcext:value-type="string">
            <text:p>child</text:p>
          </table:table-cell>
          <table:table-cell table:formula="of:=IF([.J688]&lt;10; &quot;&lt;10&quot;; IF([.J688]&lt;20; &quot;10&lt;20&quot;; IF([.J68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  <table:table-cell table:formula="of:=IF([.F689]&gt;18;&quot;adult&quot;;&quot;child&quot;)" office:value-type="string" office:string-value="adult" calcext:value-type="string">
            <text:p>adult</text:p>
          </table:table-cell>
          <table:table-cell table:formula="of:=IF([.J689]&lt;10; &quot;&lt;10&quot;; IF([.J689]&lt;20; &quot;10&lt;20&quot;; IF([.J68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F690]&gt;18;&quot;adult&quot;;&quot;child&quot;)" office:value-type="string" office:string-value="child" calcext:value-type="string">
            <text:p>child</text:p>
          </table:table-cell>
          <table:table-cell table:formula="of:=IF([.J690]&lt;10; &quot;&lt;10&quot;; IF([.J690]&lt;20; &quot;10&lt;20&quot;; IF([.J69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formula="of:=IF([.F691]&gt;18;&quot;adult&quot;;&quot;child&quot;)" office:value-type="string" office:string-value="child" calcext:value-type="string">
            <text:p>child</text:p>
          </table:table-cell>
          <table:table-cell table:formula="of:=IF([.J691]&lt;10; &quot;&lt;10&quot;; IF([.J691]&lt;20; &quot;10&lt;20&quot;; IF([.J69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formula="of:=IF([.F692]&gt;18;&quot;adult&quot;;&quot;child&quot;)" office:value-type="string" office:string-value="adult" calcext:value-type="string">
            <text:p>adult</text:p>
          </table:table-cell>
          <table:table-cell table:formula="of:=IF([.J692]&lt;10; &quot;&lt;10&quot;; IF([.J692]&lt;20; &quot;10&lt;20&quot;; IF([.J69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  <table:table-cell table:formula="of:=IF([.F693]&gt;18;&quot;adult&quot;;&quot;child&quot;)" office:value-type="string" office:string-value="child" calcext:value-type="string">
            <text:p>child</text:p>
          </table:table-cell>
          <table:table-cell table:formula="of:=IF([.J693]&lt;10; &quot;&lt;10&quot;; IF([.J693]&lt;20; &quot;10&lt;20&quot;; IF([.J69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694]&gt;18;&quot;adult&quot;;&quot;child&quot;)" office:value-type="string" office:string-value="child" calcext:value-type="string">
            <text:p>child</text:p>
          </table:table-cell>
          <table:table-cell table:formula="of:=IF([.J694]&lt;10; &quot;&lt;10&quot;; IF([.J694]&lt;20; &quot;10&lt;20&quot;; IF([.J69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695]&gt;18;&quot;adult&quot;;&quot;child&quot;)" office:value-type="string" office:string-value="adult" calcext:value-type="string">
            <text:p>adult</text:p>
          </table:table-cell>
          <table:table-cell table:formula="of:=IF([.J695]&lt;10; &quot;&lt;10&quot;; IF([.J695]&lt;20; &quot;10&lt;20&quot;; IF([.J69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table:formula="of:=IF([.F696]&gt;18;&quot;adult&quot;;&quot;child&quot;)" office:value-type="string" office:string-value="adult" calcext:value-type="string">
            <text:p>adult</text:p>
          </table:table-cell>
          <table:table-cell table:formula="of:=IF([.J696]&lt;10; &quot;&lt;10&quot;; IF([.J696]&lt;20; &quot;10&lt;20&quot;; IF([.J69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F697]&gt;18;&quot;adult&quot;;&quot;child&quot;)" office:value-type="string" office:string-value="adult" calcext:value-type="string">
            <text:p>adult</text:p>
          </table:table-cell>
          <table:table-cell table:formula="of:=IF([.J697]&lt;10; &quot;&lt;10&quot;; IF([.J697]&lt;20; &quot;10&lt;20&quot;; IF([.J69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698]&gt;18;&quot;adult&quot;;&quot;child&quot;)" office:value-type="string" office:string-value="adult" calcext:value-type="string">
            <text:p>adult</text:p>
          </table:table-cell>
          <table:table-cell table:formula="of:=IF([.J698]&lt;10; &quot;&lt;10&quot;; IF([.J698]&lt;20; &quot;10&lt;20&quot;; IF([.J69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formula="of:=IF([.F699]&gt;18;&quot;adult&quot;;&quot;child&quot;)" office:value-type="string" office:string-value="child" calcext:value-type="string">
            <text:p>child</text:p>
          </table:table-cell>
          <table:table-cell table:formula="of:=IF([.J699]&lt;10; &quot;&lt;10&quot;; IF([.J699]&lt;20; &quot;10&lt;20&quot;; IF([.J69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formula="of:=IF([.F700]&gt;18;&quot;adult&quot;;&quot;child&quot;)" office:value-type="string" office:string-value="adult" calcext:value-type="string">
            <text:p>adult</text:p>
          </table:table-cell>
          <table:table-cell table:formula="of:=IF([.J700]&lt;10; &quot;&lt;10&quot;; IF([.J700]&lt;20; &quot;10&lt;20&quot;; IF([.J70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table:formula="of:=IF([.F701]&gt;18;&quot;adult&quot;;&quot;child&quot;)" office:value-type="string" office:string-value="adult" calcext:value-type="string">
            <text:p>adult</text:p>
          </table:table-cell>
          <table:table-cell table:formula="of:=IF([.J701]&lt;10; &quot;&lt;10&quot;; IF([.J701]&lt;20; &quot;10&lt;20&quot;; IF([.J70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table:formula="of:=IF([.F702]&gt;18;&quot;adult&quot;;&quot;child&quot;)" office:value-type="string" office:string-value="child" calcext:value-type="string">
            <text:p>child</text:p>
          </table:table-cell>
          <table:table-cell table:formula="of:=IF([.J702]&lt;10; &quot;&lt;10&quot;; IF([.J702]&lt;20; &quot;10&lt;20&quot;; IF([.J70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formula="of:=IF([.F703]&gt;18;&quot;adult&quot;;&quot;child&quot;)" office:value-type="string" office:string-value="adult" calcext:value-type="string">
            <text:p>adult</text:p>
          </table:table-cell>
          <table:table-cell table:formula="of:=IF([.J703]&lt;10; &quot;&lt;10&quot;; IF([.J703]&lt;20; &quot;10&lt;20&quot;; IF([.J70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704]&gt;18;&quot;adult&quot;;&quot;child&quot;)" office:value-type="string" office:string-value="child" calcext:value-type="string">
            <text:p>child</text:p>
          </table:table-cell>
          <table:table-cell table:formula="of:=IF([.J704]&lt;10; &quot;&lt;10&quot;; IF([.J704]&lt;20; &quot;10&lt;20&quot;; IF([.J70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  <table:table-cell table:formula="of:=IF([.F705]&gt;18;&quot;adult&quot;;&quot;child&quot;)" office:value-type="string" office:string-value="adult" calcext:value-type="string">
            <text:p>adult</text:p>
          </table:table-cell>
          <table:table-cell table:formula="of:=IF([.J705]&lt;10; &quot;&lt;10&quot;; IF([.J705]&lt;20; &quot;10&lt;20&quot;; IF([.J70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706]&gt;18;&quot;adult&quot;;&quot;child&quot;)" office:value-type="string" office:string-value="adult" calcext:value-type="string">
            <text:p>adult</text:p>
          </table:table-cell>
          <table:table-cell table:formula="of:=IF([.J706]&lt;10; &quot;&lt;10&quot;; IF([.J706]&lt;20; &quot;10&lt;20&quot;; IF([.J70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707]&gt;18;&quot;adult&quot;;&quot;child&quot;)" office:value-type="string" office:string-value="adult" calcext:value-type="string">
            <text:p>adult</text:p>
          </table:table-cell>
          <table:table-cell table:formula="of:=IF([.J707]&lt;10; &quot;&lt;10&quot;; IF([.J707]&lt;20; &quot;10&lt;20&quot;; IF([.J707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table:formula="of:=IF([.F708]&gt;18;&quot;adult&quot;;&quot;child&quot;)" office:value-type="string" office:string-value="adult" calcext:value-type="string">
            <text:p>adult</text:p>
          </table:table-cell>
          <table:table-cell table:formula="of:=IF([.J708]&lt;10; &quot;&lt;10&quot;; IF([.J708]&lt;20; &quot;10&lt;20&quot;; IF([.J70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table:formula="of:=IF([.F709]&gt;18;&quot;adult&quot;;&quot;child&quot;)" office:value-type="string" office:string-value="adult" calcext:value-type="string">
            <text:p>adult</text:p>
          </table:table-cell>
          <table:table-cell table:formula="of:=IF([.J709]&lt;10; &quot;&lt;10&quot;; IF([.J709]&lt;20; &quot;10&lt;20&quot;; IF([.J70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  <table:table-cell table:formula="of:=IF([.F710]&gt;18;&quot;adult&quot;;&quot;child&quot;)" office:value-type="string" office:string-value="adult" calcext:value-type="string">
            <text:p>adult</text:p>
          </table:table-cell>
          <table:table-cell table:formula="of:=IF([.J710]&lt;10; &quot;&lt;10&quot;; IF([.J710]&lt;20; &quot;10&lt;20&quot;; IF([.J71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F711]&gt;18;&quot;adult&quot;;&quot;child&quot;)" office:value-type="string" office:string-value="child" calcext:value-type="string">
            <text:p>child</text:p>
          </table:table-cell>
          <table:table-cell table:formula="of:=IF([.J711]&lt;10; &quot;&lt;10&quot;; IF([.J711]&lt;20; &quot;10&lt;20&quot;; IF([.J71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  <table:table-cell table:formula="of:=IF([.F712]&gt;18;&quot;adult&quot;;&quot;child&quot;)" office:value-type="string" office:string-value="adult" calcext:value-type="string">
            <text:p>adult</text:p>
          </table:table-cell>
          <table:table-cell table:formula="of:=IF([.J712]&lt;10; &quot;&lt;10&quot;; IF([.J712]&lt;20; &quot;10&lt;20&quot;; IF([.J71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formula="of:=IF([.F713]&gt;18;&quot;adult&quot;;&quot;child&quot;)" office:value-type="string" office:string-value="child" calcext:value-type="string">
            <text:p>child</text:p>
          </table:table-cell>
          <table:table-cell table:formula="of:=IF([.J713]&lt;10; &quot;&lt;10&quot;; IF([.J713]&lt;20; &quot;10&lt;20&quot;; IF([.J71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table:formula="of:=IF([.F714]&gt;18;&quot;adult&quot;;&quot;child&quot;)" office:value-type="string" office:string-value="adult" calcext:value-type="string">
            <text:p>adult</text:p>
          </table:table-cell>
          <table:table-cell table:formula="of:=IF([.J714]&lt;10; &quot;&lt;10&quot;; IF([.J714]&lt;20; &quot;10&lt;20&quot;; IF([.J71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  <table:table-cell table:formula="of:=IF([.F715]&gt;18;&quot;adult&quot;;&quot;child&quot;)" office:value-type="string" office:string-value="adult" calcext:value-type="string">
            <text:p>adult</text:p>
          </table:table-cell>
          <table:table-cell table:formula="of:=IF([.J715]&lt;10; &quot;&lt;10&quot;; IF([.J715]&lt;20; &quot;10&lt;20&quot;; IF([.J71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16]&gt;18;&quot;adult&quot;;&quot;child&quot;)" office:value-type="string" office:string-value="adult" calcext:value-type="string">
            <text:p>adult</text:p>
          </table:table-cell>
          <table:table-cell table:formula="of:=IF([.J716]&lt;10; &quot;&lt;10&quot;; IF([.J716]&lt;20; &quot;10&lt;20&quot;; IF([.J716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formula="of:=IF([.F717]&gt;18;&quot;adult&quot;;&quot;child&quot;)" office:value-type="string" office:string-value="adult" calcext:value-type="string">
            <text:p>adult</text:p>
          </table:table-cell>
          <table:table-cell table:formula="of:=IF([.J717]&lt;10; &quot;&lt;10&quot;; IF([.J717]&lt;20; &quot;10&lt;20&quot;; IF([.J71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  <table:table-cell table:formula="of:=IF([.F718]&gt;18;&quot;adult&quot;;&quot;child&quot;)" office:value-type="string" office:string-value="adult" calcext:value-type="string">
            <text:p>adult</text:p>
          </table:table-cell>
          <table:table-cell table:formula="of:=IF([.J718]&lt;10; &quot;&lt;10&quot;; IF([.J718]&lt;20; &quot;10&lt;20&quot;; IF([.J71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table:formula="of:=IF([.F719]&gt;18;&quot;adult&quot;;&quot;child&quot;)" office:value-type="string" office:string-value="adult" calcext:value-type="string">
            <text:p>adult</text:p>
          </table:table-cell>
          <table:table-cell table:formula="of:=IF([.J719]&lt;10; &quot;&lt;10&quot;; IF([.J719]&lt;20; &quot;10&lt;20&quot;; IF([.J71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table:formula="of:=IF([.F720]&gt;18;&quot;adult&quot;;&quot;child&quot;)" office:value-type="string" office:string-value="child" calcext:value-type="string">
            <text:p>child</text:p>
          </table:table-cell>
          <table:table-cell table:formula="of:=IF([.J720]&lt;10; &quot;&lt;10&quot;; IF([.J720]&lt;20; &quot;10&lt;20&quot;; IF([.J72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721]&gt;18;&quot;adult&quot;;&quot;child&quot;)" office:value-type="string" office:string-value="adult" calcext:value-type="string">
            <text:p>adult</text:p>
          </table:table-cell>
          <table:table-cell table:formula="of:=IF([.J721]&lt;10; &quot;&lt;10&quot;; IF([.J721]&lt;20; &quot;10&lt;20&quot;; IF([.J72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IF([.F722]&gt;18;&quot;adult&quot;;&quot;child&quot;)" office:value-type="string" office:string-value="child" calcext:value-type="string">
            <text:p>child</text:p>
          </table:table-cell>
          <table:table-cell table:formula="of:=IF([.J722]&lt;10; &quot;&lt;10&quot;; IF([.J722]&lt;20; &quot;10&lt;20&quot;; IF([.J72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formula="of:=IF([.F723]&gt;18;&quot;adult&quot;;&quot;child&quot;)" office:value-type="string" office:string-value="child" calcext:value-type="string">
            <text:p>child</text:p>
          </table:table-cell>
          <table:table-cell table:formula="of:=IF([.J723]&lt;10; &quot;&lt;10&quot;; IF([.J723]&lt;20; &quot;10&lt;20&quot;; IF([.J72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24]&gt;18;&quot;adult&quot;;&quot;child&quot;)" office:value-type="string" office:string-value="adult" calcext:value-type="string">
            <text:p>adult</text:p>
          </table:table-cell>
          <table:table-cell table:formula="of:=IF([.J724]&lt;10; &quot;&lt;10&quot;; IF([.J724]&lt;20; &quot;10&lt;20&quot;; IF([.J72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25]&gt;18;&quot;adult&quot;;&quot;child&quot;)" office:value-type="string" office:string-value="adult" calcext:value-type="string">
            <text:p>adult</text:p>
          </table:table-cell>
          <table:table-cell table:formula="of:=IF([.J725]&lt;10; &quot;&lt;10&quot;; IF([.J725]&lt;20; &quot;10&lt;20&quot;; IF([.J72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formula="of:=IF([.F726]&gt;18;&quot;adult&quot;;&quot;child&quot;)" office:value-type="string" office:string-value="adult" calcext:value-type="string">
            <text:p>adult</text:p>
          </table:table-cell>
          <table:table-cell table:formula="of:=IF([.J726]&lt;10; &quot;&lt;10&quot;; IF([.J726]&lt;20; &quot;10&lt;20&quot;; IF([.J72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727]&gt;18;&quot;adult&quot;;&quot;child&quot;)" office:value-type="string" office:string-value="adult" calcext:value-type="string">
            <text:p>adult</text:p>
          </table:table-cell>
          <table:table-cell table:formula="of:=IF([.J727]&lt;10; &quot;&lt;10&quot;; IF([.J727]&lt;20; &quot;10&lt;20&quot;; IF([.J72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table:formula="of:=IF([.F728]&gt;18;&quot;adult&quot;;&quot;child&quot;)" office:value-type="string" office:string-value="adult" calcext:value-type="string">
            <text:p>adult</text:p>
          </table:table-cell>
          <table:table-cell table:formula="of:=IF([.J728]&lt;10; &quot;&lt;10&quot;; IF([.J728]&lt;20; &quot;10&lt;20&quot;; IF([.J72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formula="of:=IF([.F729]&gt;18;&quot;adult&quot;;&quot;child&quot;)" office:value-type="string" office:string-value="child" calcext:value-type="string">
            <text:p>child</text:p>
          </table:table-cell>
          <table:table-cell table:formula="of:=IF([.J729]&lt;10; &quot;&lt;10&quot;; IF([.J729]&lt;20; &quot;10&lt;20&quot;; IF([.J72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730]&gt;18;&quot;adult&quot;;&quot;child&quot;)" office:value-type="string" office:string-value="adult" calcext:value-type="string">
            <text:p>adult</text:p>
          </table:table-cell>
          <table:table-cell table:formula="of:=IF([.J730]&lt;10; &quot;&lt;10&quot;; IF([.J730]&lt;20; &quot;10&lt;20&quot;; IF([.J73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731]&gt;18;&quot;adult&quot;;&quot;child&quot;)" office:value-type="string" office:string-value="adult" calcext:value-type="string">
            <text:p>adult</text:p>
          </table:table-cell>
          <table:table-cell table:formula="of:=IF([.J731]&lt;10; &quot;&lt;10&quot;; IF([.J731]&lt;20; &quot;10&lt;20&quot;; IF([.J73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table:formula="of:=IF([.F732]&gt;18;&quot;adult&quot;;&quot;child&quot;)" office:value-type="string" office:string-value="adult" calcext:value-type="string">
            <text:p>adult</text:p>
          </table:table-cell>
          <table:table-cell table:formula="of:=IF([.J732]&lt;10; &quot;&lt;10&quot;; IF([.J732]&lt;20; &quot;10&lt;20&quot;; IF([.J73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formula="of:=IF([.F733]&gt;18;&quot;adult&quot;;&quot;child&quot;)" office:value-type="string" office:string-value="child" calcext:value-type="string">
            <text:p>child</text:p>
          </table:table-cell>
          <table:table-cell table:formula="of:=IF([.J733]&lt;10; &quot;&lt;10&quot;; IF([.J733]&lt;20; &quot;10&lt;20&quot;; IF([.J73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734]&gt;18;&quot;adult&quot;;&quot;child&quot;)" office:value-type="string" office:string-value="child" calcext:value-type="string">
            <text:p>child</text:p>
          </table:table-cell>
          <table:table-cell table:formula="of:=IF([.J734]&lt;10; &quot;&lt;10&quot;; IF([.J734]&lt;20; &quot;10&lt;20&quot;; IF([.J73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35]&gt;18;&quot;adult&quot;;&quot;child&quot;)" office:value-type="string" office:string-value="adult" calcext:value-type="string">
            <text:p>adult</text:p>
          </table:table-cell>
          <table:table-cell table:formula="of:=IF([.J735]&lt;10; &quot;&lt;10&quot;; IF([.J735]&lt;20; &quot;10&lt;20&quot;; IF([.J73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36]&gt;18;&quot;adult&quot;;&quot;child&quot;)" office:value-type="string" office:string-value="adult" calcext:value-type="string">
            <text:p>adult</text:p>
          </table:table-cell>
          <table:table-cell table:formula="of:=IF([.J736]&lt;10; &quot;&lt;10&quot;; IF([.J736]&lt;20; &quot;10&lt;20&quot;; IF([.J736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737]&gt;18;&quot;adult&quot;;&quot;child&quot;)" office:value-type="string" office:string-value="adult" calcext:value-type="string">
            <text:p>adult</text:p>
          </table:table-cell>
          <table:table-cell table:formula="of:=IF([.J737]&lt;10; &quot;&lt;10&quot;; IF([.J737]&lt;20; &quot;10&lt;20&quot;; IF([.J73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  <table:table-cell table:formula="of:=IF([.F738]&gt;18;&quot;adult&quot;;&quot;child&quot;)" office:value-type="string" office:string-value="adult" calcext:value-type="string">
            <text:p>adult</text:p>
          </table:table-cell>
          <table:table-cell table:formula="of:=IF([.J738]&lt;10; &quot;&lt;10&quot;; IF([.J738]&lt;20; &quot;10&lt;20&quot;; IF([.J73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  <table:table-cell table:formula="of:=IF([.F739]&gt;18;&quot;adult&quot;;&quot;child&quot;)" office:value-type="string" office:string-value="adult" calcext:value-type="string">
            <text:p>adult</text:p>
          </table:table-cell>
          <table:table-cell table:formula="of:=IF([.J739]&lt;10; &quot;&lt;10&quot;; IF([.J739]&lt;20; &quot;10&lt;20&quot;; IF([.J73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740]&gt;18;&quot;adult&quot;;&quot;child&quot;)" office:value-type="string" office:string-value="child" calcext:value-type="string">
            <text:p>child</text:p>
          </table:table-cell>
          <table:table-cell table:formula="of:=IF([.J740]&lt;10; &quot;&lt;10&quot;; IF([.J740]&lt;20; &quot;10&lt;20&quot;; IF([.J74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741]&gt;18;&quot;adult&quot;;&quot;child&quot;)" office:value-type="string" office:string-value="child" calcext:value-type="string">
            <text:p>child</text:p>
          </table:table-cell>
          <table:table-cell table:formula="of:=IF([.J741]&lt;10; &quot;&lt;10&quot;; IF([.J741]&lt;20; &quot;10&lt;20&quot;; IF([.J74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  <table:table-cell table:formula="of:=IF([.F742]&gt;18;&quot;adult&quot;;&quot;child&quot;)" office:value-type="string" office:string-value="child" calcext:value-type="string">
            <text:p>child</text:p>
          </table:table-cell>
          <table:table-cell table:formula="of:=IF([.J742]&lt;10; &quot;&lt;10&quot;; IF([.J742]&lt;20; &quot;10&lt;20&quot;; IF([.J74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table:formula="of:=IF([.F743]&gt;18;&quot;adult&quot;;&quot;child&quot;)" office:value-type="string" office:string-value="adult" calcext:value-type="string">
            <text:p>adult</text:p>
          </table:table-cell>
          <table:table-cell table:formula="of:=IF([.J743]&lt;10; &quot;&lt;10&quot;; IF([.J743]&lt;20; &quot;10&lt;20&quot;; IF([.J74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formula="of:=IF([.F744]&gt;18;&quot;adult&quot;;&quot;child&quot;)" office:value-type="string" office:string-value="adult" calcext:value-type="string">
            <text:p>adult</text:p>
          </table:table-cell>
          <table:table-cell table:formula="of:=IF([.J744]&lt;10; &quot;&lt;10&quot;; IF([.J744]&lt;20; &quot;10&lt;20&quot;; IF([.J74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table:formula="of:=IF([.F745]&gt;18;&quot;adult&quot;;&quot;child&quot;)" office:value-type="string" office:string-value="adult" calcext:value-type="string">
            <text:p>adult</text:p>
          </table:table-cell>
          <table:table-cell table:formula="of:=IF([.J745]&lt;10; &quot;&lt;10&quot;; IF([.J745]&lt;20; &quot;10&lt;20&quot;; IF([.J74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746]&gt;18;&quot;adult&quot;;&quot;child&quot;)" office:value-type="string" office:string-value="adult" calcext:value-type="string">
            <text:p>adult</text:p>
          </table:table-cell>
          <table:table-cell table:formula="of:=IF([.J746]&lt;10; &quot;&lt;10&quot;; IF([.J746]&lt;20; &quot;10&lt;20&quot;; IF([.J74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table:formula="of:=IF([.F747]&gt;18;&quot;adult&quot;;&quot;child&quot;)" office:value-type="string" office:string-value="adult" calcext:value-type="string">
            <text:p>adult</text:p>
          </table:table-cell>
          <table:table-cell table:formula="of:=IF([.J747]&lt;10; &quot;&lt;10&quot;; IF([.J747]&lt;20; &quot;10&lt;20&quot;; IF([.J74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table:formula="of:=IF([.F748]&gt;18;&quot;adult&quot;;&quot;child&quot;)" office:value-type="string" office:string-value="child" calcext:value-type="string">
            <text:p>child</text:p>
          </table:table-cell>
          <table:table-cell table:formula="of:=IF([.J748]&lt;10; &quot;&lt;10&quot;; IF([.J748]&lt;20; &quot;10&lt;20&quot;; IF([.J74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49]&gt;18;&quot;adult&quot;;&quot;child&quot;)" office:value-type="string" office:string-value="adult" calcext:value-type="string">
            <text:p>adult</text:p>
          </table:table-cell>
          <table:table-cell table:formula="of:=IF([.J749]&lt;10; &quot;&lt;10&quot;; IF([.J749]&lt;20; &quot;10&lt;20&quot;; IF([.J74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formula="of:=IF([.F750]&gt;18;&quot;adult&quot;;&quot;child&quot;)" office:value-type="string" office:string-value="adult" calcext:value-type="string">
            <text:p>adult</text:p>
          </table:table-cell>
          <table:table-cell table:formula="of:=IF([.J750]&lt;10; &quot;&lt;10&quot;; IF([.J750]&lt;20; &quot;10&lt;20&quot;; IF([.J75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751]&gt;18;&quot;adult&quot;;&quot;child&quot;)" office:value-type="string" office:string-value="adult" calcext:value-type="string">
            <text:p>adult</text:p>
          </table:table-cell>
          <table:table-cell table:formula="of:=IF([.J751]&lt;10; &quot;&lt;10&quot;; IF([.J751]&lt;20; &quot;10&lt;20&quot;; IF([.J75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F752]&gt;18;&quot;adult&quot;;&quot;child&quot;)" office:value-type="string" office:string-value="child" calcext:value-type="string">
            <text:p>child</text:p>
          </table:table-cell>
          <table:table-cell table:formula="of:=IF([.J752]&lt;10; &quot;&lt;10&quot;; IF([.J752]&lt;20; &quot;10&lt;20&quot;; IF([.J752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formula="of:=IF([.F753]&gt;18;&quot;adult&quot;;&quot;child&quot;)" office:value-type="string" office:string-value="child" calcext:value-type="string">
            <text:p>child</text:p>
          </table:table-cell>
          <table:table-cell table:formula="of:=IF([.J753]&lt;10; &quot;&lt;10&quot;; IF([.J753]&lt;20; &quot;10&lt;20&quot;; IF([.J75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754]&gt;18;&quot;adult&quot;;&quot;child&quot;)" office:value-type="string" office:string-value="adult" calcext:value-type="string">
            <text:p>adult</text:p>
          </table:table-cell>
          <table:table-cell table:formula="of:=IF([.J754]&lt;10; &quot;&lt;10&quot;; IF([.J754]&lt;20; &quot;10&lt;20&quot;; IF([.J75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755]&gt;18;&quot;adult&quot;;&quot;child&quot;)" office:value-type="string" office:string-value="adult" calcext:value-type="string">
            <text:p>adult</text:p>
          </table:table-cell>
          <table:table-cell table:formula="of:=IF([.J755]&lt;10; &quot;&lt;10&quot;; IF([.J755]&lt;20; &quot;10&lt;20&quot;; IF([.J75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table:formula="of:=IF([.F756]&gt;18;&quot;adult&quot;;&quot;child&quot;)" office:value-type="string" office:string-value="adult" calcext:value-type="string">
            <text:p>adult</text:p>
          </table:table-cell>
          <table:table-cell table:formula="of:=IF([.J756]&lt;10; &quot;&lt;10&quot;; IF([.J756]&lt;20; &quot;10&lt;20&quot;; IF([.J75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757]&gt;18;&quot;adult&quot;;&quot;child&quot;)" office:value-type="string" office:string-value="child" calcext:value-type="string">
            <text:p>child</text:p>
          </table:table-cell>
          <table:table-cell table:formula="of:=IF([.J757]&lt;10; &quot;&lt;10&quot;; IF([.J757]&lt;20; &quot;10&lt;20&quot;; IF([.J75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formula="of:=IF([.F758]&gt;18;&quot;adult&quot;;&quot;child&quot;)" office:value-type="string" office:string-value="adult" calcext:value-type="string">
            <text:p>adult</text:p>
          </table:table-cell>
          <table:table-cell table:formula="of:=IF([.J758]&lt;10; &quot;&lt;10&quot;; IF([.J758]&lt;20; &quot;10&lt;20&quot;; IF([.J75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F759]&gt;18;&quot;adult&quot;;&quot;child&quot;)" office:value-type="string" office:string-value="child" calcext:value-type="string">
            <text:p>child</text:p>
          </table:table-cell>
          <table:table-cell table:formula="of:=IF([.J759]&lt;10; &quot;&lt;10&quot;; IF([.J759]&lt;20; &quot;10&lt;20&quot;; IF([.J75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760]&gt;18;&quot;adult&quot;;&quot;child&quot;)" office:value-type="string" office:string-value="adult" calcext:value-type="string">
            <text:p>adult</text:p>
          </table:table-cell>
          <table:table-cell table:formula="of:=IF([.J760]&lt;10; &quot;&lt;10&quot;; IF([.J760]&lt;20; &quot;10&lt;20&quot;; IF([.J76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table:formula="of:=IF([.F761]&gt;18;&quot;adult&quot;;&quot;child&quot;)" office:value-type="string" office:string-value="adult" calcext:value-type="string">
            <text:p>adult</text:p>
          </table:table-cell>
          <table:table-cell table:formula="of:=IF([.J761]&lt;10; &quot;&lt;10&quot;; IF([.J761]&lt;20; &quot;10&lt;20&quot;; IF([.J76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table:formula="of:=IF([.F762]&gt;18;&quot;adult&quot;;&quot;child&quot;)" office:value-type="string" office:string-value="child" calcext:value-type="string">
            <text:p>child</text:p>
          </table:table-cell>
          <table:table-cell table:formula="of:=IF([.J762]&lt;10; &quot;&lt;10&quot;; IF([.J762]&lt;20; &quot;10&lt;20&quot;; IF([.J76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  <table:table-cell table:formula="of:=IF([.F763]&gt;18;&quot;adult&quot;;&quot;child&quot;)" office:value-type="string" office:string-value="adult" calcext:value-type="string">
            <text:p>adult</text:p>
          </table:table-cell>
          <table:table-cell table:formula="of:=IF([.J763]&lt;10; &quot;&lt;10&quot;; IF([.J763]&lt;20; &quot;10&lt;20&quot;; IF([.J76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764]&gt;18;&quot;adult&quot;;&quot;child&quot;)" office:value-type="string" office:string-value="adult" calcext:value-type="string">
            <text:p>adult</text:p>
          </table:table-cell>
          <table:table-cell table:formula="of:=IF([.J764]&lt;10; &quot;&lt;10&quot;; IF([.J764]&lt;20; &quot;10&lt;20&quot;; IF([.J76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F765]&gt;18;&quot;adult&quot;;&quot;child&quot;)" office:value-type="string" office:string-value="adult" calcext:value-type="string">
            <text:p>adult</text:p>
          </table:table-cell>
          <table:table-cell table:formula="of:=IF([.J765]&lt;10; &quot;&lt;10&quot;; IF([.J765]&lt;20; &quot;10&lt;20&quot;; IF([.J76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766]&gt;18;&quot;adult&quot;;&quot;child&quot;)" office:value-type="string" office:string-value="child" calcext:value-type="string">
            <text:p>child</text:p>
          </table:table-cell>
          <table:table-cell table:formula="of:=IF([.J766]&lt;10; &quot;&lt;10&quot;; IF([.J766]&lt;20; &quot;10&lt;20&quot;; IF([.J76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  <table:table-cell table:formula="of:=IF([.F767]&gt;18;&quot;adult&quot;;&quot;child&quot;)" office:value-type="string" office:string-value="adult" calcext:value-type="string">
            <text:p>adult</text:p>
          </table:table-cell>
          <table:table-cell table:formula="of:=IF([.J767]&lt;10; &quot;&lt;10&quot;; IF([.J767]&lt;20; &quot;10&lt;20&quot;; IF([.J76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  <table:table-cell table:formula="of:=IF([.F768]&gt;18;&quot;adult&quot;;&quot;child&quot;)" office:value-type="string" office:string-value="child" calcext:value-type="string">
            <text:p>child</text:p>
          </table:table-cell>
          <table:table-cell table:formula="of:=IF([.J768]&lt;10; &quot;&lt;10&quot;; IF([.J768]&lt;20; &quot;10&lt;20&quot;; IF([.J76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769]&gt;18;&quot;adult&quot;;&quot;child&quot;)" office:value-type="string" office:string-value="adult" calcext:value-type="string">
            <text:p>adult</text:p>
          </table:table-cell>
          <table:table-cell table:formula="of:=IF([.J769]&lt;10; &quot;&lt;10&quot;; IF([.J769]&lt;20; &quot;10&lt;20&quot;; IF([.J76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  <table:table-cell table:formula="of:=IF([.F770]&gt;18;&quot;adult&quot;;&quot;child&quot;)" office:value-type="string" office:string-value="child" calcext:value-type="string">
            <text:p>child</text:p>
          </table:table-cell>
          <table:table-cell table:formula="of:=IF([.J770]&lt;10; &quot;&lt;10&quot;; IF([.J770]&lt;20; &quot;10&lt;20&quot;; IF([.J77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  <table:table-cell table:formula="of:=IF([.F771]&gt;18;&quot;adult&quot;;&quot;child&quot;)" office:value-type="string" office:string-value="adult" calcext:value-type="string">
            <text:p>adult</text:p>
          </table:table-cell>
          <table:table-cell table:formula="of:=IF([.J771]&lt;10; &quot;&lt;10&quot;; IF([.J771]&lt;20; &quot;10&lt;20&quot;; IF([.J77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772]&gt;18;&quot;adult&quot;;&quot;child&quot;)" office:value-type="string" office:string-value="adult" calcext:value-type="string">
            <text:p>adult</text:p>
          </table:table-cell>
          <table:table-cell table:formula="of:=IF([.J772]&lt;10; &quot;&lt;10&quot;; IF([.J772]&lt;20; &quot;10&lt;20&quot;; IF([.J77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773]&gt;18;&quot;adult&quot;;&quot;child&quot;)" office:value-type="string" office:string-value="adult" calcext:value-type="string">
            <text:p>adult</text:p>
          </table:table-cell>
          <table:table-cell table:formula="of:=IF([.J773]&lt;10; &quot;&lt;10&quot;; IF([.J773]&lt;20; &quot;10&lt;20&quot;; IF([.J77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  <table:table-cell table:formula="of:=IF([.F774]&gt;18;&quot;adult&quot;;&quot;child&quot;)" office:value-type="string" office:string-value="adult" calcext:value-type="string">
            <text:p>adult</text:p>
          </table:table-cell>
          <table:table-cell table:formula="of:=IF([.J774]&lt;10; &quot;&lt;10&quot;; IF([.J774]&lt;20; &quot;10&lt;20&quot;; IF([.J77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775]&gt;18;&quot;adult&quot;;&quot;child&quot;)" office:value-type="string" office:string-value="child" calcext:value-type="string">
            <text:p>child</text:p>
          </table:table-cell>
          <table:table-cell table:formula="of:=IF([.J775]&lt;10; &quot;&lt;10&quot;; IF([.J775]&lt;20; &quot;10&lt;20&quot;; IF([.J77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table:formula="of:=IF([.F776]&gt;18;&quot;adult&quot;;&quot;child&quot;)" office:value-type="string" office:string-value="adult" calcext:value-type="string">
            <text:p>adult</text:p>
          </table:table-cell>
          <table:table-cell table:formula="of:=IF([.J776]&lt;10; &quot;&lt;10&quot;; IF([.J776]&lt;20; &quot;10&lt;20&quot;; IF([.J77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table:formula="of:=IF([.F777]&gt;18;&quot;adult&quot;;&quot;child&quot;)" office:value-type="string" office:string-value="child" calcext:value-type="string">
            <text:p>child</text:p>
          </table:table-cell>
          <table:table-cell table:formula="of:=IF([.J777]&lt;10; &quot;&lt;10&quot;; IF([.J777]&lt;20; &quot;10&lt;20&quot;; IF([.J77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  <table:table-cell table:formula="of:=IF([.F778]&gt;18;&quot;adult&quot;;&quot;child&quot;)" office:value-type="string" office:string-value="child" calcext:value-type="string">
            <text:p>child</text:p>
          </table:table-cell>
          <table:table-cell table:formula="of:=IF([.J778]&lt;10; &quot;&lt;10&quot;; IF([.J778]&lt;20; &quot;10&lt;20&quot;; IF([.J77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  <table:table-cell table:formula="of:=IF([.F779]&gt;18;&quot;adult&quot;;&quot;child&quot;)" office:value-type="string" office:string-value="child" calcext:value-type="string">
            <text:p>child</text:p>
          </table:table-cell>
          <table:table-cell table:formula="of:=IF([.J779]&lt;10; &quot;&lt;10&quot;; IF([.J779]&lt;20; &quot;10&lt;20&quot;; IF([.J779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formula="of:=IF([.F780]&gt;18;&quot;adult&quot;;&quot;child&quot;)" office:value-type="string" office:string-value="child" calcext:value-type="string">
            <text:p>child</text:p>
          </table:table-cell>
          <table:table-cell table:formula="of:=IF([.J780]&lt;10; &quot;&lt;10&quot;; IF([.J780]&lt;20; &quot;10&lt;20&quot;; IF([.J78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  <table:table-cell table:formula="of:=IF([.F781]&gt;18;&quot;adult&quot;;&quot;child&quot;)" office:value-type="string" office:string-value="adult" calcext:value-type="string">
            <text:p>adult</text:p>
          </table:table-cell>
          <table:table-cell table:formula="of:=IF([.J781]&lt;10; &quot;&lt;10&quot;; IF([.J781]&lt;20; &quot;10&lt;20&quot;; IF([.J78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782]&gt;18;&quot;adult&quot;;&quot;child&quot;)" office:value-type="string" office:string-value="child" calcext:value-type="string">
            <text:p>child</text:p>
          </table:table-cell>
          <table:table-cell table:formula="of:=IF([.J782]&lt;10; &quot;&lt;10&quot;; IF([.J782]&lt;20; &quot;10&lt;20&quot;; IF([.J78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table:formula="of:=IF([.F783]&gt;18;&quot;adult&quot;;&quot;child&quot;)" office:value-type="string" office:string-value="child" calcext:value-type="string">
            <text:p>child</text:p>
          </table:table-cell>
          <table:table-cell table:formula="of:=IF([.J783]&lt;10; &quot;&lt;10&quot;; IF([.J783]&lt;20; &quot;10&lt;20&quot;; IF([.J78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  <table:table-cell table:formula="of:=IF([.F784]&gt;18;&quot;adult&quot;;&quot;child&quot;)" office:value-type="string" office:string-value="adult" calcext:value-type="string">
            <text:p>adult</text:p>
          </table:table-cell>
          <table:table-cell table:formula="of:=IF([.J784]&lt;10; &quot;&lt;10&quot;; IF([.J784]&lt;20; &quot;10&lt;20&quot;; IF([.J78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IF([.F785]&gt;18;&quot;adult&quot;;&quot;child&quot;)" office:value-type="string" office:string-value="child" calcext:value-type="string">
            <text:p>child</text:p>
          </table:table-cell>
          <table:table-cell table:formula="of:=IF([.J785]&lt;10; &quot;&lt;10&quot;; IF([.J785]&lt;20; &quot;10&lt;20&quot;; IF([.J785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786]&gt;18;&quot;adult&quot;;&quot;child&quot;)" office:value-type="string" office:string-value="adult" calcext:value-type="string">
            <text:p>adult</text:p>
          </table:table-cell>
          <table:table-cell table:formula="of:=IF([.J786]&lt;10; &quot;&lt;10&quot;; IF([.J786]&lt;20; &quot;10&lt;20&quot;; IF([.J78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table:formula="of:=IF([.F787]&gt;18;&quot;adult&quot;;&quot;child&quot;)" office:value-type="string" office:string-value="adult" calcext:value-type="string">
            <text:p>adult</text:p>
          </table:table-cell>
          <table:table-cell table:formula="of:=IF([.J787]&lt;10; &quot;&lt;10&quot;; IF([.J787]&lt;20; &quot;10&lt;20&quot;; IF([.J78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formula="of:=IF([.F788]&gt;18;&quot;adult&quot;;&quot;child&quot;)" office:value-type="string" office:string-value="child" calcext:value-type="string">
            <text:p>child</text:p>
          </table:table-cell>
          <table:table-cell table:formula="of:=IF([.J788]&lt;10; &quot;&lt;10&quot;; IF([.J788]&lt;20; &quot;10&lt;20&quot;; IF([.J78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F789]&gt;18;&quot;adult&quot;;&quot;child&quot;)" office:value-type="string" office:string-value="child" calcext:value-type="string">
            <text:p>child</text:p>
          </table:table-cell>
          <table:table-cell table:formula="of:=IF([.J789]&lt;10; &quot;&lt;10&quot;; IF([.J789]&lt;20; &quot;10&lt;20&quot;; IF([.J78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table:formula="of:=IF([.F790]&gt;18;&quot;adult&quot;;&quot;child&quot;)" office:value-type="string" office:string-value="child" calcext:value-type="string">
            <text:p>child</text:p>
          </table:table-cell>
          <table:table-cell table:formula="of:=IF([.J790]&lt;10; &quot;&lt;10&quot;; IF([.J790]&lt;20; &quot;10&lt;20&quot;; IF([.J79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  <table:table-cell table:formula="of:=IF([.F791]&gt;18;&quot;adult&quot;;&quot;child&quot;)" office:value-type="string" office:string-value="adult" calcext:value-type="string">
            <text:p>adult</text:p>
          </table:table-cell>
          <table:table-cell table:formula="of:=IF([.J791]&lt;10; &quot;&lt;10&quot;; IF([.J791]&lt;20; &quot;10&lt;20&quot;; IF([.J79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792]&gt;18;&quot;adult&quot;;&quot;child&quot;)" office:value-type="string" office:string-value="child" calcext:value-type="string">
            <text:p>child</text:p>
          </table:table-cell>
          <table:table-cell table:formula="of:=IF([.J792]&lt;10; &quot;&lt;10&quot;; IF([.J792]&lt;20; &quot;10&lt;20&quot;; IF([.J79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793]&gt;18;&quot;adult&quot;;&quot;child&quot;)" office:value-type="string" office:string-value="child" calcext:value-type="string">
            <text:p>child</text:p>
          </table:table-cell>
          <table:table-cell table:formula="of:=IF([.J793]&lt;10; &quot;&lt;10&quot;; IF([.J793]&lt;20; &quot;10&lt;20&quot;; IF([.J79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794]&gt;18;&quot;adult&quot;;&quot;child&quot;)" office:value-type="string" office:string-value="child" calcext:value-type="string">
            <text:p>child</text:p>
          </table:table-cell>
          <table:table-cell table:formula="of:=IF([.J794]&lt;10; &quot;&lt;10&quot;; IF([.J794]&lt;20; &quot;10&lt;20&quot;; IF([.J79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  <table:table-cell table:formula="of:=IF([.F795]&gt;18;&quot;adult&quot;;&quot;child&quot;)" office:value-type="string" office:string-value="child" calcext:value-type="string">
            <text:p>child</text:p>
          </table:table-cell>
          <table:table-cell table:formula="of:=IF([.J795]&lt;10; &quot;&lt;10&quot;; IF([.J795]&lt;20; &quot;10&lt;20&quot;; IF([.J79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796]&gt;18;&quot;adult&quot;;&quot;child&quot;)" office:value-type="string" office:string-value="adult" calcext:value-type="string">
            <text:p>adult</text:p>
          </table:table-cell>
          <table:table-cell table:formula="of:=IF([.J796]&lt;10; &quot;&lt;10&quot;; IF([.J796]&lt;20; &quot;10&lt;20&quot;; IF([.J79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797]&gt;18;&quot;adult&quot;;&quot;child&quot;)" office:value-type="string" office:string-value="adult" calcext:value-type="string">
            <text:p>adult</text:p>
          </table:table-cell>
          <table:table-cell table:formula="of:=IF([.J797]&lt;10; &quot;&lt;10&quot;; IF([.J797]&lt;20; &quot;10&lt;20&quot;; IF([.J79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formula="of:=IF([.F798]&gt;18;&quot;adult&quot;;&quot;child&quot;)" office:value-type="string" office:string-value="adult" calcext:value-type="string">
            <text:p>adult</text:p>
          </table:table-cell>
          <table:table-cell table:formula="of:=IF([.J798]&lt;10; &quot;&lt;10&quot;; IF([.J798]&lt;20; &quot;10&lt;20&quot;; IF([.J798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  <table:table-cell table:formula="of:=IF([.F799]&gt;18;&quot;adult&quot;;&quot;child&quot;)" office:value-type="string" office:string-value="adult" calcext:value-type="string">
            <text:p>adult</text:p>
          </table:table-cell>
          <table:table-cell table:formula="of:=IF([.J799]&lt;10; &quot;&lt;10&quot;; IF([.J799]&lt;20; &quot;10&lt;20&quot;; IF([.J79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800]&gt;18;&quot;adult&quot;;&quot;child&quot;)" office:value-type="string" office:string-value="adult" calcext:value-type="string">
            <text:p>adult</text:p>
          </table:table-cell>
          <table:table-cell table:formula="of:=IF([.J800]&lt;10; &quot;&lt;10&quot;; IF([.J800]&lt;20; &quot;10&lt;20&quot;; IF([.J80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F801]&gt;18;&quot;adult&quot;;&quot;child&quot;)" office:value-type="string" office:string-value="adult" calcext:value-type="string">
            <text:p>adult</text:p>
          </table:table-cell>
          <table:table-cell table:formula="of:=IF([.J801]&lt;10; &quot;&lt;10&quot;; IF([.J801]&lt;20; &quot;10&lt;20&quot;; IF([.J801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802]&gt;18;&quot;adult&quot;;&quot;child&quot;)" office:value-type="string" office:string-value="adult" calcext:value-type="string">
            <text:p>adult</text:p>
          </table:table-cell>
          <table:table-cell table:formula="of:=IF([.J802]&lt;10; &quot;&lt;10&quot;; IF([.J802]&lt;20; &quot;10&lt;20&quot;; IF([.J80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  <table:table-cell table:formula="of:=IF([.F803]&gt;18;&quot;adult&quot;;&quot;child&quot;)" office:value-type="string" office:string-value="adult" calcext:value-type="string">
            <text:p>adult</text:p>
          </table:table-cell>
          <table:table-cell table:formula="of:=IF([.J803]&lt;10; &quot;&lt;10&quot;; IF([.J803]&lt;20; &quot;10&lt;20&quot;; IF([.J80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table:formula="of:=IF([.F804]&gt;18;&quot;adult&quot;;&quot;child&quot;)" office:value-type="string" office:string-value="child" calcext:value-type="string">
            <text:p>child</text:p>
          </table:table-cell>
          <table:table-cell table:formula="of:=IF([.J804]&lt;10; &quot;&lt;10&quot;; IF([.J804]&lt;20; &quot;10&lt;20&quot;; IF([.J80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  <table:table-cell table:formula="of:=IF([.F805]&gt;18;&quot;adult&quot;;&quot;child&quot;)" office:value-type="string" office:string-value="child" calcext:value-type="string">
            <text:p>child</text:p>
          </table:table-cell>
          <table:table-cell table:formula="of:=IF([.J805]&lt;10; &quot;&lt;10&quot;; IF([.J805]&lt;20; &quot;10&lt;20&quot;; IF([.J80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  <table:table-cell table:formula="of:=IF([.F806]&gt;18;&quot;adult&quot;;&quot;child&quot;)" office:value-type="string" office:string-value="adult" calcext:value-type="string">
            <text:p>adult</text:p>
          </table:table-cell>
          <table:table-cell table:formula="of:=IF([.J806]&lt;10; &quot;&lt;10&quot;; IF([.J806]&lt;20; &quot;10&lt;20&quot;; IF([.J80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807]&gt;18;&quot;adult&quot;;&quot;child&quot;)" office:value-type="string" office:string-value="adult" calcext:value-type="string">
            <text:p>adult</text:p>
          </table:table-cell>
          <table:table-cell table:formula="of:=IF([.J807]&lt;10; &quot;&lt;10&quot;; IF([.J807]&lt;20; &quot;10&lt;20&quot;; IF([.J80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  <table:table-cell table:formula="of:=IF([.F808]&gt;18;&quot;adult&quot;;&quot;child&quot;)" office:value-type="string" office:string-value="adult" calcext:value-type="string">
            <text:p>adult</text:p>
          </table:table-cell>
          <table:table-cell table:formula="of:=IF([.J808]&lt;10; &quot;&lt;10&quot;; IF([.J808]&lt;20; &quot;10&lt;20&quot;; IF([.J80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809]&gt;18;&quot;adult&quot;;&quot;child&quot;)" office:value-type="string" office:string-value="child" calcext:value-type="string">
            <text:p>child</text:p>
          </table:table-cell>
          <table:table-cell table:formula="of:=IF([.J809]&lt;10; &quot;&lt;10&quot;; IF([.J809]&lt;20; &quot;10&lt;20&quot;; IF([.J80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810]&gt;18;&quot;adult&quot;;&quot;child&quot;)" office:value-type="string" office:string-value="adult" calcext:value-type="string">
            <text:p>adult</text:p>
          </table:table-cell>
          <table:table-cell table:formula="of:=IF([.J810]&lt;10; &quot;&lt;10&quot;; IF([.J810]&lt;20; &quot;10&lt;20&quot;; IF([.J81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table:formula="of:=IF([.F811]&gt;18;&quot;adult&quot;;&quot;child&quot;)" office:value-type="string" office:string-value="adult" calcext:value-type="string">
            <text:p>adult</text:p>
          </table:table-cell>
          <table:table-cell table:formula="of:=IF([.J811]&lt;10; &quot;&lt;10&quot;; IF([.J811]&lt;20; &quot;10&lt;20&quot;; IF([.J81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  <table:table-cell table:formula="of:=IF([.F812]&gt;18;&quot;adult&quot;;&quot;child&quot;)" office:value-type="string" office:string-value="adult" calcext:value-type="string">
            <text:p>adult</text:p>
          </table:table-cell>
          <table:table-cell table:formula="of:=IF([.J812]&lt;10; &quot;&lt;10&quot;; IF([.J812]&lt;20; &quot;10&lt;20&quot;; IF([.J81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table:formula="of:=IF([.F813]&gt;18;&quot;adult&quot;;&quot;child&quot;)" office:value-type="string" office:string-value="adult" calcext:value-type="string">
            <text:p>adult</text:p>
          </table:table-cell>
          <table:table-cell table:formula="of:=IF([.J813]&lt;10; &quot;&lt;10&quot;; IF([.J813]&lt;20; &quot;10&lt;20&quot;; IF([.J813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814]&gt;18;&quot;adult&quot;;&quot;child&quot;)" office:value-type="string" office:string-value="adult" calcext:value-type="string">
            <text:p>adult</text:p>
          </table:table-cell>
          <table:table-cell table:formula="of:=IF([.J814]&lt;10; &quot;&lt;10&quot;; IF([.J814]&lt;20; &quot;10&lt;20&quot;; IF([.J81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815]&gt;18;&quot;adult&quot;;&quot;child&quot;)" office:value-type="string" office:string-value="child" calcext:value-type="string">
            <text:p>child</text:p>
          </table:table-cell>
          <table:table-cell table:formula="of:=IF([.J815]&lt;10; &quot;&lt;10&quot;; IF([.J815]&lt;20; &quot;10&lt;20&quot;; IF([.J81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816]&gt;18;&quot;adult&quot;;&quot;child&quot;)" office:value-type="string" office:string-value="adult" calcext:value-type="string">
            <text:p>adult</text:p>
          </table:table-cell>
          <table:table-cell table:formula="of:=IF([.J816]&lt;10; &quot;&lt;10&quot;; IF([.J816]&lt;20; &quot;10&lt;20&quot;; IF([.J81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  <table:table-cell table:formula="of:=IF([.F817]&gt;18;&quot;adult&quot;;&quot;child&quot;)" office:value-type="string" office:string-value="child" calcext:value-type="string">
            <text:p>child</text:p>
          </table:table-cell>
          <table:table-cell table:formula="of:=IF([.J817]&lt;10; &quot;&lt;10&quot;; IF([.J817]&lt;20; &quot;10&lt;20&quot;; IF([.J81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818]&gt;18;&quot;adult&quot;;&quot;child&quot;)" office:value-type="string" office:string-value="adult" calcext:value-type="string">
            <text:p>adult</text:p>
          </table:table-cell>
          <table:table-cell table:formula="of:=IF([.J818]&lt;10; &quot;&lt;10&quot;; IF([.J818]&lt;20; &quot;10&lt;20&quot;; IF([.J81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formula="of:=IF([.F819]&gt;18;&quot;adult&quot;;&quot;child&quot;)" office:value-type="string" office:string-value="adult" calcext:value-type="string">
            <text:p>adult</text:p>
          </table:table-cell>
          <table:table-cell table:formula="of:=IF([.J819]&lt;10; &quot;&lt;10&quot;; IF([.J819]&lt;20; &quot;10&lt;20&quot;; IF([.J81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  <table:table-cell table:formula="of:=IF([.F820]&gt;18;&quot;adult&quot;;&quot;child&quot;)" office:value-type="string" office:string-value="adult" calcext:value-type="string">
            <text:p>adult</text:p>
          </table:table-cell>
          <table:table-cell table:formula="of:=IF([.J820]&lt;10; &quot;&lt;10&quot;; IF([.J820]&lt;20; &quot;10&lt;20&quot;; IF([.J82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  <table:table-cell table:formula="of:=IF([.F821]&gt;18;&quot;adult&quot;;&quot;child&quot;)" office:value-type="string" office:string-value="child" calcext:value-type="string">
            <text:p>child</text:p>
          </table:table-cell>
          <table:table-cell table:formula="of:=IF([.J821]&lt;10; &quot;&lt;10&quot;; IF([.J821]&lt;20; &quot;10&lt;20&quot;; IF([.J821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table:formula="of:=IF([.F822]&gt;18;&quot;adult&quot;;&quot;child&quot;)" office:value-type="string" office:string-value="adult" calcext:value-type="string">
            <text:p>adult</text:p>
          </table:table-cell>
          <table:table-cell table:formula="of:=IF([.J822]&lt;10; &quot;&lt;10&quot;; IF([.J822]&lt;20; &quot;10&lt;20&quot;; IF([.J82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823]&gt;18;&quot;adult&quot;;&quot;child&quot;)" office:value-type="string" office:string-value="adult" calcext:value-type="string">
            <text:p>adult</text:p>
          </table:table-cell>
          <table:table-cell table:formula="of:=IF([.J823]&lt;10; &quot;&lt;10&quot;; IF([.J823]&lt;20; &quot;10&lt;20&quot;; IF([.J82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table:formula="of:=IF([.F824]&gt;18;&quot;adult&quot;;&quot;child&quot;)" office:value-type="string" office:string-value="adult" calcext:value-type="string">
            <text:p>adult</text:p>
          </table:table-cell>
          <table:table-cell table:formula="of:=IF([.J824]&lt;10; &quot;&lt;10&quot;; IF([.J824]&lt;20; &quot;10&lt;20&quot;; IF([.J82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table:formula="of:=IF([.F825]&gt;18;&quot;adult&quot;;&quot;child&quot;)" office:value-type="string" office:string-value="adult" calcext:value-type="string">
            <text:p>adult</text:p>
          </table:table-cell>
          <table:table-cell table:formula="of:=IF([.J825]&lt;10; &quot;&lt;10&quot;; IF([.J825]&lt;20; &quot;10&lt;20&quot;; IF([.J82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formula="of:=IF([.F826]&gt;18;&quot;adult&quot;;&quot;child&quot;)" office:value-type="string" office:string-value="child" calcext:value-type="string">
            <text:p>child</text:p>
          </table:table-cell>
          <table:table-cell table:formula="of:=IF([.J826]&lt;10; &quot;&lt;10&quot;; IF([.J826]&lt;20; &quot;10&lt;20&quot;; IF([.J826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  <table:table-cell table:formula="of:=IF([.F827]&gt;18;&quot;adult&quot;;&quot;child&quot;)" office:value-type="string" office:string-value="child" calcext:value-type="string">
            <text:p>child</text:p>
          </table:table-cell>
          <table:table-cell table:formula="of:=IF([.J827]&lt;10; &quot;&lt;10&quot;; IF([.J827]&lt;20; &quot;10&lt;20&quot;; IF([.J82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828]&gt;18;&quot;adult&quot;;&quot;child&quot;)" office:value-type="string" office:string-value="child" calcext:value-type="string">
            <text:p>child</text:p>
          </table:table-cell>
          <table:table-cell table:formula="of:=IF([.J828]&lt;10; &quot;&lt;10&quot;; IF([.J828]&lt;20; &quot;10&lt;20&quot;; IF([.J82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formula="of:=IF([.F829]&gt;18;&quot;adult&quot;;&quot;child&quot;)" office:value-type="string" office:string-value="child" calcext:value-type="string">
            <text:p>child</text:p>
          </table:table-cell>
          <table:table-cell table:formula="of:=IF([.J829]&lt;10; &quot;&lt;10&quot;; IF([.J829]&lt;20; &quot;10&lt;20&quot;; IF([.J82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830]&gt;18;&quot;adult&quot;;&quot;child&quot;)" office:value-type="string" office:string-value="child" calcext:value-type="string">
            <text:p>child</text:p>
          </table:table-cell>
          <table:table-cell table:formula="of:=IF([.J830]&lt;10; &quot;&lt;10&quot;; IF([.J830]&lt;20; &quot;10&lt;20&quot;; IF([.J83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  <table:table-cell table:formula="of:=IF([.F831]&gt;18;&quot;adult&quot;;&quot;child&quot;)" office:value-type="string" office:string-value="adult" calcext:value-type="string">
            <text:p>adult</text:p>
          </table:table-cell>
          <table:table-cell table:formula="of:=IF([.J831]&lt;10; &quot;&lt;10&quot;; IF([.J831]&lt;20; &quot;10&lt;20&quot;; IF([.J83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formula="of:=IF([.F832]&gt;18;&quot;adult&quot;;&quot;child&quot;)" office:value-type="string" office:string-value="child" calcext:value-type="string">
            <text:p>child</text:p>
          </table:table-cell>
          <table:table-cell table:formula="of:=IF([.J832]&lt;10; &quot;&lt;10&quot;; IF([.J832]&lt;20; &quot;10&lt;20&quot;; IF([.J83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  <table:table-cell table:formula="of:=IF([.F833]&gt;18;&quot;adult&quot;;&quot;child&quot;)" office:value-type="string" office:string-value="child" calcext:value-type="string">
            <text:p>child</text:p>
          </table:table-cell>
          <table:table-cell table:formula="of:=IF([.J833]&lt;10; &quot;&lt;10&quot;; IF([.J833]&lt;20; &quot;10&lt;20&quot;; IF([.J83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834]&gt;18;&quot;adult&quot;;&quot;child&quot;)" office:value-type="string" office:string-value="child" calcext:value-type="string">
            <text:p>child</text:p>
          </table:table-cell>
          <table:table-cell table:formula="of:=IF([.J834]&lt;10; &quot;&lt;10&quot;; IF([.J834]&lt;20; &quot;10&lt;20&quot;; IF([.J83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formula="of:=IF([.F835]&gt;18;&quot;adult&quot;;&quot;child&quot;)" office:value-type="string" office:string-value="adult" calcext:value-type="string">
            <text:p>adult</text:p>
          </table:table-cell>
          <table:table-cell table:formula="of:=IF([.J835]&lt;10; &quot;&lt;10&quot;; IF([.J835]&lt;20; &quot;10&lt;20&quot;; IF([.J83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  <table:table-cell table:formula="of:=IF([.F836]&gt;18;&quot;adult&quot;;&quot;child&quot;)" office:value-type="string" office:string-value="child" calcext:value-type="string">
            <text:p>child</text:p>
          </table:table-cell>
          <table:table-cell table:formula="of:=IF([.J836]&lt;10; &quot;&lt;10&quot;; IF([.J836]&lt;20; &quot;10&lt;20&quot;; IF([.J83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  <table:table-cell table:formula="of:=IF([.F837]&gt;18;&quot;adult&quot;;&quot;child&quot;)" office:value-type="string" office:string-value="adult" calcext:value-type="string">
            <text:p>adult</text:p>
          </table:table-cell>
          <table:table-cell table:formula="of:=IF([.J837]&lt;10; &quot;&lt;10&quot;; IF([.J837]&lt;20; &quot;10&lt;20&quot;; IF([.J837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838]&gt;18;&quot;adult&quot;;&quot;child&quot;)" office:value-type="string" office:string-value="adult" calcext:value-type="string">
            <text:p>adult</text:p>
          </table:table-cell>
          <table:table-cell table:formula="of:=IF([.J838]&lt;10; &quot;&lt;10&quot;; IF([.J838]&lt;20; &quot;10&lt;20&quot;; IF([.J83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table:formula="of:=IF([.F839]&gt;18;&quot;adult&quot;;&quot;child&quot;)" office:value-type="string" office:string-value="child" calcext:value-type="string">
            <text:p>child</text:p>
          </table:table-cell>
          <table:table-cell table:formula="of:=IF([.J839]&lt;10; &quot;&lt;10&quot;; IF([.J839]&lt;20; &quot;10&lt;20&quot;; IF([.J83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formula="of:=IF([.F840]&gt;18;&quot;adult&quot;;&quot;child&quot;)" office:value-type="string" office:string-value="adult" calcext:value-type="string">
            <text:p>adult</text:p>
          </table:table-cell>
          <table:table-cell table:formula="of:=IF([.J840]&lt;10; &quot;&lt;10&quot;; IF([.J840]&lt;20; &quot;10&lt;20&quot;; IF([.J84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  <table:table-cell table:formula="of:=IF([.F841]&gt;18;&quot;adult&quot;;&quot;child&quot;)" office:value-type="string" office:string-value="child" calcext:value-type="string">
            <text:p>child</text:p>
          </table:table-cell>
          <table:table-cell table:formula="of:=IF([.J841]&lt;10; &quot;&lt;10&quot;; IF([.J841]&lt;20; &quot;10&lt;20&quot;; IF([.J841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table:formula="of:=IF([.F842]&gt;18;&quot;adult&quot;;&quot;child&quot;)" office:value-type="string" office:string-value="adult" calcext:value-type="string">
            <text:p>adult</text:p>
          </table:table-cell>
          <table:table-cell table:formula="of:=IF([.J842]&lt;10; &quot;&lt;10&quot;; IF([.J842]&lt;20; &quot;10&lt;20&quot;; IF([.J84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843]&gt;18;&quot;adult&quot;;&quot;child&quot;)" office:value-type="string" office:string-value="child" calcext:value-type="string">
            <text:p>child</text:p>
          </table:table-cell>
          <table:table-cell table:formula="of:=IF([.J843]&lt;10; &quot;&lt;10&quot;; IF([.J843]&lt;20; &quot;10&lt;20&quot;; IF([.J84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  <table:table-cell table:formula="of:=IF([.F844]&gt;18;&quot;adult&quot;;&quot;child&quot;)" office:value-type="string" office:string-value="adult" calcext:value-type="string">
            <text:p>adult</text:p>
          </table:table-cell>
          <table:table-cell table:formula="of:=IF([.J844]&lt;10; &quot;&lt;10&quot;; IF([.J844]&lt;20; &quot;10&lt;20&quot;; IF([.J844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table:formula="of:=IF([.F845]&gt;18;&quot;adult&quot;;&quot;child&quot;)" office:value-type="string" office:string-value="adult" calcext:value-type="string">
            <text:p>adult</text:p>
          </table:table-cell>
          <table:table-cell table:formula="of:=IF([.J845]&lt;10; &quot;&lt;10&quot;; IF([.J845]&lt;20; &quot;10&lt;20&quot;; IF([.J84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formula="of:=IF([.F846]&gt;18;&quot;adult&quot;;&quot;child&quot;)" office:value-type="string" office:string-value="child" calcext:value-type="string">
            <text:p>child</text:p>
          </table:table-cell>
          <table:table-cell table:formula="of:=IF([.J846]&lt;10; &quot;&lt;10&quot;; IF([.J846]&lt;20; &quot;10&lt;20&quot;; IF([.J84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table:formula="of:=IF([.F847]&gt;18;&quot;adult&quot;;&quot;child&quot;)" office:value-type="string" office:string-value="adult" calcext:value-type="string">
            <text:p>adult</text:p>
          </table:table-cell>
          <table:table-cell table:formula="of:=IF([.J847]&lt;10; &quot;&lt;10&quot;; IF([.J847]&lt;20; &quot;10&lt;20&quot;; IF([.J84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848]&gt;18;&quot;adult&quot;;&quot;child&quot;)" office:value-type="string" office:string-value="child" calcext:value-type="string">
            <text:p>child</text:p>
          </table:table-cell>
          <table:table-cell table:formula="of:=IF([.J848]&lt;10; &quot;&lt;10&quot;; IF([.J848]&lt;20; &quot;10&lt;20&quot;; IF([.J84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formula="of:=IF([.F849]&gt;18;&quot;adult&quot;;&quot;child&quot;)" office:value-type="string" office:string-value="adult" calcext:value-type="string">
            <text:p>adult</text:p>
          </table:table-cell>
          <table:table-cell table:formula="of:=IF([.J849]&lt;10; &quot;&lt;10&quot;; IF([.J849]&lt;20; &quot;10&lt;20&quot;; IF([.J84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  <table:table-cell table:formula="of:=IF([.F850]&gt;18;&quot;adult&quot;;&quot;child&quot;)" office:value-type="string" office:string-value="adult" calcext:value-type="string">
            <text:p>adult</text:p>
          </table:table-cell>
          <table:table-cell table:formula="of:=IF([.J850]&lt;10; &quot;&lt;10&quot;; IF([.J850]&lt;20; &quot;10&lt;20&quot;; IF([.J850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table:formula="of:=IF([.F851]&gt;18;&quot;adult&quot;;&quot;child&quot;)" office:value-type="string" office:string-value="child" calcext:value-type="string">
            <text:p>child</text:p>
          </table:table-cell>
          <table:table-cell table:formula="of:=IF([.J851]&lt;10; &quot;&lt;10&quot;; IF([.J851]&lt;20; &quot;10&lt;20&quot;; IF([.J85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  <table:table-cell table:formula="of:=IF([.F852]&gt;18;&quot;adult&quot;;&quot;child&quot;)" office:value-type="string" office:string-value="child" calcext:value-type="string">
            <text:p>child</text:p>
          </table:table-cell>
          <table:table-cell table:formula="of:=IF([.J852]&lt;10; &quot;&lt;10&quot;; IF([.J852]&lt;20; &quot;10&lt;20&quot;; IF([.J852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table:formula="of:=IF([.F853]&gt;18;&quot;adult&quot;;&quot;child&quot;)" office:value-type="string" office:string-value="adult" calcext:value-type="string">
            <text:p>adult</text:p>
          </table:table-cell>
          <table:table-cell table:formula="of:=IF([.J853]&lt;10; &quot;&lt;10&quot;; IF([.J853]&lt;20; &quot;10&lt;20&quot;; IF([.J85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formula="of:=IF([.F854]&gt;18;&quot;adult&quot;;&quot;child&quot;)" office:value-type="string" office:string-value="child" calcext:value-type="string">
            <text:p>child</text:p>
          </table:table-cell>
          <table:table-cell table:formula="of:=IF([.J854]&lt;10; &quot;&lt;10&quot;; IF([.J854]&lt;20; &quot;10&lt;20&quot;; IF([.J85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table:formula="of:=IF([.F855]&gt;18;&quot;adult&quot;;&quot;child&quot;)" office:value-type="string" office:string-value="child" calcext:value-type="string">
            <text:p>child</text:p>
          </table:table-cell>
          <table:table-cell table:formula="of:=IF([.J855]&lt;10; &quot;&lt;10&quot;; IF([.J855]&lt;20; &quot;10&lt;20&quot;; IF([.J85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856]&gt;18;&quot;adult&quot;;&quot;child&quot;)" office:value-type="string" office:string-value="adult" calcext:value-type="string">
            <text:p>adult</text:p>
          </table:table-cell>
          <table:table-cell table:formula="of:=IF([.J856]&lt;10; &quot;&lt;10&quot;; IF([.J856]&lt;20; &quot;10&lt;20&quot;; IF([.J85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table:formula="of:=IF([.F857]&gt;18;&quot;adult&quot;;&quot;child&quot;)" office:value-type="string" office:string-value="child" calcext:value-type="string">
            <text:p>child</text:p>
          </table:table-cell>
          <table:table-cell table:formula="of:=IF([.J857]&lt;10; &quot;&lt;10&quot;; IF([.J857]&lt;20; &quot;10&lt;20&quot;; IF([.J85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  <table:table-cell table:formula="of:=IF([.F858]&gt;18;&quot;adult&quot;;&quot;child&quot;)" office:value-type="string" office:string-value="adult" calcext:value-type="string">
            <text:p>adult</text:p>
          </table:table-cell>
          <table:table-cell table:formula="of:=IF([.J858]&lt;10; &quot;&lt;10&quot;; IF([.J858]&lt;20; &quot;10&lt;20&quot;; IF([.J858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  <table:table-cell table:formula="of:=IF([.F859]&gt;18;&quot;adult&quot;;&quot;child&quot;)" office:value-type="string" office:string-value="adult" calcext:value-type="string">
            <text:p>adult</text:p>
          </table:table-cell>
          <table:table-cell table:formula="of:=IF([.J859]&lt;10; &quot;&lt;10&quot;; IF([.J859]&lt;20; &quot;10&lt;20&quot;; IF([.J859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  <table:table-cell table:formula="of:=IF([.F860]&gt;18;&quot;adult&quot;;&quot;child&quot;)" office:value-type="string" office:string-value="adult" calcext:value-type="string">
            <text:p>adult</text:p>
          </table:table-cell>
          <table:table-cell table:formula="of:=IF([.J860]&lt;10; &quot;&lt;10&quot;; IF([.J860]&lt;20; &quot;10&lt;20&quot;; IF([.J860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formula="of:=IF([.F861]&gt;18;&quot;adult&quot;;&quot;child&quot;)" office:value-type="string" office:string-value="child" calcext:value-type="string">
            <text:p>child</text:p>
          </table:table-cell>
          <table:table-cell table:formula="of:=IF([.J861]&lt;10; &quot;&lt;10&quot;; IF([.J861]&lt;20; &quot;10&lt;20&quot;; IF([.J861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  <table:table-cell table:formula="of:=IF([.F862]&gt;18;&quot;adult&quot;;&quot;child&quot;)" office:value-type="string" office:string-value="adult" calcext:value-type="string">
            <text:p>adult</text:p>
          </table:table-cell>
          <table:table-cell table:formula="of:=IF([.J862]&lt;10; &quot;&lt;10&quot;; IF([.J862]&lt;20; &quot;10&lt;20&quot;; IF([.J862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table:formula="of:=IF([.F863]&gt;18;&quot;adult&quot;;&quot;child&quot;)" office:value-type="string" office:string-value="adult" calcext:value-type="string">
            <text:p>adult</text:p>
          </table:table-cell>
          <table:table-cell table:formula="of:=IF([.J863]&lt;10; &quot;&lt;10&quot;; IF([.J863]&lt;20; &quot;10&lt;20&quot;; IF([.J863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table:formula="of:=IF([.F864]&gt;18;&quot;adult&quot;;&quot;child&quot;)" office:value-type="string" office:string-value="adult" calcext:value-type="string">
            <text:p>adult</text:p>
          </table:table-cell>
          <table:table-cell table:formula="of:=IF([.J864]&lt;10; &quot;&lt;10&quot;; IF([.J864]&lt;20; &quot;10&lt;20&quot;; IF([.J864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table:formula="of:=IF([.F865]&gt;18;&quot;adult&quot;;&quot;child&quot;)" office:value-type="string" office:string-value="child" calcext:value-type="string">
            <text:p>child</text:p>
          </table:table-cell>
          <table:table-cell table:formula="of:=IF([.J865]&lt;10; &quot;&lt;10&quot;; IF([.J865]&lt;20; &quot;10&lt;20&quot;; IF([.J865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866]&gt;18;&quot;adult&quot;;&quot;child&quot;)" office:value-type="string" office:string-value="adult" calcext:value-type="string">
            <text:p>adult</text:p>
          </table:table-cell>
          <table:table-cell table:formula="of:=IF([.J866]&lt;10; &quot;&lt;10&quot;; IF([.J866]&lt;20; &quot;10&lt;20&quot;; IF([.J866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867]&gt;18;&quot;adult&quot;;&quot;child&quot;)" office:value-type="string" office:string-value="adult" calcext:value-type="string">
            <text:p>adult</text:p>
          </table:table-cell>
          <table:table-cell table:formula="of:=IF([.J867]&lt;10; &quot;&lt;10&quot;; IF([.J867]&lt;20; &quot;10&lt;20&quot;; IF([.J867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table:formula="of:=IF([.F868]&gt;18;&quot;adult&quot;;&quot;child&quot;)" office:value-type="string" office:string-value="adult" calcext:value-type="string">
            <text:p>adult</text:p>
          </table:table-cell>
          <table:table-cell table:formula="of:=IF([.J868]&lt;10; &quot;&lt;10&quot;; IF([.J868]&lt;20; &quot;10&lt;20&quot;; IF([.J86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  <table:table-cell table:formula="of:=IF([.F869]&gt;18;&quot;adult&quot;;&quot;child&quot;)" office:value-type="string" office:string-value="adult" calcext:value-type="string">
            <text:p>adult</text:p>
          </table:table-cell>
          <table:table-cell table:formula="of:=IF([.J869]&lt;10; &quot;&lt;10&quot;; IF([.J869]&lt;20; &quot;10&lt;20&quot;; IF([.J86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table:formula="of:=IF([.F870]&gt;18;&quot;adult&quot;;&quot;child&quot;)" office:value-type="string" office:string-value="child" calcext:value-type="string">
            <text:p>child</text:p>
          </table:table-cell>
          <table:table-cell table:formula="of:=IF([.J870]&lt;10; &quot;&lt;10&quot;; IF([.J870]&lt;20; &quot;10&lt;20&quot;; IF([.J87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table:formula="of:=IF([.F871]&gt;18;&quot;adult&quot;;&quot;child&quot;)" office:value-type="string" office:string-value="child" calcext:value-type="string">
            <text:p>child</text:p>
          </table:table-cell>
          <table:table-cell table:formula="of:=IF([.J871]&lt;10; &quot;&lt;10&quot;; IF([.J871]&lt;20; &quot;10&lt;20&quot;; IF([.J871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872]&gt;18;&quot;adult&quot;;&quot;child&quot;)" office:value-type="string" office:string-value="adult" calcext:value-type="string">
            <text:p>adult</text:p>
          </table:table-cell>
          <table:table-cell table:formula="of:=IF([.J872]&lt;10; &quot;&lt;10&quot;; IF([.J872]&lt;20; &quot;10&lt;20&quot;; IF([.J872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table:formula="of:=IF([.F873]&gt;18;&quot;adult&quot;;&quot;child&quot;)" office:value-type="string" office:string-value="adult" calcext:value-type="string">
            <text:p>adult</text:p>
          </table:table-cell>
          <table:table-cell table:formula="of:=IF([.J873]&lt;10; &quot;&lt;10&quot;; IF([.J873]&lt;20; &quot;10&lt;20&quot;; IF([.J873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  <table:table-cell table:formula="of:=IF([.F874]&gt;18;&quot;adult&quot;;&quot;child&quot;)" office:value-type="string" office:string-value="adult" calcext:value-type="string">
            <text:p>adult</text:p>
          </table:table-cell>
          <table:table-cell table:formula="of:=IF([.J874]&lt;10; &quot;&lt;10&quot;; IF([.J874]&lt;20; &quot;10&lt;20&quot;; IF([.J874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  <table:table-cell table:formula="of:=IF([.F875]&gt;18;&quot;adult&quot;;&quot;child&quot;)" office:value-type="string" office:string-value="adult" calcext:value-type="string">
            <text:p>adult</text:p>
          </table:table-cell>
          <table:table-cell table:formula="of:=IF([.J875]&lt;10; &quot;&lt;10&quot;; IF([.J875]&lt;20; &quot;10&lt;20&quot;; IF([.J875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table:formula="of:=IF([.F876]&gt;18;&quot;adult&quot;;&quot;child&quot;)" office:value-type="string" office:string-value="adult" calcext:value-type="string">
            <text:p>adult</text:p>
          </table:table-cell>
          <table:table-cell table:formula="of:=IF([.J876]&lt;10; &quot;&lt;10&quot;; IF([.J876]&lt;20; &quot;10&lt;20&quot;; IF([.J876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table:formula="of:=IF([.F877]&gt;18;&quot;adult&quot;;&quot;child&quot;)" office:value-type="string" office:string-value="child" calcext:value-type="string">
            <text:p>child</text:p>
          </table:table-cell>
          <table:table-cell table:formula="of:=IF([.J877]&lt;10; &quot;&lt;10&quot;; IF([.J877]&lt;20; &quot;10&lt;20&quot;; IF([.J877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  <table:table-cell table:formula="of:=IF([.F878]&gt;18;&quot;adult&quot;;&quot;child&quot;)" office:value-type="string" office:string-value="adult" calcext:value-type="string">
            <text:p>adult</text:p>
          </table:table-cell>
          <table:table-cell table:formula="of:=IF([.J878]&lt;10; &quot;&lt;10&quot;; IF([.J878]&lt;20; &quot;10&lt;20&quot;; IF([.J878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879]&gt;18;&quot;adult&quot;;&quot;child&quot;)" office:value-type="string" office:string-value="adult" calcext:value-type="string">
            <text:p>adult</text:p>
          </table:table-cell>
          <table:table-cell table:formula="of:=IF([.J879]&lt;10; &quot;&lt;10&quot;; IF([.J879]&lt;20; &quot;10&lt;20&quot;; IF([.J879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880]&gt;18;&quot;adult&quot;;&quot;child&quot;)" office:value-type="string" office:string-value="child" calcext:value-type="string">
            <text:p>child</text:p>
          </table:table-cell>
          <table:table-cell table:formula="of:=IF([.J880]&lt;10; &quot;&lt;10&quot;; IF([.J880]&lt;20; &quot;10&lt;20&quot;; IF([.J880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  <table:table-cell table:formula="of:=IF([.F881]&gt;18;&quot;adult&quot;;&quot;child&quot;)" office:value-type="string" office:string-value="adult" calcext:value-type="string">
            <text:p>adult</text:p>
          </table:table-cell>
          <table:table-cell table:formula="of:=IF([.J881]&lt;10; &quot;&lt;10&quot;; IF([.J881]&lt;20; &quot;10&lt;20&quot;; IF([.J88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table:formula="of:=IF([.F882]&gt;18;&quot;adult&quot;;&quot;child&quot;)" office:value-type="string" office:string-value="adult" calcext:value-type="string">
            <text:p>adult</text:p>
          </table:table-cell>
          <table:table-cell table:formula="of:=IF([.J882]&lt;10; &quot;&lt;10&quot;; IF([.J882]&lt;20; &quot;10&lt;20&quot;; IF([.J882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formula="of:=IF([.F883]&gt;18;&quot;adult&quot;;&quot;child&quot;)" office:value-type="string" office:string-value="adult" calcext:value-type="string">
            <text:p>adult</text:p>
          </table:table-cell>
          <table:table-cell table:formula="of:=IF([.J883]&lt;10; &quot;&lt;10&quot;; IF([.J883]&lt;20; &quot;10&lt;20&quot;; IF([.J883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  <table:table-cell table:formula="of:=IF([.F884]&gt;18;&quot;adult&quot;;&quot;child&quot;)" office:value-type="string" office:string-value="adult" calcext:value-type="string">
            <text:p>adult</text:p>
          </table:table-cell>
          <table:table-cell table:formula="of:=IF([.J884]&lt;10; &quot;&lt;10&quot;; IF([.J884]&lt;20; &quot;10&lt;20&quot;; IF([.J884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table:formula="of:=IF([.F885]&gt;18;&quot;adult&quot;;&quot;child&quot;)" office:value-type="string" office:string-value="adult" calcext:value-type="string">
            <text:p>adult</text:p>
          </table:table-cell>
          <table:table-cell table:formula="of:=IF([.J885]&lt;10; &quot;&lt;10&quot;; IF([.J885]&lt;20; &quot;10&lt;20&quot;; IF([.J885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table:formula="of:=IF([.F886]&gt;18;&quot;adult&quot;;&quot;child&quot;)" office:value-type="string" office:string-value="adult" calcext:value-type="string">
            <text:p>adult</text:p>
          </table:table-cell>
          <table:table-cell table:formula="of:=IF([.J886]&lt;10; &quot;&lt;10&quot;; IF([.J886]&lt;20; &quot;10&lt;20&quot;; IF([.J886]&lt;30; &quot;20&lt;30&quot;; &quot;30+&quot;)))" office:value-type="string" office:string-value="&lt;10" calcext:value-type="string">
            <text:p>&lt;1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table:formula="of:=IF([.F887]&gt;18;&quot;adult&quot;;&quot;child&quot;)" office:value-type="string" office:string-value="adult" calcext:value-type="string">
            <text:p>adult</text:p>
          </table:table-cell>
          <table:table-cell table:formula="of:=IF([.J887]&lt;10; &quot;&lt;10&quot;; IF([.J887]&lt;20; &quot;10&lt;20&quot;; IF([.J887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table:formula="of:=IF([.F888]&gt;18;&quot;adult&quot;;&quot;child&quot;)" office:value-type="string" office:string-value="adult" calcext:value-type="string">
            <text:p>adult</text:p>
          </table:table-cell>
          <table:table-cell table:formula="of:=IF([.J888]&lt;10; &quot;&lt;10&quot;; IF([.J888]&lt;20; &quot;10&lt;20&quot;; IF([.J888]&lt;30; &quot;20&lt;30&quot;; &quot;30+&quot;)))" office:value-type="string" office:string-value="10&lt;20" calcext:value-type="string">
            <text:p>10&lt;2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  <table:table-cell table:formula="of:=IF([.F889]&gt;18;&quot;adult&quot;;&quot;child&quot;)" office:value-type="string" office:string-value="adult" calcext:value-type="string">
            <text:p>adult</text:p>
          </table:table-cell>
          <table:table-cell table:formula="of:=IF([.J889]&lt;10; &quot;&lt;10&quot;; IF([.J889]&lt;20; &quot;10&lt;20&quot;; IF([.J889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table:formula="of:=IF([.F890]&gt;18;&quot;adult&quot;;&quot;child&quot;)" office:value-type="string" office:string-value="child" calcext:value-type="string">
            <text:p>child</text:p>
          </table:table-cell>
          <table:table-cell table:formula="of:=IF([.J890]&lt;10; &quot;&lt;10&quot;; IF([.J890]&lt;20; &quot;10&lt;20&quot;; IF([.J890]&lt;30; &quot;20&lt;30&quot;; &quot;30+&quot;)))" office:value-type="string" office:string-value="20&lt;30" calcext:value-type="string">
            <text:p>20&lt;3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  <table:table-cell table:formula="of:=IF([.F891]&gt;18;&quot;adult&quot;;&quot;child&quot;)" office:value-type="string" office:string-value="adult" calcext:value-type="string">
            <text:p>adult</text:p>
          </table:table-cell>
          <table:table-cell table:formula="of:=IF([.J891]&lt;10; &quot;&lt;10&quot;; IF([.J891]&lt;20; &quot;10&lt;20&quot;; IF([.J891]&lt;30; &quot;20&lt;30&quot;; &quot;30+&quot;)))" office:value-type="string" office:string-value="30+" calcext:value-type="string">
            <text:p>30+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table:formula="of:=IF([.F892]&gt;18;&quot;adult&quot;;&quot;child&quot;)" office:value-type="string" office:string-value="adult" calcext:value-type="string">
            <text:p>adult</text:p>
          </table:table-cell>
          <table:table-cell table:formula="of:=IF([.J892]&lt;10; &quot;&lt;10&quot;; IF([.J892]&lt;20; &quot;10&lt;20&quot;; IF([.J892]&lt;30; &quot;20&lt;30&quot;; &quot;30+&quot;)))" office:value-type="string" office:string-value="&lt;10" calcext:value-type="string">
            <text:p>&lt;10</text:p>
          </table:table-cell>
        </table:table-row>
      </table:table>
      <table:table table:name="Pivot Table_train_1" table:style-name="ta1">
        <table:table-column table:style-name="co14" table:default-cell-style-name="ce2"/>
        <table:table-column table:style-name="co15" table:default-cell-style-name="ce7"/>
        <table:table-column table:style-name="co16" table:default-cell-style-name="ce12"/>
        <table:table-column table:style-name="co17" table:default-cell-style-name="Default"/>
        <table:table-column table:style-name="co18" table:number-columns-repeated="1020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ex</text:p>
          </table:table-cell>
          <table:table-cell table:style-name="ce8" office:value-type="string" calcext:value-type="string">
            <text:p>Sum - Survived</text:p>
          </table:table-cell>
          <table:table-cell table:style-name="ce13" office:value-type="string" calcext:value-type="string">
            <text:p>Count - Survived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emale</text:p>
          </table:table-cell>
          <table:table-cell table:style-name="ce9" office:value-type="float" office:value="233" calcext:value-type="float">
            <text:p>233</text:p>
          </table:table-cell>
          <table:table-cell table:style-name="ce14" office:value-type="float" office:value="314" calcext:value-type="float">
            <text:p>314</text:p>
          </table:table-cell>
          <table:table-cell table:formula="of:=[.B3]/[.C3]" office:value-type="float" office:value="0.74203821656051" calcext:value-type="float">
            <text:p>0.7420382165605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ale</text:p>
          </table:table-cell>
          <table:table-cell table:style-name="ce10" office:value-type="float" office:value="109" calcext:value-type="float">
            <text:p>109</text:p>
          </table:table-cell>
          <table:table-cell table:style-name="ce15" office:value-type="float" office:value="577" calcext:value-type="float">
            <text:p>577</text:p>
          </table:table-cell>
          <table:table-cell table:formula="of:=[.B4]/[.C4]" office:value-type="float" office:value="0.188908145580589" calcext:value-type="float">
            <text:p>0.188908145580589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 office:value-type="float" office:value="342" calcext:value-type="float">
            <text:p>342</text:p>
          </table:table-cell>
          <table:table-cell table:style-name="ce16" office:value-type="float" office:value="891" calcext:value-type="float">
            <text:p>891</text:p>
          </table:table-cell>
          <table:table-cell table:number-columns-repeated="1021"/>
        </table:table-row>
      </table:table>
      <table:table table:name="Pivot Table_train_2" table:style-name="ta1">
        <table:table-column table:style-name="co14" table:default-cell-style-name="ce4"/>
        <table:table-column table:style-name="co19" table:default-cell-style-name="ce22"/>
        <table:table-column table:style-name="co15" table:default-cell-style-name="ce9"/>
        <table:table-column table:style-name="co16" table:default-cell-style-name="ce14"/>
        <table:table-column table:style-name="co17" table:default-cell-style-name="Default"/>
        <table:table-column table:style-name="co18" table:number-columns-repeated="1019" table:default-cell-style-name="Default"/>
        <table:table-row table:style-name="ro1">
          <table:table-cell table:style-name="ce17"/>
          <table:table-cell table:style-name="ce20"/>
          <table:table-cell table:style-name="ce7" office:value-type="string" calcext:value-type="string">
            <text:p>Data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3" office:value-type="string" calcext:value-type="string">
            <text:p>Sex</text:p>
          </table:table-cell>
          <table:table-cell table:style-name="ce21" office:value-type="string" calcext:value-type="string">
            <text:p>Agegroup</text:p>
          </table:table-cell>
          <table:table-cell table:style-name="ce8" office:value-type="string" calcext:value-type="string">
            <text:p>Sum - Survived</text:p>
          </table:table-cell>
          <table:table-cell table:style-name="ce13" office:value-type="string" calcext:value-type="string">
            <text:p>Count - Surviv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adult</text:p>
          </table:table-cell>
          <table:table-cell office:value-type="float" office:value="151" calcext:value-type="float">
            <text:p>151</text:p>
          </table:table-cell>
          <table:table-cell office:value-type="float" office:value="193" calcext:value-type="float">
            <text:p>193</text:p>
          </table:table-cell>
          <table:table-cell table:formula="of:=[.C3]/[.D3]" office:value-type="float" office:value="0.782383419689119" calcext:value-type="float">
            <text:p>0.782383419689119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23" office:value-type="string" calcext:value-type="string">
            <text:p>child</text:p>
          </table:table-cell>
          <table:table-cell table:style-name="ce10" office:value-type="float" office:value="82" calcext:value-type="float">
            <text:p>82</text:p>
          </table:table-cell>
          <table:table-cell table:style-name="ce15" office:value-type="float" office:value="121" calcext:value-type="float">
            <text:p>121</text:p>
          </table:table-cell>
          <table:table-cell table:formula="of:=[.C4]/[.D4]" office:value-type="float" office:value="0.677685950413223" calcext:value-type="float">
            <text:p>0.677685950413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adult</text:p>
          </table:table-cell>
          <table:table-cell office:value-type="float" office:value="69" calcext:value-type="float">
            <text:p>69</text:p>
          </table:table-cell>
          <table:table-cell office:value-type="float" office:value="382" calcext:value-type="float">
            <text:p>382</text:p>
          </table:table-cell>
          <table:table-cell table:formula="of:=[.C5]/[.D5]" office:value-type="float" office:value="0.180628272251309" calcext:value-type="float">
            <text:p>0.180628272251309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23" office:value-type="string" calcext:value-type="string">
            <text:p>child</text:p>
          </table:table-cell>
          <table:table-cell table:style-name="ce10" office:value-type="float" office:value="40" calcext:value-type="float">
            <text:p>40</text:p>
          </table:table-cell>
          <table:table-cell table:style-name="ce15" office:value-type="float" office:value="195" calcext:value-type="float">
            <text:p>195</text:p>
          </table:table-cell>
          <table:table-cell table:formula="of:=[.C6]/[.D6]" office:value-type="float" office:value="0.205128205128205" calcext:value-type="float">
            <text:p>0.205128205128205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otal Result</text:p>
          </table:table-cell>
          <table:table-cell table:style-name="ce24"/>
          <table:table-cell table:style-name="ce11" office:value-type="float" office:value="342" calcext:value-type="float">
            <text:p>342</text:p>
          </table:table-cell>
          <table:table-cell table:style-name="ce16" office:value-type="float" office:value="891" calcext:value-type="float">
            <text:p>891</text:p>
          </table:table-cell>
          <table:table-cell table:number-columns-repeated="1020"/>
        </table:table-row>
      </table:table>
      <table:table table:name="Pivot Table_train_3" table:style-name="ta1">
        <table:table-column table:style-name="co14" table:default-cell-style-name="ce4"/>
        <table:table-column table:style-name="co20" table:default-cell-style-name="ce22"/>
        <table:table-column table:style-name="co15" table:default-cell-style-name="ce9"/>
        <table:table-column table:style-name="co16" table:default-cell-style-name="ce14"/>
        <table:table-column table:style-name="co17" table:default-cell-style-name="Default"/>
        <table:table-column table:style-name="co18" table:number-columns-repeated="1019" table:default-cell-style-name="Default"/>
        <table:table-row table:style-name="ro1">
          <table:table-cell table:style-name="ce17"/>
          <table:table-cell table:style-name="ce20"/>
          <table:table-cell table:style-name="ce7" office:value-type="string" calcext:value-type="string">
            <text:p>Data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3" office:value-type="string" calcext:value-type="string">
            <text:p>Sex</text:p>
          </table:table-cell>
          <table:table-cell table:style-name="ce21" office:value-type="string" calcext:value-type="string">
            <text:p>Pclass</text:p>
          </table:table-cell>
          <table:table-cell table:style-name="ce8" office:value-type="string" calcext:value-type="string">
            <text:p>Sum - Survived</text:p>
          </table:table-cell>
          <table:table-cell table:style-name="ce13" office:value-type="string" calcext:value-type="string">
            <text:p>Count - Surviv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formula="of:=[.C3]/[.D3]" office:value-type="float" office:value="0.968085106382979" calcext:value-type="float">
            <text:p>0.968085106382979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25" office:value-type="float" office:value="2" calcext:value-type="float">
            <text:p>2</text:p>
          </table:table-cell>
          <table:table-cell table:style-name="ce26" office:value-type="float" office:value="70" calcext:value-type="float">
            <text:p>70</text:p>
          </table:table-cell>
          <table:table-cell table:style-name="ce27" office:value-type="float" office:value="76" calcext:value-type="float">
            <text:p>76</text:p>
          </table:table-cell>
          <table:table-cell table:formula="of:=[.C4]/[.D4]" office:value-type="float" office:value="0.921052631578947" calcext:value-type="float">
            <text:p>0.921052631578947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23" office:value-type="float" office:value="3" calcext:value-type="float">
            <text:p>3</text:p>
          </table:table-cell>
          <table:table-cell table:style-name="ce10" office:value-type="float" office:value="72" calcext:value-type="float">
            <text:p>72</text:p>
          </table:table-cell>
          <table:table-cell table:style-name="ce15" office:value-type="float" office:value="144" calcext:value-type="float">
            <text:p>144</text:p>
          </table:table-cell>
          <table:table-cell table:formula="of:=[.C5]/[.D5]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table:formula="of:=[.C6]/[.D6]" office:value-type="float" office:value="0.368852459016393" calcext:value-type="float">
            <text:p>0.368852459016393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25" office:value-type="float" office:value="2" calcext:value-type="float">
            <text:p>2</text:p>
          </table:table-cell>
          <table:table-cell table:style-name="ce26" office:value-type="float" office:value="17" calcext:value-type="float">
            <text:p>17</text:p>
          </table:table-cell>
          <table:table-cell table:style-name="ce27" office:value-type="float" office:value="108" calcext:value-type="float">
            <text:p>108</text:p>
          </table:table-cell>
          <table:table-cell table:formula="of:=[.C7]/[.D7]" office:value-type="float" office:value="0.157407407407407" calcext:value-type="float">
            <text:p>0.157407407407407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23" office:value-type="float" office:value="3" calcext:value-type="float">
            <text:p>3</text:p>
          </table:table-cell>
          <table:table-cell table:style-name="ce10" office:value-type="float" office:value="47" calcext:value-type="float">
            <text:p>47</text:p>
          </table:table-cell>
          <table:table-cell table:style-name="ce15" office:value-type="float" office:value="347" calcext:value-type="float">
            <text:p>347</text:p>
          </table:table-cell>
          <table:table-cell table:formula="of:=[.C8]/[.D8]" office:value-type="float" office:value="0.135446685878963" calcext:value-type="float">
            <text:p>0.135446685878963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otal Result</text:p>
          </table:table-cell>
          <table:table-cell table:style-name="ce24"/>
          <table:table-cell table:style-name="ce11" office:value-type="float" office:value="342" calcext:value-type="float">
            <text:p>342</text:p>
          </table:table-cell>
          <table:table-cell table:style-name="ce16" office:value-type="float" office:value="891" calcext:value-type="float">
            <text:p>891</text:p>
          </table:table-cell>
          <table:table-cell table:number-columns-repeated="1020"/>
        </table:table-row>
      </table:table>
      <table:table table:name="Pivot Table_train_4" table:style-name="ta1">
        <table:table-column table:style-name="co14" table:default-cell-style-name="ce5"/>
        <table:table-column table:style-name="co20" table:default-cell-style-name="ce25"/>
        <table:table-column table:style-name="co21" table:default-cell-style-name="ce25"/>
        <table:table-column table:style-name="co15" table:default-cell-style-name="ce26"/>
        <table:table-column table:style-name="co16" table:default-cell-style-name="ce27"/>
        <table:table-column table:style-name="co17" table:default-cell-style-name="Default"/>
        <table:table-column table:style-name="co18" table:number-columns-repeated="1018" table:default-cell-style-name="Default"/>
        <table:table-row table:style-name="ro1">
          <table:table-cell table:style-name="ce17"/>
          <table:table-cell table:style-name="ce28"/>
          <table:table-cell table:style-name="ce20"/>
          <table:table-cell table:style-name="ce7" office:value-type="string" calcext:value-type="string">
            <text:p>Data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3" office:value-type="string" calcext:value-type="string">
            <text:p>Sex</text:p>
          </table:table-cell>
          <table:table-cell table:style-name="ce21" office:value-type="string" calcext:value-type="string">
            <text:p>Pclass</text:p>
          </table:table-cell>
          <table:table-cell table:style-name="ce21" office:value-type="string" calcext:value-type="string">
            <text:p>PriceGroup</text:p>
          </table:table-cell>
          <table:table-cell table:style-name="ce8" office:value-type="string" calcext:value-type="string">
            <text:p>Sum - Survived</text:p>
          </table:table-cell>
          <table:table-cell table:style-name="ce13" office:value-type="string" calcext:value-type="string">
            <text:p>Count - Survive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emal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20&lt;30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formula="of:=[.D3]/[.E3]" office:value-type="float" office:value="0.833333333333333" calcext:value-type="float">
            <text:p>0.833333333333333</text:p>
          </table:table-cell>
          <table:table-cell table:number-columns-repeated="1018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30+</text:p>
          </table:table-cell>
          <table:table-cell table:style-name="ce10" office:value-type="float" office:value="86" calcext:value-type="float">
            <text:p>86</text:p>
          </table:table-cell>
          <table:table-cell table:style-name="ce15" office:value-type="float" office:value="88" calcext:value-type="float">
            <text:p>88</text:p>
          </table:table-cell>
          <table:table-cell table:formula="of:=[.D4]/[.E4]" office:value-type="float" office:value="0.977272727272727" calcext:value-type="float">
            <text:p>0.977272727272727</text:p>
          </table:table-cell>
          <table:table-cell table:number-columns-repeated="1018"/>
        </table:table-row>
        <table:table-row table:style-name="ro1">
          <table:table-cell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10&lt;20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35" calcext:value-type="float">
            <text:p>35</text:p>
          </table:table-cell>
          <table:table-cell table:formula="of:=[.D5]/[.E5]" office:value-type="float" office:value="0.914285714285714" calcext:value-type="float">
            <text:p>0.9142857142857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0&lt;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[.D6]/[.E6]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30+</text:p>
          </table:table-cell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11" calcext:value-type="float">
            <text:p>11</text:p>
          </table:table-cell>
          <table:table-cell table:formula="of:=[.D7]/[.E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&lt;10</text:p>
          </table:table-cell>
          <table:table-cell table:style-name="ce9" office:value-type="float" office:value="38" calcext:value-type="float">
            <text:p>38</text:p>
          </table:table-cell>
          <table:table-cell table:style-name="ce14" office:value-type="float" office:value="64" calcext:value-type="float">
            <text:p>64</text:p>
          </table:table-cell>
          <table:table-cell table:formula="of:=[.D8]/[.E8]" office:value-type="float" office:value="0.59375" calcext:value-type="float">
            <text:p>0.5937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10&lt;2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formula="of:=[.D9]/[.E9]" office:value-type="float" office:value="0.581395348837209" calcext:value-type="float">
            <text:p>0.58139534883720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0&lt;3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D10]/[.E10]" office:value-type="float" office:value="0.333333333333333" calcext:value-type="float">
            <text:p>0.333333333333333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23"/>
          <table:table-cell table:style-name="ce23" office:value-type="string" calcext:value-type="string">
            <text:p>30+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formula="of:=[.D11]/[.E11]" office:value-type="float" office:value="0.125" calcext:value-type="float">
            <text:p>0.12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l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&lt;10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formula="of:=[.D12]/[.E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0&lt;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D13]/[.E13]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30+</text:p>
          </table:table-cell>
          <table:table-cell table:style-name="ce10" office:value-type="float" office:value="33" calcext:value-type="float">
            <text:p>33</text:p>
          </table:table-cell>
          <table:table-cell table:style-name="ce15" office:value-type="float" office:value="86" calcext:value-type="float">
            <text:p>86</text:p>
          </table:table-cell>
          <table:table-cell table:formula="of:=[.D14]/[.E14]" office:value-type="float" office:value="0.383720930232558" calcext:value-type="float">
            <text:p>0.383720930232558</text:p>
          </table:table-cell>
          <table:table-cell table:number-columns-repeated="1018"/>
        </table:table-row>
        <table:table-row table:style-name="ro1">
          <table:table-cell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&lt;10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formula="of:=[.D15]/[.E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10&lt;2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[.D16]/[.E16]" office:value-type="float" office:value="0.158730158730159" calcext:value-type="float">
            <text:p>0.15873015873015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0&lt;3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D17]/[.E17]" office:value-type="float" office:value="0.16" calcext:value-type="float">
            <text:p>0.16</text:p>
          </table:table-cell>
          <table:table-cell table:number-columns-repeated="1018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30+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float" office:value="14" calcext:value-type="float">
            <text:p>14</text:p>
          </table:table-cell>
          <table:table-cell table:formula="of:=[.D18]/[.E18]" office:value-type="float" office:value="0.214285714285714" calcext:value-type="float">
            <text:p>0.214285714285714</text:p>
          </table:table-cell>
          <table:table-cell table:number-columns-repeated="1018"/>
        </table:table-row>
        <table:table-row table:style-name="ro1">
          <table:table-cell/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&lt;10</text:p>
          </table:table-cell>
          <table:table-cell table:style-name="ce9" office:value-type="float" office:value="29" calcext:value-type="float">
            <text:p>29</text:p>
          </table:table-cell>
          <table:table-cell table:style-name="ce14" office:value-type="float" office:value="260" calcext:value-type="float">
            <text:p>260</text:p>
          </table:table-cell>
          <table:table-cell table:formula="of:=[.D19]/[.E19]" office:value-type="float" office:value="0.111538461538462" calcext:value-type="float">
            <text:p>0.11153846153846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10&lt;2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[.D20]/[.E20]" office:value-type="float" office:value="0.236842105263158" calcext:value-type="float">
            <text:p>0.23684210526315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0&lt;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21]/[.E21]" office:value-type="float" office:value="0.125" calcext:value-type="float">
            <text:p>0.125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23"/>
          <table:table-cell table:style-name="ce23" office:value-type="string" calcext:value-type="string">
            <text:p>30+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25" calcext:value-type="float">
            <text:p>25</text:p>
          </table:table-cell>
          <table:table-cell table:formula="of:=[.D22]/[.E22]" office:value-type="float" office:value="0.24" calcext:value-type="float">
            <text:p>0.24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otal Result</text:p>
          </table:table-cell>
          <table:table-cell table:style-name="ce29"/>
          <table:table-cell table:style-name="ce24"/>
          <table:table-cell table:style-name="ce11" office:value-type="float" office:value="342" calcext:value-type="float">
            <text:p>342</text:p>
          </table:table-cell>
          <table:table-cell table:style-name="ce16" office:value-type="float" office:value="891" calcext:value-type="float">
            <text:p>891</text:p>
          </table:table-cell>
          <table:table-cell table:number-columns-repeated="1019"/>
        </table:table-row>
      </table:table>
      <table:named-expressions/>
      <table:data-pilot-tables>
        <table:data-pilot-table table:name="DataPilot1" table:application-data="" table:target-range-address="'Pivot Table_train_1'.A1:'Pivot Table_train_1'.C5" table:buttons="'Pivot Table_train_1'.A2 'Pivot Table_train_1'.B1" table:show-filter-button="false" table:drill-down-on-double-click="false">
          <table:source-cell-range table:cell-range-address="train.A1:train.L89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Pivot Table_train_2'.A1:'Pivot Table_train_2'.D7" table:buttons="'Pivot Table_train_2'.A2 'Pivot Table_train_2'.B2 'Pivot Table_train_2'.C1" table:show-filter-button="false" table:drill-down-on-double-click="false">
          <table:source-cell-range table:cell-range-address="train.A1:train.M89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group" table:orientation="row" table:used-hierarchy="0" table:function="auto">
            <table:data-pilot-level table:show-empty="false" calcext:repeat-item-labels="false">
              <table:data-pilot-members>
                <table:data-pilot-member table:name="adult" table:display="true" table:show-details="true"/>
                <table:data-pilot-member table:name="chil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Pivot Table_train_3'.A1:'Pivot Table_train_3'.D9" table:buttons="'Pivot Table_train_3'.A2 'Pivot Table_train_3'.B2 'Pivot Table_train_3'.C1" table:show-filter-button="false" table:drill-down-on-double-click="false">
          <table:source-cell-range table:cell-range-address="train.A1:train.M89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clas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-1" table:function="count">
            <table:data-pilot-level calcext:repeat-item-labels="false"/>
          </table:data-pilot-field>
        </table:data-pilot-table>
        <table:data-pilot-table table:name="DataPilot4" table:application-data="" table:target-range-address="'Pivot Table_train_4'.A1:'Pivot Table_train_4'.E23" table:buttons="'Pivot Table_train_4'.A2 'Pivot Table_train_4'.B2 'Pivot Table_train_4'.C2 'Pivot Table_train_4'.D1" table:show-filter-button="false" table:drill-down-on-double-click="false">
          <table:source-cell-range table:cell-range-address="train.A1:train.N89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clas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Group" table:orientation="row" table:used-hierarchy="0" table:function="auto">
            <table:data-pilot-level table:show-empty="false" calcext:repeat-item-labels="false">
              <table:data-pilot-members>
                <table:data-pilot-member table:name="&lt;10" table:display="true" table:show-details="true"/>
                <table:data-pilot-member table:name="10&lt;20" table:display="true" table:show-details="true"/>
                <table:data-pilot-member table:name="20&lt;30" table:display="true" table:show-details="true"/>
                <table:data-pilot-member table:name="30+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9:29:01.6590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20:02:49.130304000</dc:date>
    <meta:editing-duration>PT39M26S</meta:editing-duration>
    <meta:editing-cycles>10</meta:editing-cycles>
    <meta:generator>LibreOffice/5.2.1.2$MacOSX_X86_64 LibreOffice_project/31dd62db80d4e60af04904455ec9c9219178d620</meta:generator>
    <meta:document-statistic meta:table-count="5" meta:cell-count="11794" meta:object-count="0"/>
  </office:meta>
</office:document-meta>
</file>